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centPageload-P12707584-2022-01-30T18-07-54--2022-02-10T10-37-56" table:style-name="ta1">
        <table:table-column table:style-name="co1" table:number-columns-repeated="2" table:default-cell-style-name="ce1"/>
        <table:table-column table:style-name="co1" table:number-columns-repeated="1022" table:default-cell-style-name="Default"/>
        <table:table-row table:style-name="ro1">
          <table:table-cell table:style-name="Default" office:value-type="string" calcext:value-type="string">
            <text:p>Recent Pageload Activity Sushi Founder 18:07:54 Sun 30th January — 10:37:56 Thu 10th February, 2022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ost Name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Visitor Label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Referring Link</text:p>
          </table:table-cell>
          <table:table-cell office:value-type="string" calcext:value-type="string">
            <text:p>Search Keyword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oogle Ranking</text:p>
          </table:table-cell>
          <table:table-cell office:value-type="string" calcext:value-type="string">
            <text:p>Original Li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3:33:4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Acapulco De Juarez, Guerrero, Mexico</text:p>
          </table:table-cell>
          <table:table-cell office:value-type="string" calcext:value-type="string">
            <text:p>izzi</text:p>
          </table:table-cell>
          <table:table-cell office:value-type="string" calcext:value-type="string">
            <text:p>187.252.16.1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3:33:0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Acapulco De Juarez, Guerrero, Mexico</text:p>
          </table:table-cell>
          <table:table-cell office:value-type="string" calcext:value-type="string">
            <text:p>izzi</text:p>
          </table:table-cell>
          <table:table-cell office:value-type="string" calcext:value-type="string">
            <text:p>187.252.16.1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8:13:4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Aguadilla, Puerto Rico</text:p>
          </table:table-cell>
          <table:table-cell office:value-type="string" calcext:value-type="string">
            <text:p>Liberty Cablevision of Puerto Rico</text:p>
          </table:table-cell>
          <table:table-cell office:value-type="string" calcext:value-type="string">
            <text:p>24.50.225.58</text:p>
          </table:table-cell>
          <table:table-cell/>
          <table:table-cell office:value-type="string" calcext:value-type="string">
            <text:p>https://sushifounder.com/?fbclid=IwAR0aqGVogJ8mI_XouoMvtdFyUn80J0Bkt5sJnmdLsLMaKQGovBg5rDoz5sI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8:13:4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720x1560</text:p>
          </table:table-cell>
          <table:table-cell office:value-type="string" calcext:value-type="string">
            <text:p>Aguadilla, Puerto Rico</text:p>
          </table:table-cell>
          <table:table-cell office:value-type="string" calcext:value-type="string">
            <text:p>Liberty Cablevision of Puerto Rico</text:p>
          </table:table-cell>
          <table:table-cell office:value-type="string" calcext:value-type="string">
            <text:p>24.50.225.58</text:p>
          </table:table-cell>
          <table:table-cell/>
          <table:table-cell office:value-type="string" calcext:value-type="string">
            <text:p>https://sushifounder.com/?fbclid=IwAR0aqGVogJ8mI_XouoMvtdFyUn80J0Bkt5sJnmdLsLMaKQGovBg5rDoz5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1:34:3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20</text:p>
          </table:table-cell>
          <table:table-cell office:value-type="string" calcext:value-type="string">
            <text:p>Aguascalientes, Mexico</text:p>
          </table:table-cell>
          <table:table-cell office:value-type="string" calcext:value-type="string">
            <text:p>Telmex</text:p>
          </table:table-cell>
          <table:table-cell office:value-type="string" calcext:value-type="string">
            <text:p>187.232.211.22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1aR6bz-TBngGm2pOz6-L24s4N8e-DuieliUwSnYgkEu369oHpmxac-0E8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5:29:1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Aguascalientes, Mexico</text:p>
          </table:table-cell>
          <table:table-cell office:value-type="string" calcext:value-type="string">
            <text:p>Telmex</text:p>
          </table:table-cell>
          <table:table-cell office:value-type="string" calcext:value-type="string">
            <text:p>187.232.23.231</text:p>
          </table:table-cell>
          <table:table-cell/>
          <table:table-cell office:value-type="string" calcext:value-type="string">
            <text:p>https://sushifounder.com/?fbclid=PAAaauC_5ZW1sO803KNBBLMF11BtyTjVTQppBag_hjJWciqI2c0tst91-0l38_aem_ASHukwhNO7GS7HEQaT2xuu3qhMpJOezjQuGFjaVlAX3Y9il1YU1Ohy-vvrkwckDp8fMYitsCh4nBiWGX_IF3dMo7uKfsFli-kacstzpSnkubwgWvbJtk1t-35l1knsZGc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0:20:5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20</text:p>
          </table:table-cell>
          <table:table-cell office:value-type="string" calcext:value-type="string">
            <text:p>Aguascalientes, Mexico</text:p>
          </table:table-cell>
          <table:table-cell office:value-type="string" calcext:value-type="string">
            <text:p>Telmex</text:p>
          </table:table-cell>
          <table:table-cell office:value-type="string" calcext:value-type="string">
            <text:p>187.232.223.172</text:p>
          </table:table-cell>
          <table:table-cell/>
          <table:table-cell office:value-type="string" calcext:value-type="string">
            <text:p>https://sushifounder.com/?fbclid=IwAR0i-5ID4bme8aXG0lJ47qcXddys8eXF7igEN7wXe3kQLM_39QMiAcX_kAQ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9:16:1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Alaquas, Comunidad Valenciana, Spain</text:p>
          </table:table-cell>
          <table:table-cell office:value-type="string" calcext:value-type="string">
            <text:p>Vodafone Spain</text:p>
          </table:table-cell>
          <table:table-cell office:value-type="string" calcext:value-type="string">
            <text:p>79.109.206.92</text:p>
          </table:table-cell>
          <table:table-cell/>
          <table:table-cell office:value-type="string" calcext:value-type="string">
            <text:p>https://sushifounder.com/?fbclid=PAAaaH58K5FwwBQo1QXKlLZvaKTZQpSQrH5RfoSvM9DM75CSv8MIhy7qd2QEM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0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Altoona, Iowa, 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95.117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qg_lK0GFUDEtiCFCr3xgludeJBEn5_NVRussNunhQW-hkFWwmO6spuwE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1:41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480</text:p>
          </table:table-cell>
          <table:table-cell office:value-type="string" calcext:value-type="string">
            <text:p>Altoona, Iowa, 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95.11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08m0GmTpAkr021nKGCk2UEILoNRQ7BA5a2nlMUXWd_I6g67vOJYHq52og</text:p>
          </table:table-cell>
          <table:table-cell office:value-type="string" calcext:value-type="string">
            <text:p>http://m.facebook.com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1:41:45</text:p>
          </table:table-cell>
          <table:table-cell office:value-type="string" calcext:value-type="string">
            <text:p>Safari 13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Altoona, Iowa, 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95.19</text:p>
          </table:table-cell>
          <table:table-cell/>
          <table:table-cell office:value-type="string" calcext:value-type="string">
            <text:p>https://sushifounder.com/?fbclid=IwAR2rm1x6gwgBsH6l-1yMBrsGZ0uqiJigFlJ-2ZM5u0zRyKho_Nocer4C7Ts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0:12:0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Anserma, Risaralda, Colombia</text:p>
          </table:table-cell>
          <table:table-cell office:value-type="string" calcext:value-type="string">
            <text:p>DIRECTV Colombia</text:p>
          </table:table-cell>
          <table:table-cell office:value-type="string" calcext:value-type="string">
            <text:p>177.74.100.7</text:p>
          </table:table-cell>
          <table:table-cell/>
          <table:table-cell office:value-type="string" calcext:value-type="string">
            <text:p>https://sushifounder.com/?fbclid=IwAR1OL7nV7C0pFbxe0qFSFH9vDh3PJFJn9g-qlpuhvaiPR2aq_OO_FHLW7V4#casa_o_negoc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9:52:5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Anserma, Risaralda, Colombia</text:p>
          </table:table-cell>
          <table:table-cell office:value-type="string" calcext:value-type="string">
            <text:p>DIRECTV Colombia</text:p>
          </table:table-cell>
          <table:table-cell office:value-type="string" calcext:value-type="string">
            <text:p>177.74.100.11</text:p>
          </table:table-cell>
          <table:table-cell/>
          <table:table-cell office:value-type="string" calcext:value-type="string">
            <text:p>https://sushifounder.com/?fbclid=IwAR1OL7nV7C0pFbxe0qFSFH9vDh3PJFJn9g-qlpuhvaiPR2aq_OO_FHLW7V4#casa_o_negoc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6:22:5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60</text:p>
          </table:table-cell>
          <table:table-cell office:value-type="string" calcext:value-type="string">
            <text:p>Antofagasta, Chile</text:p>
          </table:table-cell>
          <table:table-cell office:value-type="string" calcext:value-type="string">
            <text:p>WOM Chile</text:p>
          </table:table-cell>
          <table:table-cell office:value-type="string" calcext:value-type="string">
            <text:p>201.219.239.46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6:21:0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60</text:p>
          </table:table-cell>
          <table:table-cell office:value-type="string" calcext:value-type="string">
            <text:p>Antofagasta, Chile</text:p>
          </table:table-cell>
          <table:table-cell office:value-type="string" calcext:value-type="string">
            <text:p>WOM Chile</text:p>
          </table:table-cell>
          <table:table-cell office:value-type="string" calcext:value-type="string">
            <text:p>201.219.239.46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2:53:0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60</text:p>
          </table:table-cell>
          <table:table-cell office:value-type="string" calcext:value-type="string">
            <text:p>Antofagasta, Chile</text:p>
          </table:table-cell>
          <table:table-cell office:value-type="string" calcext:value-type="string">
            <text:p>WOM Chile</text:p>
          </table:table-cell>
          <table:table-cell office:value-type="string" calcext:value-type="string">
            <text:p>201.219.239.62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PAAaaEyYhRJ7DyqVkDYxstX6_DXOHb3yvuEGLXcHbpFwwvhtf1W_mxcckojwg&amp;external_browser_redirect=true</text:p>
          </table:table-cell>
          <table:table-cell office:value-type="string" calcext:value-type="string">
            <text:p>http://instagram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10</text:p>
          </table:table-cell>
          <table:table-cell office:value-type="string" calcext:value-type="string">
            <text:p>08:15:0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80</text:p>
          </table:table-cell>
          <table:table-cell office:value-type="string" calcext:value-type="string">
            <text:p>Arequipa, Peru</text:p>
          </table:table-cell>
          <table:table-cell office:value-type="string" calcext:value-type="string">
            <text:p>Telefonica del Peru</text:p>
          </table:table-cell>
          <table:table-cell office:value-type="string" calcext:value-type="string">
            <text:p>190.239.90.29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android-app://org.telegram.messenge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10</text:p>
          </table:table-cell>
          <table:table-cell office:value-type="string" calcext:value-type="string">
            <text:p>07:47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80</text:p>
          </table:table-cell>
          <table:table-cell office:value-type="string" calcext:value-type="string">
            <text:p>Arequipa, Peru</text:p>
          </table:table-cell>
          <table:table-cell office:value-type="string" calcext:value-type="string">
            <text:p>Telefonica del Peru</text:p>
          </table:table-cell>
          <table:table-cell office:value-type="string" calcext:value-type="string">
            <text:p>190.239.90.29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android-app://org.telegram.messenge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0:43:53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200.73.129.100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2:51:4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67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ovistar Argentina</text:p>
          </table:table-cell>
          <table:table-cell office:value-type="string" calcext:value-type="string">
            <text:p>186.143.165.213</text:p>
          </table:table-cell>
          <table:table-cell/>
          <table:table-cell office:value-type="string" calcext:value-type="string">
            <text:p>https://sushifounder.com/?fbclid=IwAR18pxNOPOKrRoABZSh59JPw2Nf9s-LcKlpdCrim-uEGRNRcpy2PdRKpvd4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7:55:3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60</text:p>
          </table:table-cell>
          <table:table-cell office:value-type="string" calcext:value-type="string">
            <text:p>Arica, Chile</text:p>
          </table:table-cell>
          <table:table-cell office:value-type="string" calcext:value-type="string">
            <text:p>Movistar Fibra</text:p>
          </table:table-cell>
          <table:table-cell office:value-type="string" calcext:value-type="string">
            <text:p>152.173.136.186</text:p>
          </table:table-cell>
          <table:table-cell/>
          <table:table-cell office:value-type="string" calcext:value-type="string">
            <text:p>https://sushifounder.com/?fbclid=IwAR3-DMc3j2JZTIgOXczd2DIc3JyRK9stjw40Yrc1IslE0HdMHrSs9TC7KgA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8:56:3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80</text:p>
          </table:table-cell>
          <table:table-cell office:value-type="string" calcext:value-type="string">
            <text:p>Asunción, Paraguay</text:p>
          </table:table-cell>
          <table:table-cell office:value-type="string" calcext:value-type="string">
            <text:p>Personal Paraguay</text:p>
          </table:table-cell>
          <table:table-cell office:value-type="string" calcext:value-type="string">
            <text:p>181.94.244.146</text:p>
          </table:table-cell>
          <table:table-cell/>
          <table:table-cell office:value-type="string" calcext:value-type="string">
            <text:p>https://sushifounder.com/?fbclid=PAAabe7O3WID_AJgF5TD0OdNwmlIb_4Wibd-nT_oYoRuv3pCoCIIOjEtJXROw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6:12:3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46</text:p>
          </table:table-cell>
          <table:table-cell office:value-type="string" calcext:value-type="string">
            <text:p>Asunción, Paraguay</text:p>
          </table:table-cell>
          <table:table-cell office:value-type="string" calcext:value-type="string">
            <text:p>Personal Paraguay</text:p>
          </table:table-cell>
          <table:table-cell office:value-type="string" calcext:value-type="string">
            <text:p>181.94.224.240</text:p>
          </table:table-cell>
          <table:table-cell/>
          <table:table-cell office:value-type="string" calcext:value-type="string">
            <text:p>https://sushifounder.com/?fbclid=PAAaY7JQ5nfao3wFG7VG0M1EGuE-zufrKXbgIRBeFVZ2miclTJmN4ssGHhL40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09:2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arcelona, Anzoategui, Venezuela</text:p>
          </table:table-cell>
          <table:table-cell office:value-type="string" calcext:value-type="string">
            <text:p>Corporacion Telemic C.A.</text:p>
          </table:table-cell>
          <table:table-cell office:value-type="string" calcext:value-type="string">
            <text:p>181.208.75.114</text:p>
          </table:table-cell>
          <table:table-cell/>
          <table:table-cell office:value-type="string" calcext:value-type="string">
            <text:p>https://sushifounder.com/?fbclid=PAAabmYO9PIIQ9aEK2PokAlS2n2g1Gnk97dVNj9sijqDcGiutvzb4cQTW4tJU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2:47:59</text:p>
          </table:table-cell>
          <table:table-cell table:number-columns-repeated="2" office:value-type="string" calcext:value-type="string">
            <text:p>Android</text:p>
          </table:table-cell>
          <table:table-cell office:value-type="string" calcext:value-type="string">
            <text:p>800x1280</text:p>
          </table:table-cell>
          <table:table-cell office:value-type="string" calcext:value-type="string">
            <text:p>Barcelona, Catalonia, Spain</text:p>
          </table:table-cell>
          <table:table-cell office:value-type="string" calcext:value-type="string">
            <text:p>Telefonica de Espana</text:p>
          </table:table-cell>
          <table:table-cell office:value-type="string" calcext:value-type="string">
            <text:p>88.1.50.173</text:p>
          </table:table-cell>
          <table:table-cell/>
          <table:table-cell office:value-type="string" calcext:value-type="string">
            <text:p>https://sushifounder.com/?fbclid=PAAaZJaJHBksSbNd6wC2Lyn7bBBKmXa6RReMg_uwxnMW3IXhjyLZKeq1Tj6QU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2:35:5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Barquisimeto, Lara, Venezuela</text:p>
          </table:table-cell>
          <table:table-cell office:value-type="string" calcext:value-type="string">
            <text:p>Telefonica Venezolana</text:p>
          </table:table-cell>
          <table:table-cell office:value-type="string" calcext:value-type="string">
            <text:p>186.24.60.1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7:11:0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Barquisimeto, Lara, Venezuela</text:p>
          </table:table-cell>
          <table:table-cell office:value-type="string" calcext:value-type="string">
            <text:p>Suministros Obras Y Sistemas, C.a.</text:p>
          </table:table-cell>
          <table:table-cell office:value-type="string" calcext:value-type="string">
            <text:p>45.185.148.57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00:20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Barquisimeto, Lara, Venezuela</text:p>
          </table:table-cell>
          <table:table-cell office:value-type="string" calcext:value-type="string">
            <text:p>Telefonica Venezolana</text:p>
          </table:table-cell>
          <table:table-cell office:value-type="string" calcext:value-type="string">
            <text:p>186.24.60.61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3:33:3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Barranquilla, Atlantico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91.95.25.109</text:p>
          </table:table-cell>
          <table:table-cell/>
          <table:table-cell office:value-type="string" calcext:value-type="string">
            <text:p>https://sushifounder.com/?fbclid=IwAR1Si6fl_3-jWpSMlYJ6LqhIY0KLcCFO5b5V7_T3NlXd_CoFsChltB25cRA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44:3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712</text:p>
          </table:table-cell>
          <table:table-cell office:value-type="string" calcext:value-type="string">
            <text:p>Bayamon, Puerto Rico</text:p>
          </table:table-cell>
          <table:table-cell office:value-type="string" calcext:value-type="string">
            <text:p>Claro Puerto Rico</text:p>
          </table:table-cell>
          <table:table-cell office:value-type="string" calcext:value-type="string">
            <text:p>72.50.0.2</text:p>
          </table:table-cell>
          <table:table-cell/>
          <table:table-cell office:value-type="string" calcext:value-type="string">
            <text:p>https://sushifounder.com/?fbclid=IwAR04Z0fHHEmk1YxBTcvSQPLBNViFIrjLgSUpbKmxAfkonIh0S4k-yJm8hvY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9</text:p>
          </table:table-cell>
          <table:table-cell office:value-type="string" calcext:value-type="string">
            <text:p>19:17:34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8.37.110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9</text:p>
          </table:table-cell>
          <table:table-cell office:value-type="string" calcext:value-type="string">
            <text:p>19:14:18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8.37.110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9</text:p>
          </table:table-cell>
          <table:table-cell office:value-type="string" calcext:value-type="string">
            <text:p>18:54:37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8.37.110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9</text:p>
          </table:table-cell>
          <table:table-cell office:value-type="string" calcext:value-type="string">
            <text:p>18:52:34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8.37.110</text:p>
          </table:table-cell>
          <table:table-cell/>
          <table:table-cell office:value-type="string" calcext:value-type="string">
            <text:p>https://sushifounder.com/?gtm_debug=1644450748086</text:p>
          </table:table-cell>
          <table:table-cell office:value-type="string" calcext:value-type="string">
            <text:p>https://tagassistant.google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8</text:p>
          </table:table-cell>
          <table:table-cell office:value-type="string" calcext:value-type="string">
            <text:p>12:34:24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8</text:p>
          </table:table-cell>
          <table:table-cell office:value-type="string" calcext:value-type="string">
            <text:p>12:24:54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y1MZysWgqZd6vgD-ZzR4VNDdi9V6tk3o5zBLuPwxk4yy5kmucU42W2OiKQ5C-K8PeQq_FJ3cVYsKGmG3_4jvxkpsKiekrCK85S9bTDS1vLbLr2rck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8</text:p>
          </table:table-cell>
          <table:table-cell office:value-type="string" calcext:value-type="string">
            <text:p>12:24:16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ztLe7rJIvkRoX2_NWyrv8PkGKQSaPamoepbT1R7bdKDmRKgVEW_qHhkpysDLJGVdg4xDpz21yJYkZCLB9OHsUH4MagSY3Uf9amIDgZnKuNJ0K8rFw&amp;location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2:21:0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200.122.226.4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2:20:4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200.122.226.4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8:43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91.95.164.106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0JEiskMiyOiDsAEtrmHymTMa9dNuJs4NO7tU-Ppsw3p6n3EvoYeJfNSOw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2022-02-07</text:p>
          </table:table-cell>
          <table:table-cell office:value-type="string" calcext:value-type="string">
            <text:p>21:40:50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7</text:p>
          </table:table-cell>
          <table:table-cell office:value-type="string" calcext:value-type="string">
            <text:p>21:40:32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7</text:p>
          </table:table-cell>
          <table:table-cell office:value-type="string" calcext:value-type="string">
            <text:p>20:12:20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7</text:p>
          </table:table-cell>
          <table:table-cell office:value-type="string" calcext:value-type="string">
            <text:p>20:10:03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5:55:53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90x844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iCloud Private Relay</text:p>
          </table:table-cell>
          <table:table-cell office:value-type="string" calcext:value-type="string">
            <text:p>172.225.238.104</text:p>
          </table:table-cell>
          <table:table-cell/>
          <table:table-cell office:value-type="string" calcext:value-type="string">
            <text:p>https://www.sushifounder.com/</text:p>
          </table:table-cell>
          <table:table-cell office:value-type="string" calcext:value-type="string">
            <text:p>https://www.google.com.co/</text:p>
          </table:table-cell>
          <table:table-cell office:value-type="string" calcext:value-type="string">
            <text:p>***Encrypted Search***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22:55:0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33:01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32:51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32:27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29:33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x2GZhmt8rwyM0oFaepNsydPoypKOByAVOGIV05YxQfoDeJOklDOI2sv-wIKx3RrwLDCq2DK4hYJJLpGHk12L3Gafhipx74jkie-dm1m70N8asACjQ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27:01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ykmwuHgfFk4IPk_jB_zPrWggvPRMFf7t019Be-jFbKF15NUzDjxQiJ6gsyqXQ4S5dluXY4tpHyItYGP1u_Ladnl0IXPOSDvsBaaHxI7acYgkWQ1M4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23:40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zMrHIsFp35SJgnyrr2YWmgKNmaFb6PaT_ejEIbCswwceY6I7ZrY-RkqLz7gpsDNTZ76ZHHwH20KsEUb76PEqxH84fpbr-kDixUq-sWJSCIsr1T5es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20:38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zSMv-gobzagDFqW4sh_1iEBtW7Lok3ij6AVp85m57fdzW4bk3jQbF8TorIczuN0a3O9kfyDg-clEM1u6MWA6h7muxy0rgc-5r3Vn6u3YoUCrPrU_Q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19:32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zs72j2_IDruLhZdpbV4cAbvBnNPwyuRNWRfNRnp8fkfOFZPmj2NpxbEo7ZHkQaoKNozmiBp4YmsQhSf2o3HgswJvxfGPB8c0rOo4QkWfLRzBWb3U4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18:51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xNjqvD1ETD4GY9FDFYv-TliNE09qmB9QmZC-k9StnoLIhMyAv-nINzGxUJQY-MhQ6tMsSm4Ko9kNbZiqwZy8OOvWdQfToMlSoWpFkqSpj52BVWwMQ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18:47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xNjqvD1ETD4GY9FDFYv-TliNE09qmB9QmZC-k9StnoLIhMyAv-nINzGxUJQY-MhQ6tMsSm4Ko9kNbZiqwZy8OOvWdQfToMlSoWpFkqSpj52BVWwMQ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18:05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zsJaB0TKCOmJhwCHS9h5Hd7WikOV4nRezkS7__aYIzzNZk0Khdm-CrjtI-SMwGVZPYWTzni2wEb__2gKnr0iHQBlrwFcS-mg7QUpmWpJ3SXKh0ZFg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15:55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xzAvLBjtnj3AkrpEBNm7etQRswcy48KRPEcT2aJzPfk_ashAEuMnUlEGygs-42Yfu2meNT_EEXCOiKnlS80xF9EGP_gwKp19T78NNFCBMZFD4_wJA&amp;location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9:14:03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8:53:47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business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8:52:52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business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8:51:42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business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8:47:46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business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8:43:17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8:40:54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business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6:52:1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5:32:05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?src=instagram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5:28:17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5:19:42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4</text:p>
          </table:table-cell>
          <table:table-cell office:value-type="string" calcext:value-type="string">
            <text:p>08:33:1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3</text:p>
          </table:table-cell>
          <table:table-cell office:value-type="string" calcext:value-type="string">
            <text:p>19:29:18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37:4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81.249.123.110</text:p>
          </table:table-cell>
          <table:table-cell/>
          <table:table-cell office:value-type="string" calcext:value-type="string">
            <text:p>https://sushifounder.com/?fbclid=IwAR0n6pyXcLZc5MlXypBWL8GQZbPsxzD39gDIBixRdxaxU7_7hcaL0MnQZMI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34:2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81.249.123.110</text:p>
          </table:table-cell>
          <table:table-cell/>
          <table:table-cell office:value-type="string" calcext:value-type="string">
            <text:p>https://sushifounder.com/?fbclid=IwAR0n6pyXcLZc5MlXypBWL8GQZbPsxzD39gDIBixRdxaxU7_7hcaL0MnQZMI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34:1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81.249.123.110</text:p>
          </table:table-cell>
          <table:table-cell/>
          <table:table-cell office:value-type="string" calcext:value-type="string">
            <text:p>https://sushifounder.com/?fbclid=IwAR0n6pyXcLZc5MlXypBWL8GQZbPsxzD39gDIBixRdxaxU7_7hcaL0MnQZMI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32:2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81.249.123.110</text:p>
          </table:table-cell>
          <table:table-cell/>
          <table:table-cell office:value-type="string" calcext:value-type="string">
            <text:p>https://sushifounder.com/?fbclid=IwAR0n6pyXcLZc5MlXypBWL8GQZbPsxzD39gDIBixRdxaxU7_7hcaL0MnQZMI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31:5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81.249.123.110</text:p>
          </table:table-cell>
          <table:table-cell/>
          <table:table-cell office:value-type="string" calcext:value-type="string">
            <text:p>https://sushifounder.com/?fbclid=IwAR0n6pyXcLZc5MlXypBWL8GQZbPsxzD39gDIBixRdxaxU7_7hcaL0MnQZMI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30:0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6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201.245.243.215</text:p>
          </table:table-cell>
          <table:table-cell/>
          <table:table-cell office:value-type="string" calcext:value-type="string">
            <text:p>https://sushifounder.com/?fbclid=PAAabfGrFFKMptTLEOC35M_PbatuteGYP2KqB06xuCtRief-3BXjIeAh5EQTI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25:0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81.249.123.110</text:p>
          </table:table-cell>
          <table:table-cell/>
          <table:table-cell office:value-type="string" calcext:value-type="string">
            <text:p>https://sushifounder.com/?fbclid=IwAR0n6pyXcLZc5MlXypBWL8GQZbPsxzD39gDIBixRdxaxU7_7hcaL0MnQZMI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3</text:p>
          </table:table-cell>
          <table:table-cell office:value-type="string" calcext:value-type="string">
            <text:p>07:02:05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55:20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14:1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13:4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13:4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13:1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12:54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12:5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12:2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12:0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2:09:0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8:2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592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8:24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592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8:1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592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8:1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592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8:0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592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7:2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786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7:0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98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6:0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46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5:1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46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5:1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446x668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2:3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2:2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2:2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52:1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47:0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46:5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44:1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37:3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37:3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37:2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37:0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34:2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18:4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18:3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18:3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18:3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18:2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21:17:3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9:43:4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6.84.22.109</text:p>
          </table:table-cell>
          <table:table-cell/>
          <table:table-cell office:value-type="string" calcext:value-type="string">
            <text:p>https://sushifounder.com/?fbclid=IwAR1QmNF-Mljno1lHDYJxFRA5OQJav40vIPkFy26P4PUMOHiInpRr2cnWWhI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12:49:51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12:47:57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10:24:3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08:12:06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3:13:2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3.13.152</text:p>
          </table:table-cell>
          <table:table-cell/>
          <table:table-cell office:value-type="string" calcext:value-type="string">
            <text:p>https://sushifounder.com/?fbclid=PAAaaUiI3WhGKPYaiil76FvWM5mxKCer4D0hby_59d5Fw47JKxKwDzE1AWj_0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8:09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84x854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91.156.235.200</text:p>
          </table:table-cell>
          <table:table-cell/>
          <table:table-cell office:value-type="string" calcext:value-type="string">
            <text:p>https://sushifounder.com/?fbclid=IwAR2iEIsJpddZdMukSPK0ZZPisEqE0JwIZEnOWLO5P9lcHdF1b4xETzJ8eMg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1:12:10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50:4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49:4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39:5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732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91.95.60.42</text:p>
          </table:table-cell>
          <table:table-cell/>
          <table:table-cell office:value-type="string" calcext:value-type="string">
            <text:p>https://sushifounder.com/?fbclid=IwAR03hVKqTjP5Y7quU46BGr9XNJ_wj1p15hK5Nxc6sJGEIEtDSWDdtWS1ibs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25:0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5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www.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24:2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5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www.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21:5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45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21:4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21:3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21:2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20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45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20:44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20:3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19:3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45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8:3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6:2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6:2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6:2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6:1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5:1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5:1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5:0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4:0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3:5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3:5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3:2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3:2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3:0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3:0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2:4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11:1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9:3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9:2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9:0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9:0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8:4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8:3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8:3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7:1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10:07:1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9:23:4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5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www.sushifounder.com/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20:37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s://sushifounder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8:51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8:46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s://sushifounder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8:40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s://sushifounder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7:45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s://sushifounder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7:39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s://sushifounder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7:1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7:04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7:0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6:5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6:5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6:5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6:4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6:4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5:40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s://sushifounder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5:26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xKPMDclDH-TH-uV7lDRNOsNH6ZmwSlFfpYVEzwU47j9jZUcBCOT58f2xUG0J2t4bt6x3DHiDnFZtmFEBHs2K5LCQGyd7cl5MOZF4WToJOQEKiDI-8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4:4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4:3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4:3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3:45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x3LQ6_N9dR5uTqFd1i2WjrrWqwNtslNelaYndX8L8xLI_hZrBaczEZOPavyK7A3VaBethNf3JhuYm-52aEGJeXPutfib9k1V_hCH4BcjgCiA-o7AY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2:46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s://sushifounder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1:41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s://sushifounder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1:2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ykr5EoD6VM48r-ssMK8J0d_Fize3WD9hEcDMER75D8nmcV_I67mFQAojKoO55spy7G68CL12LbXQkmKSs_pbU1kFD9ZMmKFeyi26hnqndBjs75x6Y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10:14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yjNlXvYzIgG7qOoqsbmkve1U5hLlX6Dhm3_r7OrM--2sq3OL4KDh7WIlgJ-A0Uu8d_xz3yWHiY4KJe0jQz5E2HW3CJF5XpufE9_nOY4xDiEBEFHhg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9:29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wDAY3XA9oZpXHc5nVk4NzjVuLYBOUUFIr0M6kh94R-63ME1tbMcY4EabOmyGWM5XFOWtLwuBzcOp3vGhtLjxSH_bQYTvsgUyaw02XJ-7n8bb7m5vY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8:53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yeer24Imbb1y4u2JEJZlsCvKghOtu5cmJzh1JbCImUJh0MVzzHF3B-HbvjJyEF5erjtK1SAWFoJLPBhBbkPT3i7WykswNeP97b8VSXQOOWA5adDWA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8:42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8:2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8:0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7:5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6:1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zBE7dwSVn7l7X6_NgLhwfrGdgmryDU7j1iYP9p4DeZh2u9YyS-_h2EbdoDq78BF8L6bePAmMfZAzVvVTivWTDn3ok1rCR-YUwDCUzVo4fhdmpUfDs&amp;location=0&amp;authuser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5:41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4:45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optimize.google.com/optimize/opt-launch.html?goptedit=ADmvj8xXNMWO8kl38bDw8YAcJvgMu9vtUWojTL3bwJ0nESBOVqRsaK4cvGalA-OO9t-3ZDJQdVUKwWf5ZPlxWuj5Cc7cuwQ9AQNfvKo44DoVpJ-ZLFs9E4Q&amp;location=0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3:0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3:0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2:5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2:1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1:5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1:4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1:2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1:1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rati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0:2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0:1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pata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0:1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9:00:0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9:2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9:2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9:1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8:2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8:2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8:2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7:4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7:4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#casa_o_negoci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7:0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6:2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56:2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37:5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37:44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8:37:2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5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www.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36:4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36:2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36:2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35:0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9:30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3:1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3:0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2:27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2:0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1:5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1:4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1:3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1:1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1:08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0:3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0:3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0:1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file:///home/mint/Documents/sushiFounder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00:0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9:4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8:4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8:04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file:///home/mint/Documents/sushiFounder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8:04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file:///home/mint/Documents/sushiFounder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7:2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7:2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4:51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4:0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3:36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3:32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3:10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7:53:09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2:07:16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2:03:12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1:57:25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1:57:17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1:57:12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1:57:06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1:56:39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1:56:3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1:32:33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1</text:p>
          </table:table-cell>
          <table:table-cell office:value-type="string" calcext:value-type="string">
            <text:p>11:29:45</text:p>
          </table:table-cell>
          <table:table-cell office:value-type="string" calcext:value-type="string">
            <text:p>Firefox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0:34:4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57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IFX Corporation</text:p>
          </table:table-cell>
          <table:table-cell office:value-type="string" calcext:value-type="string">
            <text:p>190.60.254.241</text:p>
          </table:table-cell>
          <table:table-cell/>
          <table:table-cell office:value-type="string" calcext:value-type="string">
            <text:p>https://sushifounder.com/?fbclid=IwAR2AaMt6jInuUnYorb44HYRywvXyMEfKRtx1Jqbtqq_RbjJuOhSn3O1smbs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0:32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57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IFX Corporation</text:p>
          </table:table-cell>
          <table:table-cell office:value-type="string" calcext:value-type="string">
            <text:p>190.60.254.241</text:p>
          </table:table-cell>
          <table:table-cell/>
          <table:table-cell office:value-type="string" calcext:value-type="string">
            <text:p>https://sushifounder.com/?fbclid=IwAR2AaMt6jInuUnYorb44HYRywvXyMEfKRtx1Jqbtqq_RbjJuOhSn3O1smbs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30:5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30:4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30:2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6:2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5:3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473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5:2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473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5:2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473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5:1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473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5:0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473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4:4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4:3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4:3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4:1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4:1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4:1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4:1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3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3:4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21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2:3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2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2:2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2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1:5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2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1:3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25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1:2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1:1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1:1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1:1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1:0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1:0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0:5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0:3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0:2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20:1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9:3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9:1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9:1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9:0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8:5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8:4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8:3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8:2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8:1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8:1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8:0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560x693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6:3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6:1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6:1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6:1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6:0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5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5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4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4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4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4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3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2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23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1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5:1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4:4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4:3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4:2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4:1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4:0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5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5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4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4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4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33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2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1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3:0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5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5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4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2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2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1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1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13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2:0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53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5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4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3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2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2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2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1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1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0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1:0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0:5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0:5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0:4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0:3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0:2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0:2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0:1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10:0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5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5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5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4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4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4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3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3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23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2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1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0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9:0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5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5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4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4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3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3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3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2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1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0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8:0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5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4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4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3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3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2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1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0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7:0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6:5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6:4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6:4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6:4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6:3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6:2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6:2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5:5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5:4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5:4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5:1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5:0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4:5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4:5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4:4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4:4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4:2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4:2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4:1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5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5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4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3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3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3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2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2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13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3:1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2:5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2:3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2:3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2:3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2:31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5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4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4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4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3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2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1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0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1:0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0:3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0:35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0:2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0:17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0:13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0:0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1:00:0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0:59:56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0:59:52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table:number-columns-repeated="2" office:value-type="string" calcext:value-type="string">
            <text:p>http://127.0.0.1:5500/deploy/index.html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0:59:43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://127.0.0.1:5500/deploy/index.html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19:01:58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18:09:00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18:08:59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18:07:5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18:07:54</text:p>
          </table:table-cell>
          <table:table-cell office:value-type="string" calcext:value-type="string">
            <text:p>Chrome 9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00x900</text:p>
          </table:table-cell>
          <table:table-cell office:value-type="string" calcext:value-type="string">
            <text:p>Bogota, Distrito Especial, Colomb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186.29.110.165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56:5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Bucaramanga, Santander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90.159.57.85</text:p>
          </table:table-cell>
          <table:table-cell/>
          <table:table-cell office:value-type="string" calcext:value-type="string">
            <text:p>https://sushifounder.com/?fbclid=IwAR3MXsJrhD-bXZ1EbCOIU4OKNusJb3rom2X_T_Av90WLfnGrUz3mjh4TRv4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6:30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Buenos Aires, Argentina</text:p>
          </table:table-cell>
          <table:table-cell office:value-type="string" calcext:value-type="string">
            <text:p>Claro Argentina</text:p>
          </table:table-cell>
          <table:table-cell office:value-type="string" calcext:value-type="string">
            <text:p>181.117.228.20</text:p>
          </table:table-cell>
          <table:table-cell/>
          <table:table-cell office:value-type="string" calcext:value-type="string">
            <text:p>https://sushifounder.com/?fbclid=PAAaaGvj9ZJlx6eBUATPNiX_SiFnoG3w2fYJuZUi3BjCHrIP_2aOmx424wpRs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7:26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Buenos Aires, Distrito Federal, Argentin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200.114.177.195</text:p>
          </table:table-cell>
          <table:table-cell/>
          <table:table-cell office:value-type="string" calcext:value-type="string">
            <text:p>https://sushifounder.com/?fbclid=PAAaayZQIVSCW0j1fOs1JSrf2QrORF7de-a6oqdFY7vpH-Sem7YCx0cpIFrX8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0:21:59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Buenos Aires, Distrito Federal, Argentina</text:p>
          </table:table-cell>
          <table:table-cell office:value-type="string" calcext:value-type="string">
            <text:p>Claro Argentina</text:p>
          </table:table-cell>
          <table:table-cell office:value-type="string" calcext:value-type="string">
            <text:p>186.12.68.123</text:p>
          </table:table-cell>
          <table:table-cell/>
          <table:table-cell office:value-type="string" calcext:value-type="string">
            <text:p>https://sushifounder.com/?fbclid=PAAaY6yc3Q5TayVT8JKyGxMLbYfYWgOGyMDvHYrmA8oFrb2oRMhq5BIjMlqVk_aem_AcUJvhb5iLsp-6zQltyNdfzDa1DV4-0F0EAxjvKoRRygO3XqgwXVvShrWKvoY8P1cu2_ilsfEzH5RSGXcsGADkNCaoqzqRwuLTvUHxq2TbBuEAx9NpJS0JpERGJok1hvCe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3:11:3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uenos Aires, Distrito Federal, Argentina</text:p>
          </table:table-cell>
          <table:table-cell office:value-type="string" calcext:value-type="string">
            <text:p>Telecom Personal</text:p>
          </table:table-cell>
          <table:table-cell office:value-type="string" calcext:value-type="string">
            <text:p>181.13.65.151</text:p>
          </table:table-cell>
          <table:table-cell/>
          <table:table-cell office:value-type="string" calcext:value-type="string">
            <text:p>https://sushifounder.com/?fbclid=PAAaaiKLk7yvKfN2qoUj5_7OvqY8oQWCyI7siYkFYHeh7EcHlmUe-98ZP7lKg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3:10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Buenos Aires, Distrito Federal, Argentina</text:p>
          </table:table-cell>
          <table:table-cell office:value-type="string" calcext:value-type="string">
            <text:p>Telecom Personal</text:p>
          </table:table-cell>
          <table:table-cell office:value-type="string" calcext:value-type="string">
            <text:p>181.13.65.151</text:p>
          </table:table-cell>
          <table:table-cell/>
          <table:table-cell office:value-type="string" calcext:value-type="string">
            <text:p>https://sushifounder.com/?fbclid=PAAaaiKLk7yvKfN2qoUj5_7OvqY8oQWCyI7siYkFYHeh7EcHlmUe-98ZP7lKg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45:2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38</text:p>
          </table:table-cell>
          <table:table-cell office:value-type="string" calcext:value-type="string">
            <text:p>Buenos Aires, Distrito Federal, Argentina</text:p>
          </table:table-cell>
          <table:table-cell office:value-type="string" calcext:value-type="string">
            <text:p>Movistar Argentina</text:p>
          </table:table-cell>
          <table:table-cell office:value-type="string" calcext:value-type="string">
            <text:p>186.143.135.193</text:p>
          </table:table-cell>
          <table:table-cell/>
          <table:table-cell office:value-type="string" calcext:value-type="string">
            <text:p>https://sushifounder.com/?fbclid=IwAR2uzrf183_zLmERsu2hxDEY0i1BlbcnQgwjOHI0ZAg7qgrSYyHB_sPG3cM#casa_o_negocio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44:4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38</text:p>
          </table:table-cell>
          <table:table-cell office:value-type="string" calcext:value-type="string">
            <text:p>Buenos Aires, Distrito Federal, Argentina</text:p>
          </table:table-cell>
          <table:table-cell office:value-type="string" calcext:value-type="string">
            <text:p>Movistar Argentina</text:p>
          </table:table-cell>
          <table:table-cell office:value-type="string" calcext:value-type="string">
            <text:p>186.143.135.193</text:p>
          </table:table-cell>
          <table:table-cell/>
          <table:table-cell office:value-type="string" calcext:value-type="string">
            <text:p>https://sushifounder.com/?fbclid=IwAR2uzrf183_zLmERsu2hxDEY0i1BlbcnQgwjOHI0ZAg7qgrSYyHB_sPG3cM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02:49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Buenos Aires, Distrito Federal, Argentin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190.30.160.116</text:p>
          </table:table-cell>
          <table:table-cell/>
          <table:table-cell office:value-type="string" calcext:value-type="string">
            <text:p>https://sushifounder.com/?fbclid=PAAaalA3O81UXw_aPp4L12mo0cJ706HkEmwMgcXKaxXWx98e6CFedKsN4IIPc_aem_AfpDmtWFsXhUEl4btZ-sg5d4lWD9jipVVSVYClqzNpyrXf6M8qEuVHLCF1wetxE80AbCgrbifM7rfNXgR6ogm9TWK0jlE5JY0mo7lwLPJFM1iI1G78_Q0kcWeveGa4ghi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5:03:5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1</text:p>
          </table:table-cell>
          <table:table-cell office:value-type="string" calcext:value-type="string">
            <text:p>Cabo San Lucas, Baja California Sur, Mexico</text:p>
          </table:table-cell>
          <table:table-cell office:value-type="string" calcext:value-type="string">
            <text:p>Servicio Y Equipo En Telefonia Internet Y Tv S.A.</text:p>
          </table:table-cell>
          <table:table-cell office:value-type="string" calcext:value-type="string">
            <text:p>177.242.92.252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00:36:1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34x854</text:p>
          </table:table-cell>
          <table:table-cell office:value-type="string" calcext:value-type="string">
            <text:p>Cabo San Lucas, Baja California Sur, Mexico</text:p>
          </table:table-cell>
          <table:table-cell office:value-type="string" calcext:value-type="string">
            <text:p>Servicio Y Equipo En Telefonia Internet Y Tv S.A.</text:p>
          </table:table-cell>
          <table:table-cell office:value-type="string" calcext:value-type="string">
            <text:p>177.242.95.251</text:p>
          </table:table-cell>
          <table:table-cell/>
          <table:table-cell office:value-type="string" calcext:value-type="string">
            <text:p>https://sushifounder.com/?fbclid=IwAR1ZH0V6SfWgn440AApfWlT_nQSb39CjIlhNLxxmgHh8TccxBgcB6F7FYzs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6:13:4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Cabudare, Lara, Venezuela</text:p>
          </table:table-cell>
          <table:table-cell office:value-type="string" calcext:value-type="string">
            <text:p>Cantv</text:p>
          </table:table-cell>
          <table:table-cell office:value-type="string" calcext:value-type="string">
            <text:p>190.200.160.110</text:p>
          </table:table-cell>
          <table:table-cell/>
          <table:table-cell office:value-type="string" calcext:value-type="string">
            <text:p>https://sushifounder.com/?fbclid=PAAaZXOujESJUFN1o1iVKe6sdNK9ms2RcQHfZjVRJ68zEBh4rqA-dkUsGOAbI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6:11:0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Cabudare, Lara, Venezuela</text:p>
          </table:table-cell>
          <table:table-cell office:value-type="string" calcext:value-type="string">
            <text:p>Cantv</text:p>
          </table:table-cell>
          <table:table-cell office:value-type="string" calcext:value-type="string">
            <text:p>190.200.160.110</text:p>
          </table:table-cell>
          <table:table-cell/>
          <table:table-cell office:value-type="string" calcext:value-type="string">
            <text:p>https://sushifounder.com/?fbclid=PAAaZXOujESJUFN1o1iVKe6sdNK9ms2RcQHfZjVRJ68zEBh4rqA-dkUsGOAbI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06:38:2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Cagua, Aragua, Venezuela</text:p>
          </table:table-cell>
          <table:table-cell office:value-type="string" calcext:value-type="string">
            <text:p>360NET C.A</text:p>
          </table:table-cell>
          <table:table-cell office:value-type="string" calcext:value-type="string">
            <text:p>45.173.199.158</text:p>
          </table:table-cell>
          <table:table-cell/>
          <table:table-cell office:value-type="string" calcext:value-type="string">
            <text:p>https://sushifounder.com/?fbclid=PAAaYP3-t8I9E2fdg2nV7n6luw3zH08KCoBDXg0RLBklP3FhxiU8B3t9QozGM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5:13:4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Cagua, Aragua, Venezuela</text:p>
          </table:table-cell>
          <table:table-cell office:value-type="string" calcext:value-type="string">
            <text:p>360NET C.A</text:p>
          </table:table-cell>
          <table:table-cell office:value-type="string" calcext:value-type="string">
            <text:p>45.173.199.158</text:p>
          </table:table-cell>
          <table:table-cell/>
          <table:table-cell office:value-type="string" calcext:value-type="string">
            <text:p>https://sushifounder.com/?fbclid=PAAaYmmgVuMd1h-f9EYhNTlj-N7GnmvtCq2btUwCJwyEAOMkaNwEY7GqsAG1M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5:13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Cagua, Aragua, Venezuela</text:p>
          </table:table-cell>
          <table:table-cell office:value-type="string" calcext:value-type="string">
            <text:p>360NET C.A</text:p>
          </table:table-cell>
          <table:table-cell office:value-type="string" calcext:value-type="string">
            <text:p>45.173.199.158</text:p>
          </table:table-cell>
          <table:table-cell/>
          <table:table-cell office:value-type="string" calcext:value-type="string">
            <text:p>https://sushifounder.com/?fbclid=PAAaYmmgVuMd1h-f9EYhNTlj-N7GnmvtCq2btUwCJwyEAOMkaNwEY7GqsAG1M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2:16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Cali, Valle del Cauca, Colombia</text:p>
          </table:table-cell>
          <table:table-cell office:value-type="string" calcext:value-type="string">
            <text:p>Movistar Colombia</text:p>
          </table:table-cell>
          <table:table-cell office:value-type="string" calcext:value-type="string">
            <text:p>161.18.72.9</text:p>
          </table:table-cell>
          <table:table-cell/>
          <table:table-cell office:value-type="string" calcext:value-type="string">
            <text:p>https://sushifounder.com/?fbclid=IwAR3UYxCeVDNRQhMJsiSau49vqflZsjLnmAJHuO2c6j03rzJ4k1Y5Z59UgJo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022-02-09</text:p>
          </table:table-cell>
          <table:table-cell office:value-type="string" calcext:value-type="string">
            <text:p>03:59: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024x768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47.254.40.77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9</text:p>
          </table:table-cell>
          <table:table-cell office:value-type="string" calcext:value-type="string">
            <text:p>03:58:4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024x768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47.254.40.77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3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480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6.220.149.24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0ZickgXNTLIcCKDTfGSnQinapbHzcBHfYb548m74QP9MuvtwSCbsxVXxc</text:p>
          </table:table-cell>
          <table:table-cell office:value-type="string" calcext:value-type="string">
            <text:p>http://m.facebook.com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480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6.220.149.27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1Edk2yPlLQ-ExN2Ocg2h-lyz0Ys684jaMTeuQ4gED5dEWdhBJjYlyElkM</text:p>
          </table:table-cell>
          <table:table-cell office:value-type="string" calcext:value-type="string">
            <text:p>http://m.facebook.com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480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6.220.149.29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UzFgnr-5BV0eg-ctSGpD_XzHRA5nD90AJ69O1v9DM-iOMwgziEOw83ig</text:p>
          </table:table-cell>
          <table:table-cell office:value-type="string" calcext:value-type="string">
            <text:p>http://m.facebook.com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1:41:45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6.220.149.9</text:p>
          </table:table-cell>
          <table:table-cell/>
          <table:table-cell office:value-type="string" calcext:value-type="string">
            <text:p>https://sushifounder.com/?fbclid=IwAR0GQDKWA11HRLIvB3nDxeGxRhQ_gKSoTPbCL8zKeQmjUw0-Bc6VOJ-5qBI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0:03:15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736</text:p>
          </table:table-cell>
          <table:table-cell office:value-type="string" calcext:value-type="string">
            <text:p>Capilla Del Senor, Buenos Aires, Argentina</text:p>
          </table:table-cell>
          <table:table-cell office:value-type="string" calcext:value-type="string">
            <text:p>Globalradio S.A.</text:p>
          </table:table-cell>
          <table:table-cell office:value-type="string" calcext:value-type="string">
            <text:p>200.225.119.36</text:p>
          </table:table-cell>
          <table:table-cell/>
          <table:table-cell office:value-type="string" calcext:value-type="string">
            <text:p>https://sushifounder.com/?fbclid=PAAaaebmqjXFNLLsrhFhy_dT-N2HIU7jJV3dBAkaMN1gSGnYjTo96c0SC6rzQ_aem_ARkFx8xLwgUhRwaWzRfYLI47NssSezENyvoJ2ULNZf1em4zpAzFD14kYuzvQJy-eqKqC0rJ0sRoIPv7Wli92hgRzX6F94U3_LmdnupYR4klfuK0h76DJZYeXeKb_Mo5xk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8:33:3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85x854</text:p>
          </table:table-cell>
          <table:table-cell office:value-type="string" calcext:value-type="string">
            <text:p>Caracas, Distrito Federal, Venezuela</text:p>
          </table:table-cell>
          <table:table-cell office:value-type="string" calcext:value-type="string">
            <text:p>Telefonica Venezolana</text:p>
          </table:table-cell>
          <table:table-cell office:value-type="string" calcext:value-type="string">
            <text:p>186.185.111.45</text:p>
          </table:table-cell>
          <table:table-cell/>
          <table:table-cell office:value-type="string" calcext:value-type="string">
            <text:p>https://sushifounder.com/?fbclid=PAAabzmwyU-RbACb0DioWvyvfNXV3gGnDsGmBpjEGoRrQ1kz5t7xqf8lRPtH4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7:43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Caracas, Distrito Federal, Venezuela</text:p>
          </table:table-cell>
          <table:table-cell office:value-type="string" calcext:value-type="string">
            <text:p>Cantv</text:p>
          </table:table-cell>
          <table:table-cell office:value-type="string" calcext:value-type="string">
            <text:p>190.39.192.123</text:p>
          </table:table-cell>
          <table:table-cell/>
          <table:table-cell office:value-type="string" calcext:value-type="string">
            <text:p>https://sushifounder.com/?fbclid=PAAaY8uAs0n-DzUwEx9eCW6Yuh1cJ-_H0BD_2_T8dX8iRW9_OOxmuf5eMAx10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38:1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Caseros, Buenos Aires, Argentina</text:p>
          </table:table-cell>
          <table:table-cell office:value-type="string" calcext:value-type="string">
            <text:p>Telecom Personal</text:p>
          </table:table-cell>
          <table:table-cell office:value-type="string" calcext:value-type="string">
            <text:p>186.152.209.67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8:40:44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1366x768</text:p>
          </table:table-cell>
          <table:table-cell office:value-type="string" calcext:value-type="string">
            <text:p>Castañuelas, Monte Cristi, Dominican Republic</text:p>
          </table:table-cell>
          <table:table-cell office:value-type="string" calcext:value-type="string">
            <text:p>Mktel Srl</text:p>
          </table:table-cell>
          <table:table-cell office:value-type="string" calcext:value-type="string">
            <text:p>200.39.63.11</text:p>
          </table:table-cell>
          <table:table-cell/>
          <table:table-cell office:value-type="string" calcext:value-type="string">
            <text:p>https://sushifounder.com/?fbclid=IwAR0a5TzIhod-QjxO8RhsErkJgiGKkaYjm6X3OK7rIUw5jg31sM0-cDhpkQM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9:57:0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47</text:p>
          </table:table-cell>
          <table:table-cell office:value-type="string" calcext:value-type="string">
            <text:p>Castilla y Leon, Spain</text:p>
          </table:table-cell>
          <table:table-cell office:value-type="string" calcext:value-type="string">
            <text:p>Vodafone Spain</text:p>
          </table:table-cell>
          <table:table-cell office:value-type="string" calcext:value-type="string">
            <text:p>47.60.42.119</text:p>
          </table:table-cell>
          <table:table-cell/>
          <table:table-cell office:value-type="string" calcext:value-type="string">
            <text:p>https://sushifounder.com/?fbclid=PAAaa5mJyC2adI_UseKKFqL7BhsprKau-wLYLEW8G0rx6lXv6s63xXb4DgEo4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5:26:0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4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8.243.159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0Em_jUbKg7UGvIiVF3NdnMv1eCz8daFoC3BJcxUsDNc-b6gI0GDxD7c1w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5:24:5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4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8.243.159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0Em_jUbKg7UGvIiVF3NdnMv1eCz8daFoC3BJcxUsDNc-b6gI0GDxD7c1w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3:05:4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8.243.159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1SvM12XPZ1-nTROTj0dYJ_bl6TtOnpPh-mTWbg9ZMwrDfQNZXSsVMR5uc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8:37:4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4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8.243.159</text:p>
          </table:table-cell>
          <table:table-cell/>
          <table:table-cell office:value-type="string" calcext:value-type="string">
            <text:p>https://sushifounder.com/?fbclid=IwAR3SqTZnONyHIRYUGXsNQ-Sk3uCRL2-FD3tEaMMe1nbw7SiXayXmGT38gZU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2:19:0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4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9.58.171</text:p>
          </table:table-cell>
          <table:table-cell/>
          <table:table-cell office:value-type="string" calcext:value-type="string">
            <text:p>https://sushifounder.com/?fbclid=IwAR2IZyW0BJs9hbglUQa42-UQYcH8wRCB5tNG3qIsS99VjsIhFone2ci92pk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01:36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9.58.171</text:p>
          </table:table-cell>
          <table:table-cell/>
          <table:table-cell office:value-type="string" calcext:value-type="string">
            <text:p>https://sushifounder.com/?fbclid=IwAR1z2rIjiXdQBOzQSl6h_mM9xIqADYT8OlH9CHWQHyz4BpHNz9kp2EzfUqo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1:00:4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8.243.237</text:p>
          </table:table-cell>
          <table:table-cell/>
          <table:table-cell office:value-type="string" calcext:value-type="string">
            <text:p>https://sushifounder.com/?fbclid=IwAR2pBrCuyXGMylHooc0srnzT8XUyMZJ5LUJB-uv0OGoCFjjD3xcpLvBqctQ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8:26:3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4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8.243.159</text:p>
          </table:table-cell>
          <table:table-cell/>
          <table:table-cell office:value-type="string" calcext:value-type="string">
            <text:p>https://sushifounder.com/?fbclid=IwAR2MIfa4ds6u8KKltBTMRjnc72HXgOM99zQbAevD1iXkZgqYRRCgRDruWNg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8:18:1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40</text:p>
          </table:table-cell>
          <table:table-cell office:value-type="string" calcext:value-type="string">
            <text:p>Chihuahu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8.243.159</text:p>
          </table:table-cell>
          <table:table-cell/>
          <table:table-cell office:value-type="string" calcext:value-type="string">
            <text:p>https://sushifounder.com/?fbclid=IwAR2MIfa4ds6u8KKltBTMRjnc72HXgOM99zQbAevD1iXkZgqYRRCgRDruWNg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Clonee, Meath, Irelan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31.13.127.40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-ugAAoHn25BiV47jU3dekHThCC7cpRlmSIfi0ivXUhdF3ZuC3C9IZAwU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Clonee, Meath, Irelan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31.13.127.40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2E3jIpZKIZunYls1euZOXjHqenldiP38o-fPq1R_NYoBcuV5C94j0URwo</text:p>
          </table:table-cell>
          <table:table-cell office:value-type="string" calcext:value-type="string">
            <text:p>http://m.facebook.com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5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Clonee, Meath, Irelan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31.13.127.30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1i_ZvzZGwOKpao-3Xc_IDZrifRwpL_88lWIprFNV3xu9DpK2FDwtPj8eU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5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Clonee, Meath, Irelan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31.13.127.10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y9NTt8bE9IGa2WEx6OpHlualOaSyyY1VwF3yGReo2OXKrHesaIzLJiUU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5:20:3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760x360</text:p>
          </table:table-cell>
          <table:table-cell office:value-type="string" calcext:value-type="string">
            <text:p>Cochabamba, Bolivia</text:p>
          </table:table-cell>
          <table:table-cell office:value-type="string" calcext:value-type="string">
            <text:p>Entel Bolivia</text:p>
          </table:table-cell>
          <table:table-cell office:value-type="string" calcext:value-type="string">
            <text:p>181.115.166.174</text:p>
          </table:table-cell>
          <table:table-cell/>
          <table:table-cell office:value-type="string" calcext:value-type="string">
            <text:p>https://sushifounder.com/?fbclid=IwAR35PcjmNzY_On4qvtY5Jcu13kNs2AYJWjEX3hy6t7IhVfnFv_QAFyjZ1Qk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20:43:4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729</text:p>
          </table:table-cell>
          <table:table-cell office:value-type="string" calcext:value-type="string">
            <text:p>Colima, Mexico</text:p>
          </table:table-cell>
          <table:table-cell office:value-type="string" calcext:value-type="string">
            <text:p>Telmex</text:p>
          </table:table-cell>
          <table:table-cell office:value-type="string" calcext:value-type="string">
            <text:p>187.144.204.13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2Wkah5VBEVj6ChioKy3X4asu6zprpq39SsthPdU_OkB8KeAVCSovteeaM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1:24:1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91.156.66.145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1-VLwKbUhYgFxfLjlfAeXkm3RcnMBNwN5x6_vzQ3Q8G3PlSMIRO4NgUUA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1:20:1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91.156.66.145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1-VLwKbUhYgFxfLjlfAeXkm3RcnMBNwN5x6_vzQ3Q8G3PlSMIRO4NgUUA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2:02:5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1366x768</text:p>
          </table:table-cell>
          <table:table-cell office:value-type="string" calcext:value-type="string">
            <text:p>Concepcion, Bio-Bio, Chile</text:p>
          </table:table-cell>
          <table:table-cell office:value-type="string" calcext:value-type="string">
            <text:p>Mundo Chile</text:p>
          </table:table-cell>
          <table:table-cell office:value-type="string" calcext:value-type="string">
            <text:p>190.5.39.212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1:45:36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1366x768</text:p>
          </table:table-cell>
          <table:table-cell office:value-type="string" calcext:value-type="string">
            <text:p>Concepcion, Bio-Bio, Chile</text:p>
          </table:table-cell>
          <table:table-cell office:value-type="string" calcext:value-type="string">
            <text:p>Mundo Chile</text:p>
          </table:table-cell>
          <table:table-cell office:value-type="string" calcext:value-type="string">
            <text:p>190.5.39.212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9:42:5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85x854</text:p>
          </table:table-cell>
          <table:table-cell office:value-type="string" calcext:value-type="string">
            <text:p>Concepcion, Bio-Bio, Chile</text:p>
          </table:table-cell>
          <table:table-cell office:value-type="string" calcext:value-type="string">
            <text:p>Movistar Chile</text:p>
          </table:table-cell>
          <table:table-cell office:value-type="string" calcext:value-type="string">
            <text:p>181.160.97.149</text:p>
          </table:table-cell>
          <table:table-cell/>
          <table:table-cell office:value-type="string" calcext:value-type="string">
            <text:p>https://sushifounder.com/?fbclid=IwAR3bLtlVG_-ldmpktvTaBj5T_IrMG8JwdqGZJYC9slRcgX6dhU5dBd4omUU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23:46:07</text:p>
          </table:table-cell>
          <table:table-cell office:value-type="string" calcext:value-type="string">
            <text:p>Chrome for 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Concepcion, Bio-Bio, Chile</text:p>
          </table:table-cell>
          <table:table-cell office:value-type="string" calcext:value-type="string">
            <text:p>Mundo Chile</text:p>
          </table:table-cell>
          <table:table-cell office:value-type="string" calcext:value-type="string">
            <text:p>190.5.39.212</text:p>
          </table:table-cell>
          <table:table-cell/>
          <table:table-cell office:value-type="string" calcext:value-type="string">
            <text:p>https://sushifounder.com/?fbclid=IwAR2nOpq7sLPG0PgsO3Ctclaqz7phAjFT9UmPqGcQ2WjuUzH6EPV9kvP6tyk</text:p>
          </table:table-cell>
          <table:table-cell office:value-type="string" calcext:value-type="string">
            <text:p>https://l.facebook.c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23:45:38</text:p>
          </table:table-cell>
          <table:table-cell office:value-type="string" calcext:value-type="string">
            <text:p>Chrome for 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Concepcion, Bio-Bio, Chile</text:p>
          </table:table-cell>
          <table:table-cell office:value-type="string" calcext:value-type="string">
            <text:p>Mundo Chile</text:p>
          </table:table-cell>
          <table:table-cell office:value-type="string" calcext:value-type="string">
            <text:p>190.5.39.212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23:44:48</text:p>
          </table:table-cell>
          <table:table-cell office:value-type="string" calcext:value-type="string">
            <text:p>Chrome for 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Concepcion, Bio-Bio, Chile</text:p>
          </table:table-cell>
          <table:table-cell office:value-type="string" calcext:value-type="string">
            <text:p>Mundo Chile</text:p>
          </table:table-cell>
          <table:table-cell office:value-type="string" calcext:value-type="string">
            <text:p>190.5.39.212</text:p>
          </table:table-cell>
          <table:table-cell/>
          <table:table-cell office:value-type="string" calcext:value-type="string">
            <text:p>https://sushifounder.com/?fbclid=IwAR0PfE-Mle7POYJHyR5sCSCjCH6NSAJIeq3qpVACil91nNbGp-iHqFg-6o0</text:p>
          </table:table-cell>
          <table:table-cell office:value-type="string" calcext:value-type="string">
            <text:p>https://l.facebook.c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23:43:31</text:p>
          </table:table-cell>
          <table:table-cell office:value-type="string" calcext:value-type="string">
            <text:p>Chrome for 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Concepcion, Bio-Bio, Chile</text:p>
          </table:table-cell>
          <table:table-cell office:value-type="string" calcext:value-type="string">
            <text:p>Mundo Chile</text:p>
          </table:table-cell>
          <table:table-cell office:value-type="string" calcext:value-type="string">
            <text:p>190.5.39.212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2:28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0</text:p>
          </table:table-cell>
          <table:table-cell office:value-type="string" calcext:value-type="string">
            <text:p>Coquimbo, Chile</text:p>
          </table:table-cell>
          <table:table-cell office:value-type="string" calcext:value-type="string">
            <text:p>Movistar Fibra</text:p>
          </table:table-cell>
          <table:table-cell office:value-type="string" calcext:value-type="string">
            <text:p>152.174.172.208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</text:p>
          </table:table-cell>
          <table:table-cell office:value-type="string" calcext:value-type="string">
            <text:p>http://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05:22:5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Cordoba, Argentina</text:p>
          </table:table-cell>
          <table:table-cell office:value-type="string" calcext:value-type="string">
            <text:p>Claro Argentina</text:p>
          </table:table-cell>
          <table:table-cell office:value-type="string" calcext:value-type="string">
            <text:p>170.51.81.99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1:25:4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Cordoba, Argentina</text:p>
          </table:table-cell>
          <table:table-cell office:value-type="string" calcext:value-type="string">
            <text:p>Claro Argentina</text:p>
          </table:table-cell>
          <table:table-cell office:value-type="string" calcext:value-type="string">
            <text:p>170.51.152.88</text:p>
          </table:table-cell>
          <table:table-cell/>
          <table:table-cell office:value-type="string" calcext:value-type="string">
            <text:p>https://sushifounder.com/?fbclid=PAAaYHoFWYYPwr0VN0BSyvxkI0OLy3ufCaTWpqU0poGmnwsd6drjRwHLZ_Ggw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49:5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Cordoba, Argentina</text:p>
          </table:table-cell>
          <table:table-cell office:value-type="string" calcext:value-type="string">
            <text:p>Claro Argentina</text:p>
          </table:table-cell>
          <table:table-cell office:value-type="string" calcext:value-type="string">
            <text:p>186.122.181.174</text:p>
          </table:table-cell>
          <table:table-cell/>
          <table:table-cell office:value-type="string" calcext:value-type="string">
            <text:p>https://sushifounder.com/?fbclid=PAAaal4baMYnmws3nVaxT4sDjNnLniiQAR6avqabXsT2du6ZQTLWoEXtcsVFY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0:14:4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Coyhaique, Aisen del General Carlos Ibanez del Campo, Chile</text:p>
          </table:table-cell>
          <table:table-cell office:value-type="string" calcext:value-type="string">
            <text:p>Telefonica del Sur S.A.</text:p>
          </table:table-cell>
          <table:table-cell office:value-type="string" calcext:value-type="string">
            <text:p>190.121.75.166</text:p>
          </table:table-cell>
          <table:table-cell/>
          <table:table-cell office:value-type="string" calcext:value-type="string">
            <text:p>https://sushifounder.com/?fbclid=IwAR1LqHqXJMP3G2s4KCLDRWLxP65jROeSMS7XHuYHtov1WiwYk6iVo3tLzwQ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2:45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Cozumel, Quintana Roo, Mexico</text:p>
          </table:table-cell>
          <table:table-cell office:value-type="string" calcext:value-type="string">
            <text:p>izzi</text:p>
          </table:table-cell>
          <table:table-cell office:value-type="string" calcext:value-type="string">
            <text:p>187.252.49.202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1VOlC8TWcMOxhowqbgwJUqVeNVQcRM0KGWm9bCAQU3rAooKVXwb7S80LQ</text:p>
          </table:table-cell>
          <table:table-cell office:value-type="string" calcext:value-type="string">
            <text:p>https://l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7:10:29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Cuenca, Azuay, Ecuador</text:p>
          </table:table-cell>
          <table:table-cell office:value-type="string" calcext:value-type="string">
            <text:p>Servicable Cia. Ltda.</text:p>
          </table:table-cell>
          <table:table-cell office:value-type="string" calcext:value-type="string">
            <text:p>170.246.87.193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PAAaYv7Q4Yrq70XKQmjucdvVw3W2UWP4XrHjzFKJKVYhzlK_aqXtgxvju9TzI_aem_ASAEtTeR1v78FFoGiE29t_dZqqpLZHnEa7Qx_</text:p>
          </table:table-cell>
          <table:table-cell table:number-columns-repeated="2"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5:34:5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Cuenca, Azuay, Ecuador</text:p>
          </table:table-cell>
          <table:table-cell office:value-type="string" calcext:value-type="string">
            <text:p>Marvicnet Cia Ltda</text:p>
          </table:table-cell>
          <table:table-cell office:value-type="string" calcext:value-type="string">
            <text:p>131.161.221.120</text:p>
          </table:table-cell>
          <table:table-cell/>
          <table:table-cell office:value-type="string" calcext:value-type="string">
            <text:p>https://sushifounder.com/?fbclid=PAAab5YnIm8RG0Ynu9_ooUrboqSjs11kPdPu1AHZCtqSfWhuCybZplpw7sALE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18:5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Cuenca, Azuay, Ecuador</text:p>
          </table:table-cell>
          <table:table-cell office:value-type="string" calcext:value-type="string">
            <text:p>Puntonet S.A.</text:p>
          </table:table-cell>
          <table:table-cell office:value-type="string" calcext:value-type="string">
            <text:p>179.49.44.31</text:p>
          </table:table-cell>
          <table:table-cell/>
          <table:table-cell office:value-type="string" calcext:value-type="string">
            <text:p>https://sushifounder.com/?fbclid=PAAaaqZHFugLHtM2WZGF-MkrFk9xrspFr_UgLkAI1Ygj8_kBGcrHzA8ESRu48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2:50:09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Cuenca, Azuay, Ecuador</text:p>
          </table:table-cell>
          <table:table-cell office:value-type="string" calcext:value-type="string">
            <text:p>Puntonet S.A.</text:p>
          </table:table-cell>
          <table:table-cell office:value-type="string" calcext:value-type="string">
            <text:p>179.49.44.249</text:p>
          </table:table-cell>
          <table:table-cell/>
          <table:table-cell office:value-type="string" calcext:value-type="string">
            <text:p>https://sushifounder.com/?fbclid=PAAabhaGEgutogFZqaLwcVoLX6cxMiBqg3ODKF7Rc5qX6SrsH9ffyR_hn1fI8_aem_ASEVzCKOo078Er5Se2CCRWZtQXS7cP2mf9nlAo0mE9H13iHzHH5xVtRIyBMu219hitMoENPTZGSiE1zx9-WmZxZRLG1Q0NxSqhmNGYU3SXSATshMrrzecdRfQ3oVkKdkig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9:43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Guadalajara, Jalisco, Mexico</text:p>
          </table:table-cell>
          <table:table-cell office:value-type="string" calcext:value-type="string">
            <text:p>AT&amp;T Mexico</text:p>
          </table:table-cell>
          <table:table-cell office:value-type="string" calcext:value-type="string">
            <text:p>201.175.157.14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5:59:28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1280x800</text:p>
          </table:table-cell>
          <table:table-cell office:value-type="string" calcext:value-type="string">
            <text:p>Guatemala City, Guatemala</text:p>
          </table:table-cell>
          <table:table-cell office:value-type="string" calcext:value-type="string">
            <text:p>Claro Guatemala Static IP</text:p>
          </table:table-cell>
          <table:table-cell office:value-type="string" calcext:value-type="string">
            <text:p>186.151.92.41</text:p>
          </table:table-cell>
          <table:table-cell/>
          <table:table-cell office:value-type="string" calcext:value-type="string">
            <text:p>https://sushifounder.com/?fbclid=IwAR3nSa8rBRH23Off6iXJvOEmlvIuLr1qDDo9tMX3Zsa_cCeFokNLe7XmxiQ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3:09:36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736</text:p>
          </table:table-cell>
          <table:table-cell office:value-type="string" calcext:value-type="string">
            <text:p>Guayaquil, Guayas, Ecuador</text:p>
          </table:table-cell>
          <table:table-cell office:value-type="string" calcext:value-type="string">
            <text:p>CONECEL</text:p>
          </table:table-cell>
          <table:table-cell office:value-type="string" calcext:value-type="string">
            <text:p>190.63.119.94</text:p>
          </table:table-cell>
          <table:table-cell/>
          <table:table-cell office:value-type="string" calcext:value-type="string">
            <text:p>https://sushifounder.com/?fbclid=IwAR3sBBrAOrN-c08sY-8GM492zyyw-QZKEjw3TNKDZuqOi0Va7OpPMCXgkVA_aem_AR90xZzYswHwii-CeUxintfDa6YXLIJ_wRLhGo-M2-q65rVj1uUY-tQbl3vuVI084nNTINk9_SulUTmAMBse4Po1P9RLQ4hHe6xGTjV4EFcWlrYIyItLjaO3UPTkOlIQUIk</text:p>
          </table:table-cell>
          <table:table-cell office:value-type="string" calcext:value-type="string">
            <text:p>http://m.facebook.c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1:16:28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Guayaquil, Guayas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1.199.42.165</text:p>
          </table:table-cell>
          <table:table-cell/>
          <table:table-cell office:value-type="string" calcext:value-type="string">
            <text:p>https://sushifounder.com/?fbclid=IwAR0tdq01_fpzBy56gfgSJS-2DPVbnnAPV7ww20dCAOj4UOsIeTlfN4YjitQ_aem_AR-zR5e4-hZrwEprUFR6HcCDFp0qh2uwB3SvprGEbXVOiQbkSLiHQ9g02UTbAPdsYbVvqsBF80GPe3hPtVXKHzoV9Djpf0oJbf4hbybAxbxE-clc_PficpUuBzCYUxWrRFo</text:p>
          </table:table-cell>
          <table:table-cell office:value-type="string" calcext:value-type="string">
            <text:p>http://m.facebook.c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8:19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Hermosillo, Sonora, Mexico</text:p>
          </table:table-cell>
          <table:table-cell office:value-type="string" calcext:value-type="string">
            <text:p>Telmex</text:p>
          </table:table-cell>
          <table:table-cell office:value-type="string" calcext:value-type="string">
            <text:p>187.158.16.255</text:p>
          </table:table-cell>
          <table:table-cell/>
          <table:table-cell office:value-type="string" calcext:value-type="string">
            <text:p>https://sushifounder.com/?fbclid=IwAR077AXT7jBCSG0-qEsix2o-GEFs9agtzSs28ihHa-naZVXgJwGanXyjIoQ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8:13:3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Huancayo, Junin, Peru</text:p>
          </table:table-cell>
          <table:table-cell office:value-type="string" calcext:value-type="string">
            <text:p>Telefonica del Peru</text:p>
          </table:table-cell>
          <table:table-cell office:value-type="string" calcext:value-type="string">
            <text:p>190.233.34.11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2qknBK1fesuxyjq8v0I9R0KWWEt_LWwG8AASHKzCDdRkfVC9AFhiedj7U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08:39:48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Hurlingham, Buenos Aires, Argentina</text:p>
          </table:table-cell>
          <table:table-cell office:value-type="string" calcext:value-type="string">
            <text:p>Claro Argentina</text:p>
          </table:table-cell>
          <table:table-cell office:value-type="string" calcext:value-type="string">
            <text:p>170.51.100.244</text:p>
          </table:table-cell>
          <table:table-cell/>
          <table:table-cell table:number-columns-repeated="2" office:value-type="string" calcext:value-type="string">
            <text:p>https://sushifounder.com/?src=instagra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08:39:16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Hurlingham, Buenos Aires, Argentina</text:p>
          </table:table-cell>
          <table:table-cell office:value-type="string" calcext:value-type="string">
            <text:p>Claro Argentina</text:p>
          </table:table-cell>
          <table:table-cell office:value-type="string" calcext:value-type="string">
            <text:p>170.51.100.244</text:p>
          </table:table-cell>
          <table:table-cell/>
          <table:table-cell office:value-type="string" calcext:value-type="string">
            <text:p>https://sushifounder.com/?src=instagram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09:53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Ibague, Tolim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1.147.178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08:56:5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85x833</text:p>
          </table:table-cell>
          <table:table-cell office:value-type="string" calcext:value-type="string">
            <text:p>Ibague, Tolima, Colombia</text:p>
          </table:table-cell>
          <table:table-cell office:value-type="string" calcext:value-type="string">
            <text:p>Movistar Colombia</text:p>
          </table:table-cell>
          <table:table-cell office:value-type="string" calcext:value-type="string">
            <text:p>186.115.229.153</text:p>
          </table:table-cell>
          <table:table-cell/>
          <table:table-cell office:value-type="string" calcext:value-type="string">
            <text:p>https://sushifounder.com/?fbclid=IwAR20XMKc_-WbCKDOKDWRCeTYcpF-1SAzQ0U6w_lKd0sQctvfXCJ5jlZCyiA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16:3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Ibague, Tolim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1.147.178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8:16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31.13.115.20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1xrY41n5IDNB4ZHXchF-dJDELcKubuFCp0cSVaJIhWvH9oQQoSUuIiuFI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7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31.13.115.120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1D6tep0xMJcePLWA6GZkJjeYgNZUZiCWmUXEZqzZl-zvAeB_B9mHN4DFc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5:32:27</text:p>
          </table:table-cell>
          <table:table-cell office:value-type="string" calcext:value-type="string">
            <text:p>Chrome for 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31.13.115.117</text:p>
          </table:table-cell>
          <table:table-cell/>
          <table:table-cell office:value-type="string" calcext:value-type="string">
            <text:p>https://sushifounder.com/?src=instagram&amp;fbclid=IwAR3AwVPcg-n-VXt7oMLQNOBEUz23HbLsziUHbk0zZuYK5C-iuFvVfFocH_E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1:41:50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31.13.115.16</text:p>
          </table:table-cell>
          <table:table-cell/>
          <table:table-cell office:value-type="string" calcext:value-type="string">
            <text:p>https://sushifounder.com/?fbclid=IwAR3Y5MC9mHDpBfSwEgS5XruSNFQ-fzHP9UO4mgTmhEw2wcir1k0WB4fsuvo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1:25:1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Jose Leon Suarez, Buenos Aires, Argentina</text:p>
          </table:table-cell>
          <table:table-cell office:value-type="string" calcext:value-type="string">
            <text:p>Telefonica de Argentina</text:p>
          </table:table-cell>
          <table:table-cell office:value-type="string" calcext:value-type="string">
            <text:p>186.130.22.14</text:p>
          </table:table-cell>
          <table:table-cell/>
          <table:table-cell office:value-type="string" calcext:value-type="string">
            <text:p>https://sushifounder.com/?fbclid=PAAaau6PYZan2Hdt_Co0KcB8et2Mwxc5XyzXOV--YZ1FNf58xmeGWkay0ce7U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5:15:5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0</text:p>
          </table:table-cell>
          <table:table-cell office:value-type="string" calcext:value-type="string">
            <text:p>La Cruz, Valparaiso, Chile</text:p>
          </table:table-cell>
          <table:table-cell office:value-type="string" calcext:value-type="string">
            <text:p>VTR Banda Ancha</text:p>
          </table:table-cell>
          <table:table-cell office:value-type="string" calcext:value-type="string">
            <text:p>201.241.141.217</text:p>
          </table:table-cell>
          <table:table-cell/>
          <table:table-cell office:value-type="string" calcext:value-type="string">
            <text:p>https://sushifounder.com/?fbclid=PAAaaMbT0hvPI4l8CQ0JIdIFI8NYLIA1FsvN63YUpfKnC2EN6FV-eNvf4iEjs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8:50:0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46</text:p>
          </table:table-cell>
          <table:table-cell office:value-type="string" calcext:value-type="string">
            <text:p>La Magdalena Contreras, Distrito Federal, Mexico</text:p>
          </table:table-cell>
          <table:table-cell office:value-type="string" calcext:value-type="string">
            <text:p>izzi</text:p>
          </table:table-cell>
          <table:table-cell office:value-type="string" calcext:value-type="string">
            <text:p>189.216.189.204</text:p>
          </table:table-cell>
          <table:table-cell/>
          <table:table-cell office:value-type="string" calcext:value-type="string">
            <text:p>https://sushifounder.com/?fbclid=IwAR1nojDcVd-6H_WaLtlyPRkszbTsXBRiZinFmVe7a_a3x20R32TtkSobmm0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8:50:0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440x2960</text:p>
          </table:table-cell>
          <table:table-cell office:value-type="string" calcext:value-type="string">
            <text:p>La Magdalena Contreras, Distrito Federal, Mexico</text:p>
          </table:table-cell>
          <table:table-cell office:value-type="string" calcext:value-type="string">
            <text:p>izzi</text:p>
          </table:table-cell>
          <table:table-cell office:value-type="string" calcext:value-type="string">
            <text:p>189.216.189.204</text:p>
          </table:table-cell>
          <table:table-cell/>
          <table:table-cell office:value-type="string" calcext:value-type="string">
            <text:p>https://sushifounder.com/?fbclid=IwAR1nojDcVd-6H_WaLtlyPRkszbTsXBRiZinFmVe7a_a3x20R32TtkSobmm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3:16:20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667</text:p>
          </table:table-cell>
          <table:table-cell office:value-type="string" calcext:value-type="string">
            <text:p>La Plata, Buenos Aires, Argentin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190.245.74.140</text:p>
          </table:table-cell>
          <table:table-cell/>
          <table:table-cell office:value-type="string" calcext:value-type="string">
            <text:p>https://sushifounder.com/?fbclid=PAAaYQ_IRC4Y70GkVJ1LmsnUN7t0vwNfhLErdXDmYr9cJzDjcpXwbHeoY_xS8_aem_AQ5rTh1XDYAsBXbDeekVK0Mp6fG8Dssi9XnTmFfXRoITPm26C9-1E1sRTyhI9R-zWC1bVEs-LA6dI9gUJgYO99owrRpu3H6VLRN-Y12wVAx8VDxWA8bzXD5JDCdn9_YFDJ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6:38:38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667</text:p>
          </table:table-cell>
          <table:table-cell office:value-type="string" calcext:value-type="string">
            <text:p>La Plata, Buenos Aires, Argentin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190.245.74.140</text:p>
          </table:table-cell>
          <table:table-cell/>
          <table:table-cell office:value-type="string" calcext:value-type="string">
            <text:p>https://sushifounder.com/?fbclid=PAAaaiEwvY8Nut0pcV4_kXeHwmnc2oS3dg9GP9PbLCkJVmpcEdMhYJLU2xfJo_aem_ASkwNeQnkDsXZEJ0TIXYz_D6DwhJFH8pmdiM3nD3wj6s4E_rjcnk0s7QEj2iPK_FW3JDbCUHlEDchiQjj50rUtNNznju6nbBtrsP8Ic6WNO6JwkdJAzdadC1nejDdbDJf_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7:11:2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La Serena, Coquimbo, Chile</text:p>
          </table:table-cell>
          <table:table-cell office:value-type="string" calcext:value-type="string">
            <text:p>Movistar Fibra</text:p>
          </table:table-cell>
          <table:table-cell office:value-type="string" calcext:value-type="string">
            <text:p>152.174.70.178</text:p>
          </table:table-cell>
          <table:table-cell/>
          <table:table-cell office:value-type="string" calcext:value-type="string">
            <text:p>https://sushifounder.com/?fbclid=PAAaYugNmYrRY3EB5gGIZlicdMdiSE4gWauGihdS5nacaT3NIBnCSBhP_8wSU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2:55:1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60</text:p>
          </table:table-cell>
          <table:table-cell office:value-type="string" calcext:value-type="string">
            <text:p>Laboulaye, Cordoba, Argentina</text:p>
          </table:table-cell>
          <table:table-cell office:value-type="string" calcext:value-type="string">
            <text:p>Coop. Ltda de Electricidad y Servicios Anexos de H</text:p>
          </table:table-cell>
          <table:table-cell office:value-type="string" calcext:value-type="string">
            <text:p>200.29.251.2</text:p>
          </table:table-cell>
          <table:table-cell/>
          <table:table-cell office:value-type="string" calcext:value-type="string">
            <text:p>https://sushifounder.com/?fbclid=PAAaZmjoRvIRLPnOgIIAAFlBsakkPfQe9rV09YGnRFshfzwhPFZeu4D_oYfcA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08:22:09</text:p>
          </table:table-cell>
          <table:table-cell table:number-columns-repeated="2" office:value-type="string" calcext:value-type="string">
            <text:p>Android</text:p>
          </table:table-cell>
          <table:table-cell office:value-type="string" calcext:value-type="string">
            <text:p>414x1472</text:p>
          </table:table-cell>
          <table:table-cell office:value-type="string" calcext:value-type="string">
            <text:p>Land O Lakes, Florida, United States</text:p>
          </table:table-cell>
          <table:table-cell office:value-type="string" calcext:value-type="string">
            <text:p>Frontier Communications</text:p>
          </table:table-cell>
          <table:table-cell office:value-type="string" calcext:value-type="string">
            <text:p>47.198.92.72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1:05:5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Lanus, Buenos Aires, Argentin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190.247.254.128</text:p>
          </table:table-cell>
          <table:table-cell/>
          <table:table-cell office:value-type="string" calcext:value-type="string">
            <text:p>https://sushifounder.com/?fbclid=PAAabV2KTZqdmuk4u3Iwu6jIi1ZNtaMlsSV1a5f-o5goL_9_fd8L3Bhkbt7eU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8:20:4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Las Heras, Mendoza, Argentina</text:p>
          </table:table-cell>
          <table:table-cell office:value-type="string" calcext:value-type="string">
            <text:p>Telefonica de Argentina</text:p>
          </table:table-cell>
          <table:table-cell office:value-type="string" calcext:value-type="string">
            <text:p>191.83.152.11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</text:p>
          </table:table-cell>
          <table:table-cell office:value-type="string" calcext:value-type="string">
            <text:p>http://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8:20:0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Las Heras, Mendoza, Argentina</text:p>
          </table:table-cell>
          <table:table-cell office:value-type="string" calcext:value-type="string">
            <text:p>Telefonica de Argentina</text:p>
          </table:table-cell>
          <table:table-cell office:value-type="string" calcext:value-type="string">
            <text:p>191.83.152.11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</text:p>
          </table:table-cell>
          <table:table-cell office:value-type="string" calcext:value-type="string">
            <text:p>http://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13:50:0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Leon, Guanajuato, Mexico</text:p>
          </table:table-cell>
          <table:table-cell office:value-type="string" calcext:value-type="string">
            <text:p>Megacable</text:p>
          </table:table-cell>
          <table:table-cell office:value-type="string" calcext:value-type="string">
            <text:p>177.228.36.194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07:27:2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Lima, Peru</text:p>
          </table:table-cell>
          <table:table-cell office:value-type="string" calcext:value-type="string">
            <text:p>Entel Peru</text:p>
          </table:table-cell>
          <table:table-cell office:value-type="string" calcext:value-type="string">
            <text:p>132.251.3.71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5:15:2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Lima, Peru</text:p>
          </table:table-cell>
          <table:table-cell office:value-type="string" calcext:value-type="string">
            <text:p>Telefonica del Peru</text:p>
          </table:table-cell>
          <table:table-cell office:value-type="string" calcext:value-type="string">
            <text:p>181.65.18.2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0:29:3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Lima, Peru</text:p>
          </table:table-cell>
          <table:table-cell office:value-type="string" calcext:value-type="string">
            <text:p>Telefonica del Peru</text:p>
          </table:table-cell>
          <table:table-cell office:value-type="string" calcext:value-type="string">
            <text:p>181.64.4.90</text:p>
          </table:table-cell>
          <table:table-cell/>
          <table:table-cell office:value-type="string" calcext:value-type="string">
            <text:p>https://sushifounder.com/?fbclid=PAAab6MgWEDOnoSzGtZPuDmsPxe0KVlYfFCYM9gzrBHHGdbWVpzHKzLHQdmdc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7:01:4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Lima, Peru</text:p>
          </table:table-cell>
          <table:table-cell office:value-type="string" calcext:value-type="string">
            <text:p>Entel Peru</text:p>
          </table:table-cell>
          <table:table-cell office:value-type="string" calcext:value-type="string">
            <text:p>132.251.3.81</text:p>
          </table:table-cell>
          <table:table-cell/>
          <table:table-cell office:value-type="string" calcext:value-type="string">
            <text:p>https://sushifounder.com/?fbclid=IwAR1dI1kseMsaU7tvzkAqJqydG5SKhziZ0lcWbsCt9Zo-yzyjonJEZVS3p2c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06:34:4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Llers, Catalonia, Spain</text:p>
          </table:table-cell>
          <table:table-cell office:value-type="string" calcext:value-type="string">
            <text:p>Corporacio Megatel S.L.</text:p>
          </table:table-cell>
          <table:table-cell office:value-type="string" calcext:value-type="string">
            <text:p>185.58.175.107</text:p>
          </table:table-cell>
          <table:table-cell/>
          <table:table-cell office:value-type="string" calcext:value-type="string">
            <text:p>https://sushifounder.com/?fbclid=PAAaaX3HyGjxdtg1sTwhGgEz3eDW2yLjNTwdBxPoBt4x0SlGXnM0LyiOMK5XA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18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Los Higuerotes, Anzoategui, Venezuela</text:p>
          </table:table-cell>
          <table:table-cell office:value-type="string" calcext:value-type="string">
            <text:p>Cantv</text:p>
          </table:table-cell>
          <table:table-cell office:value-type="string" calcext:value-type="string">
            <text:p>200.93.125.156</text:p>
          </table:table-cell>
          <table:table-cell/>
          <table:table-cell office:value-type="string" calcext:value-type="string">
            <text:p>https://sushifounder.com/?fbclid=PAAaYJfXfLnW2N6ZR1Gk7MdK-26NtSfc2lrl8RehD5Pvx5irHLN67OSMZzbRU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2:31:58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Win8.1</text:p>
          </table:table-cell>
          <table:table-cell office:value-type="string" calcext:value-type="string">
            <text:p>1366x768</text:p>
          </table:table-cell>
          <table:table-cell office:value-type="string" calcext:value-type="string">
            <text:p>Magangue, Bolivar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86.43.25.7</text:p>
          </table:table-cell>
          <table:table-cell/>
          <table:table-cell office:value-type="string" calcext:value-type="string">
            <text:p>https://sushifounder.com/?fbclid=IwAR3Skk-HW_243-V_7tjOg5PrJkg3WPdOHe0-JwtptYdD-q08jOwLZnAGpwQ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25:2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Malagueno, Cordoba, Argentina</text:p>
          </table:table-cell>
          <table:table-cell office:value-type="string" calcext:value-type="string">
            <text:p>Municipalidad De Malagueno</text:p>
          </table:table-cell>
          <table:table-cell office:value-type="string" calcext:value-type="string">
            <text:p>192.141.149.60</text:p>
          </table:table-cell>
          <table:table-cell/>
          <table:table-cell office:value-type="string" calcext:value-type="string">
            <text:p>https://sushifounder.com/?fbclid=PAAaaJmJdK-j2dBgo_4T6B6KFWc8-FKnYcY8W7LPxHm8RkQJKTva9cCoZbLjg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6:42:4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Maldonado, Uruguay</text:p>
          </table:table-cell>
          <table:table-cell office:value-type="string" calcext:value-type="string">
            <text:p>Administracion Nacional de Telecomunicaciones</text:p>
          </table:table-cell>
          <table:table-cell office:value-type="string" calcext:value-type="string">
            <text:p>190.134.112.206</text:p>
          </table:table-cell>
          <table:table-cell/>
          <table:table-cell office:value-type="string" calcext:value-type="string">
            <text:p>https://sushifounder.com/?fbclid=IwAR01VLVGkC2-YUGuL4BgqX9lDvTqAjJciPyOIks2RwqTIROK1kjCIXFY3Ig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0:01:0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20</text:p>
          </table:table-cell>
          <table:table-cell office:value-type="string" calcext:value-type="string">
            <text:p>Manaus, Amazonas, Brazil</text:p>
          </table:table-cell>
          <table:table-cell office:value-type="string" calcext:value-type="string">
            <text:p>TIM Brasil</text:p>
          </table:table-cell>
          <table:table-cell office:value-type="string" calcext:value-type="string">
            <text:p>189.40.109.221</text:p>
          </table:table-cell>
          <table:table-cell/>
          <table:table-cell office:value-type="string" calcext:value-type="string">
            <text:p>https://sushifounder.com/?fbclid=IwAR28KQoheMIrjjqLNc0nxUvvR84EY0PD-iJC-afxd9lJqXHfojSpwCsLSGg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03:13:0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23</text:p>
          </table:table-cell>
          <table:table-cell office:value-type="string" calcext:value-type="string">
            <text:p>Manta, Manabi, Ecuador</text:p>
          </table:table-cell>
          <table:table-cell office:value-type="string" calcext:value-type="string">
            <text:p>Satnet</text:p>
          </table:table-cell>
          <table:table-cell office:value-type="string" calcext:value-type="string">
            <text:p>186.70.162.12</text:p>
          </table:table-cell>
          <table:table-cell/>
          <table:table-cell office:value-type="string" calcext:value-type="string">
            <text:p>https://sushifounder.com/?fbclid=IwAR0VcUlFPUnh4CYlyqXO8cGwfvld_SbR7_3UhK3XCwi4GGhDloV4mOw7euc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8:30:33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Maracaibo, Zulia, Venezuela</text:p>
          </table:table-cell>
          <table:table-cell office:value-type="string" calcext:value-type="string">
            <text:p>Airtek Solutions C.A.</text:p>
          </table:table-cell>
          <table:table-cell office:value-type="string" calcext:value-type="string">
            <text:p>206.1.141.17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9:49:43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Maracaibo, Zulia, Venezuela</text:p>
          </table:table-cell>
          <table:table-cell office:value-type="string" calcext:value-type="string">
            <text:p>CORPORACION MATRIX TV, C.A.</text:p>
          </table:table-cell>
          <table:table-cell office:value-type="string" calcext:value-type="string">
            <text:p>186.148.194.18</text:p>
          </table:table-cell>
          <table:table-cell/>
          <table:table-cell office:value-type="string" calcext:value-type="string">
            <text:p>https://sushifounder.com/?fbclid=PAAabkJLi0xzSXkj25NL7lBOYF2cDM5F2DHvwQP8t_IMIuLXtT_rSI5m3fdkc_aem_AcVk7tnFLCkJEHC3fz70xL7hGBOFhUCUrQHAEaZ4I_PqjW_SPRbS4reRSNO0lJIKIEhTNr94o48avFL3THQZ7cUBe6erig7-XPq3V64NGsjl2ZkKNhqxDF3HAY7_Zd_X5W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1:42:0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81.128.1.15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0JuVmK-kVBWEpNKameFaSCPuSjOcAqAmWwE7lvNBSJGKH7uwajgnyCzjM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1:41:3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81.128.1.15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2YIj6DF9ElSGyQKow3QPwdER7UKkFxOxXSG5az8eGmVIGiP2jMiQOI1oU</text:p>
          </table:table-cell>
          <table:table-cell office:value-type="string" calcext:value-type="string">
            <text:p>https://l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22:38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5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wl.co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22:37:3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5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22:28:2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5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4:46:4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1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91.156.34.49</text:p>
          </table:table-cell>
          <table:table-cell/>
          <table:table-cell office:value-type="string" calcext:value-type="string">
            <text:p>https://sushifounder.com/?fbclid=IwAR3jbG3LErkWOSzazt1uH9WoQH6sTjJpcz7mNViHDFTNQQTgC6ZEUnnie8U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3:43:58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75x812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91.88.137.132</text:p>
          </table:table-cell>
          <table:table-cell/>
          <table:table-cell office:value-type="string" calcext:value-type="string">
            <text:p>https://sushifounder.com/?fbclid=IwAR30Z3mCsxe47ie0etRoZBM1xkjYaGIDVFvOa6HM63fL1Tk2Evnfo-pci1Q_aem_AQs35ZMzwHhPTgfKmy0fvQHGHzhFTh5NCuEQVE6_1WnDiyqa2AgYBDWNsyiOfsd8KrwQdPZCFA6kF0PsODj9CfuSAywq00-qcANZTOYHxltgf6IETbMAFsdhsZBOcDAxo1Y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1:46:35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736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81.136.108.157</text:p>
          </table:table-cell>
          <table:table-cell/>
          <table:table-cell office:value-type="string" calcext:value-type="string">
            <text:p>https://sushifounder.com/?fbclid=PAAabZd1EQlacXFE0-xD0yHIkGZB_TlbiPa6dl2uLBoSsHmeLORvqV0Z9c7sM_aem_AQ6zY0wGsSLVjGQ9neTdCB_-gyu29YntjUp7WXJNdj-gcFDV3Y-DQUf4YkZq2IJz2xk-uZUQdKqhxIBCGmQA6KIDtqP1Mz0woH774hBNaAp_YkJ_wAEBFl1Gl10PT_SQSx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8:15:2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13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1:01:2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91.95.46.109</text:p>
          </table:table-cell>
          <table:table-cell/>
          <table:table-cell office:value-type="string" calcext:value-type="string">
            <text:p>https://sushifounder.com/?fbclid=IwAR3yQI3_HwwJfLgCoWadzR0JTuwrR0rhYH6aRLyIKMBcENxChZTna9k0peo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51:2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91.156.36.9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8:21:5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85x854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DIRECTV Colombia</text:p>
          </table:table-cell>
          <table:table-cell office:value-type="string" calcext:value-type="string">
            <text:p>191.102.199.87</text:p>
          </table:table-cell>
          <table:table-cell/>
          <table:table-cell office:value-type="string" calcext:value-type="string">
            <text:p>https://sushifounder.com/?fbclid=PAAabElaSu-bD2Cq6hHRSjVRvn3X2da9IfZ_NLbSx-G2V5YhzQoikQhe-z2ss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21:32:4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16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20:10:1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16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9:27:2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16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9:26:3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16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9:18:2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800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elmex Colombia S.A.</text:p>
          </table:table-cell>
          <table:table-cell office:value-type="string" calcext:value-type="string">
            <text:p>181.58.38.16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21:3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46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91.95.36.211</text:p>
          </table:table-cell>
          <table:table-cell/>
          <table:table-cell office:value-type="string" calcext:value-type="string">
            <text:p>https://sushifounder.com/?fbclid=PAAabcxsAVbhffpW7LXjSRzf55KpLEtGwUceQ4ZsmjmAR65s_z9EZSujS2Xno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2:48:02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28x926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Claro Colombia</text:p>
          </table:table-cell>
          <table:table-cell office:value-type="string" calcext:value-type="string">
            <text:p>191.156.47.142</text:p>
          </table:table-cell>
          <table:table-cell/>
          <table:table-cell office:value-type="string" calcext:value-type="string">
            <text:p>https://sushifounder.com/?fbclid=IwAR31hdRxe56DeP-b-s1XrxjEeMnU_jBs54m19E4JX987HEkkoDJ_A3kzmqQ_aem_ASGgRWwAqerX4RzK-w84UFmMGia7s1F3obwbU0F-Rn5t4g9l1o8yYC1uYKMOOpx9-hTT3GEKcEhUokwtIX7-GIPVV2UV5cmYzZtHk_RfbUam4tXGXt7M_37CZ9gwvIKCR5Y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0:35:4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569</text:p>
          </table:table-cell>
          <table:table-cell office:value-type="string" calcext:value-type="string">
            <text:p>Medellin, Antioquia, Colombia</text:p>
          </table:table-cell>
          <table:table-cell office:value-type="string" calcext:value-type="string">
            <text:p>Tigo Colombia</text:p>
          </table:table-cell>
          <table:table-cell office:value-type="string" calcext:value-type="string">
            <text:p>177.255.50.144</text:p>
          </table:table-cell>
          <table:table-cell/>
          <table:table-cell office:value-type="string" calcext:value-type="string">
            <text:p>https://sushifounder.com/?fbclid=PAAaZlP2H29RjU_jACI3-2kLfpcVwA6diOjbqLJ7vOU-RqJy0ad_dhLqU9i_E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8:36:3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60</text:p>
          </table:table-cell>
          <table:table-cell office:value-type="string" calcext:value-type="string">
            <text:p>Melo, Cordoba, Argentina</text:p>
          </table:table-cell>
          <table:table-cell office:value-type="string" calcext:value-type="string">
            <text:p>Coop. Ltda de Electricidad y Servicios Anexos de H</text:p>
          </table:table-cell>
          <table:table-cell office:value-type="string" calcext:value-type="string">
            <text:p>200.29.248.54</text:p>
          </table:table-cell>
          <table:table-cell/>
          <table:table-cell office:value-type="string" calcext:value-type="string">
            <text:p>https://sushifounder.com/?fbclid=PAAaZLPkSXgihZxg5GXesZrUDYbG-ejvHXnMIEscKbY2GTfTFWYKVRNs37Lds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8:35:3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60</text:p>
          </table:table-cell>
          <table:table-cell office:value-type="string" calcext:value-type="string">
            <text:p>Melo, Cordoba, Argentina</text:p>
          </table:table-cell>
          <table:table-cell office:value-type="string" calcext:value-type="string">
            <text:p>Coop. Ltda de Electricidad y Servicios Anexos de H</text:p>
          </table:table-cell>
          <table:table-cell office:value-type="string" calcext:value-type="string">
            <text:p>200.29.248.54</text:p>
          </table:table-cell>
          <table:table-cell/>
          <table:table-cell office:value-type="string" calcext:value-type="string">
            <text:p>https://sushifounder.com/?fbclid=PAAaZLPkSXgihZxg5GXesZrUDYbG-ejvHXnMIEscKbY2GTfTFWYKVRNs37Lds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1:00:0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Mendoza, Argentina</text:p>
          </table:table-cell>
          <table:table-cell office:value-type="string" calcext:value-type="string">
            <text:p>Supercanal S.A.</text:p>
          </table:table-cell>
          <table:table-cell office:value-type="string" calcext:value-type="string">
            <text:p>201.190.254.149</text:p>
          </table:table-cell>
          <table:table-cell/>
          <table:table-cell office:value-type="string" calcext:value-type="string">
            <text:p>https://sushifounder.com/?fbclid=PAAaYQyOcSOjEiNEHTDOO9P0YYMJbnl6CCYr5GwbWVjlr-UrqBA4dENit59WI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8:44:0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732</text:p>
          </table:table-cell>
          <table:table-cell office:value-type="string" calcext:value-type="string">
            <text:p>Mendoza, Argentina</text:p>
          </table:table-cell>
          <table:table-cell office:value-type="string" calcext:value-type="string">
            <text:p>Telefonica de Argentina</text:p>
          </table:table-cell>
          <table:table-cell office:value-type="string" calcext:value-type="string">
            <text:p>186.141.230.48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01:27:3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712</text:p>
          </table:table-cell>
          <table:table-cell office:value-type="string" calcext:value-type="string">
            <text:p>Mexico City, Distrito Federal, Mexico</text:p>
          </table:table-cell>
          <table:table-cell office:value-type="string" calcext:value-type="string">
            <text:p>Telcel</text:p>
          </table:table-cell>
          <table:table-cell office:value-type="string" calcext:value-type="string">
            <text:p>200.68.187.8</text:p>
          </table:table-cell>
          <table:table-cell/>
          <table:table-cell office:value-type="string" calcext:value-type="string">
            <text:p>https://sushifounder.com/?fbclid=IwAR0HKDBQqRpHFSV7iPuBob22LwXD9rM6anqIYMXniul6Uug6hG0MY5Dvt6c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49:4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712</text:p>
          </table:table-cell>
          <table:table-cell office:value-type="string" calcext:value-type="string">
            <text:p>Mexico City, Distrito Federal, Mexico</text:p>
          </table:table-cell>
          <table:table-cell office:value-type="string" calcext:value-type="string">
            <text:p>Telcel</text:p>
          </table:table-cell>
          <table:table-cell office:value-type="string" calcext:value-type="string">
            <text:p>200.68.183.23</text:p>
          </table:table-cell>
          <table:table-cell/>
          <table:table-cell office:value-type="string" calcext:value-type="string">
            <text:p>https://sushifounder.com/?fbclid=IwAR2pvENRPjcN1ot5aXDGjNHPydckTC9eAYE7SDaGLZ85HpmHHeuwnEuouck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0:48:5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712</text:p>
          </table:table-cell>
          <table:table-cell office:value-type="string" calcext:value-type="string">
            <text:p>Mexico City, Distrito Federal, Mexico</text:p>
          </table:table-cell>
          <table:table-cell office:value-type="string" calcext:value-type="string">
            <text:p>Telcel</text:p>
          </table:table-cell>
          <table:table-cell office:value-type="string" calcext:value-type="string">
            <text:p>200.68.183.23</text:p>
          </table:table-cell>
          <table:table-cell/>
          <table:table-cell office:value-type="string" calcext:value-type="string">
            <text:p>https://sushifounder.com/?fbclid=IwAR2pvENRPjcN1ot5aXDGjNHPydckTC9eAYE7SDaGLZ85HpmHHeuwnEuouck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22:15:19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Mexico City, Distrito Federal, Mexico</text:p>
          </table:table-cell>
          <table:table-cell office:value-type="string" calcext:value-type="string">
            <text:p>Telcel</text:p>
          </table:table-cell>
          <table:table-cell office:value-type="string" calcext:value-type="string">
            <text:p>200.68.187.164</text:p>
          </table:table-cell>
          <table:table-cell/>
          <table:table-cell office:value-type="string" calcext:value-type="string">
            <text:p>https://sushifounder.com/?fbclid=IwAR1zA2R0RHeKvWO4_HSueLCcefio6u4NDWHhcefE-FKPXCc2sjDAUNmuIGQ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07:51:0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40</text:p>
          </table:table-cell>
          <table:table-cell office:value-type="string" calcext:value-type="string">
            <text:p>Mina Clavero, Cordoba, Argentin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181.111.219.253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5:05:0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Monterrey, Nuevo Leon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89.69.115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3kHh5gkaiNtRCMSY0U5dYboKAr9axzTW3U4ZxEWNVoaYB4136JfpQj0sw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7:12:4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800x360</text:p>
          </table:table-cell>
          <table:table-cell office:value-type="string" calcext:value-type="string">
            <text:p>Montevideo, Uruguay</text:p>
          </table:table-cell>
          <table:table-cell office:value-type="string" calcext:value-type="string">
            <text:p>Claro Argentina</text:p>
          </table:table-cell>
          <table:table-cell office:value-type="string" calcext:value-type="string">
            <text:p>131.0.215.70</text:p>
          </table:table-cell>
          <table:table-cell/>
          <table:table-cell office:value-type="string" calcext:value-type="string">
            <text:p>https://sushifounder.com/?fbclid=IwAR2WKzUjMpr0o9YnYiHbGDTRvM_RW5LpNd5YlVjmWKWnbkDqT6703129_jE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4:07:29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28x926</text:p>
          </table:table-cell>
          <table:table-cell office:value-type="string" calcext:value-type="string">
            <text:p>Montevideo, Uruguay</text:p>
          </table:table-cell>
          <table:table-cell office:value-type="string" calcext:value-type="string">
            <text:p>Administracion Nacional de Telecomunicaciones</text:p>
          </table:table-cell>
          <table:table-cell office:value-type="string" calcext:value-type="string">
            <text:p>167.57.173.0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2:52:2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676</text:p>
          </table:table-cell>
          <table:table-cell office:value-type="string" calcext:value-type="string">
            <text:p>Neuquen, Argentina</text:p>
          </table:table-cell>
          <table:table-cell office:value-type="string" calcext:value-type="string">
            <text:p>Movistar Argentina</text:p>
          </table:table-cell>
          <table:table-cell office:value-type="string" calcext:value-type="string">
            <text:p>186.143.163.108</text:p>
          </table:table-cell>
          <table:table-cell/>
          <table:table-cell office:value-type="string" calcext:value-type="string">
            <text:p>https://sushifounder.com/?fbclid=IwAR18pxNOPOKrRoABZSh59JPw2Nf9s-LcKlpdCrim-uEGRNRcpy2PdRKpvd4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0:04:3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51</text:p>
          </table:table-cell>
          <table:table-cell office:value-type="string" calcext:value-type="string">
            <text:p>Nezahualcoyotl, Mexico</text:p>
          </table:table-cell>
          <table:table-cell office:value-type="string" calcext:value-type="string">
            <text:p>Telmex</text:p>
          </table:table-cell>
          <table:table-cell office:value-type="string" calcext:value-type="string">
            <text:p>189.234.224.202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06:59:2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Otavalo, Imbabura, Ecuador</text:p>
          </table:table-cell>
          <table:table-cell office:value-type="string" calcext:value-type="string">
            <text:p>Corporacion Nacional De Telecomunicaciones - Cnt E</text:p>
          </table:table-cell>
          <table:table-cell office:value-type="string" calcext:value-type="string">
            <text:p>181.196.14.10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3rdgNcvzjynWzaRYj042M3iN6Vub6ZgmYCnhpqo8S25az6hXfzhI-Fk50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06:56:0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Otavalo, Imbabura, Ecuador</text:p>
          </table:table-cell>
          <table:table-cell office:value-type="string" calcext:value-type="string">
            <text:p>Corporacion Nacional De Telecomunicaciones - Cnt E</text:p>
          </table:table-cell>
          <table:table-cell office:value-type="string" calcext:value-type="string">
            <text:p>181.196.14.10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3rdgNcvzjynWzaRYj042M3iN6Vub6ZgmYCnhpqo8S25az6hXfzhI-Fk50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9:09:3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6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Cable &amp; Wireless Panama</text:p>
          </table:table-cell>
          <table:table-cell office:value-type="string" calcext:value-type="string">
            <text:p>201.227.226.146</text:p>
          </table:table-cell>
          <table:table-cell/>
          <table:table-cell office:value-type="string" calcext:value-type="string">
            <text:p>https://sushifounder.com/?fbclid=PAAaZduRygFLOvLtLarKmRCQBLDaQYIqsDT9iDUu2Lyw5fJo1Zmn6hKK-Cq5E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1:28:3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Cable &amp; Wireless Panama</text:p>
          </table:table-cell>
          <table:table-cell office:value-type="string" calcext:value-type="string">
            <text:p>186.75.90.200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1:40:1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6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Cable &amp; Wireless Panama</text:p>
          </table:table-cell>
          <table:table-cell office:value-type="string" calcext:value-type="string">
            <text:p>190.32.16.105</text:p>
          </table:table-cell>
          <table:table-cell/>
          <table:table-cell office:value-type="string" calcext:value-type="string">
            <text:p>https://sushifounder.com/?fbclid=PAAaYqpTM_izZXJ-D59B3f5kM13BLfv3gv8bvwbloieqfB_rnLcRUbNINqDxU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7:42:3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Paso Del Rey, Buenos Aires, Argentina</text:p>
          </table:table-cell>
          <table:table-cell office:value-type="string" calcext:value-type="string">
            <text:p>TeleCentro</text:p>
          </table:table-cell>
          <table:table-cell office:value-type="string" calcext:value-type="string">
            <text:p>181.45.46.9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PAAabcFHKpIY41DCo-BPeCQjJhro371yterzgUcMec4UGZ2gdvw_7nE4ks9zs&amp;external_browser_redirect=true</text:p>
          </table:table-cell>
          <table:table-cell office:value-type="string" calcext:value-type="string">
            <text:p>http://instagram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7:39:3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Paso Del Rey, Buenos Aires, Argentina</text:p>
          </table:table-cell>
          <table:table-cell office:value-type="string" calcext:value-type="string">
            <text:p>TeleCentro</text:p>
          </table:table-cell>
          <table:table-cell office:value-type="string" calcext:value-type="string">
            <text:p>181.45.46.91</text:p>
          </table:table-cell>
          <table:table-cell/>
          <table:table-cell office:value-type="string" calcext:value-type="string">
            <text:p>https://sushifounder.com/?src=instagram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7:38:2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92</text:p>
          </table:table-cell>
          <table:table-cell office:value-type="string" calcext:value-type="string">
            <text:p>Paso Del Rey, Buenos Aires, Argentina</text:p>
          </table:table-cell>
          <table:table-cell office:value-type="string" calcext:value-type="string">
            <text:p>TeleCentro</text:p>
          </table:table-cell>
          <table:table-cell office:value-type="string" calcext:value-type="string">
            <text:p>181.45.46.91</text:p>
          </table:table-cell>
          <table:table-cell/>
          <table:table-cell office:value-type="string" calcext:value-type="string">
            <text:p>https://sushifounder.com/?src=instagram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5:07:3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Porto, Portugal</text:p>
          </table:table-cell>
          <table:table-cell office:value-type="string" calcext:value-type="string">
            <text:p>Nos Comunicacoes, S.A.</text:p>
          </table:table-cell>
          <table:table-cell office:value-type="string" calcext:value-type="string">
            <text:p>87.196.81.90</text:p>
          </table:table-cell>
          <table:table-cell/>
          <table:table-cell office:value-type="string" calcext:value-type="string">
            <text:p>https://sushifounder.com/?fbclid=PAAabrhAiCmTbDWkYbpK4VEi6qd6Biq--pEsUFroaf0NATMAdqV_JoPmIHhWA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5:05:2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Porto, Portugal</text:p>
          </table:table-cell>
          <table:table-cell office:value-type="string" calcext:value-type="string">
            <text:p>Nos Comunicacoes, S.A.</text:p>
          </table:table-cell>
          <table:table-cell office:value-type="string" calcext:value-type="string">
            <text:p>87.196.81.90</text:p>
          </table:table-cell>
          <table:table-cell/>
          <table:table-cell office:value-type="string" calcext:value-type="string">
            <text:p>https://sushifounder.com/?fbclid=PAAabrhAiCmTbDWkYbpK4VEi6qd6Biq--pEsUFroaf0NATMAdqV_JoPmIHhWA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2:28:51</text:p>
          </table:table-cell>
          <table:table-cell office:value-type="string" calcext:value-type="string">
            <text:p>Safari iPa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834x1112</text:p>
          </table:table-cell>
          <table:table-cell office:value-type="string" calcext:value-type="string">
            <text:p>Portoviejo, Manabi, Ecuador</text:p>
          </table:table-cell>
          <table:table-cell office:value-type="string" calcext:value-type="string">
            <text:p>Puntonet S.A.</text:p>
          </table:table-cell>
          <table:table-cell office:value-type="string" calcext:value-type="string">
            <text:p>179.49.39.142</text:p>
          </table:table-cell>
          <table:table-cell/>
          <table:table-cell office:value-type="string" calcext:value-type="string">
            <text:p>https://sushifounder.com/?fbclid=IwAR3EwAE4hHkmzfwQ-ccL7JwvuYONiMGBkgvCxHY_O-la6bPabzC-_1vFIvM_aem_AViN8bipNQj76X_Zc14A6MpqMOV4eiZODKlKO4JZ55646uDGrStevDR6SrIGOkLoULnBWDVLcJgez632imhMLJN_FhbrfND6EC3_Tu82kjFITjZYAsy33hyQzLNNP5TIl8w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4:26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Puebla, Distrito Federal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90.146.219</text:p>
          </table:table-cell>
          <table:table-cell/>
          <table:table-cell office:value-type="string" calcext:value-type="string">
            <text:p>https://sushifounder.com/?fbclid=PAAaazyNH9DRncPwIfVzylOrXHvUbVGhJSOSRrb6M55E5F25uM1jAYp3fbhkQ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3:51:2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Puriscal, San Jose, Costa Rica</text:p>
          </table:table-cell>
          <table:table-cell office:value-type="string" calcext:value-type="string">
            <text:p>Grupo ICE</text:p>
          </table:table-cell>
          <table:table-cell office:value-type="string" calcext:value-type="string">
            <text:p>201.192.183.14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9:32:14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90x844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iCloud Private Relay</text:p>
          </table:table-cell>
          <table:table-cell office:value-type="string" calcext:value-type="string">
            <text:p>172.226.84.4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4:27:04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90x844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57.100.174.131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0:38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6.4.230.194</text:p>
          </table:table-cell>
          <table:table-cell/>
          <table:table-cell office:value-type="string" calcext:value-type="string">
            <text:p>https://sushifounder.com/?fbclid=IwAR0sqvreQ0MOcthjHVQitHDno5TDrOeriC0z97aJtxsja_twyZFsww9f__0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0:38:0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6.4.230.194</text:p>
          </table:table-cell>
          <table:table-cell/>
          <table:table-cell office:value-type="string" calcext:value-type="string">
            <text:p>https://sushifounder.com/?fbclid=IwAR0sqvreQ0MOcthjHVQitHDno5TDrOeriC0z97aJtxsja_twyZFsww9f__0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7:57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1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57.100.171.98</text:p>
          </table:table-cell>
          <table:table-cell/>
          <table:table-cell office:value-type="string" calcext:value-type="string">
            <text:p>https://sushifounder.com/?fbclid=IwAR0rROW-P5i_Kv7tHarSZExTyBcR9zbK4_btrBbGCreCPRfUe7ngKym3Vao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7:06:5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60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6.4.191.205</text:p>
          </table:table-cell>
          <table:table-cell/>
          <table:table-cell office:value-type="string" calcext:value-type="string">
            <text:p>https://sushifounder.com/?fbclid=IwAR3N9DBvK4b2jCBcyDtjN_AibM2GvbvfxlOCbdQ6CEX_wsE51qvGRLUtv3M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4:20:3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0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detel S.A.</text:p>
          </table:table-cell>
          <table:table-cell office:value-type="string" calcext:value-type="string">
            <text:p>45.70.202.180</text:p>
          </table:table-cell>
          <table:table-cell/>
          <table:table-cell office:value-type="string" calcext:value-type="string">
            <text:p>https://sushifounder.com/?fbclid=IwAR2foqxqBPoEhSLyHlxpQ9A7C0jtnBMTX4A8kDgGP0XNuFe-UGFOcUUWe6M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36:1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6.4.230.194</text:p>
          </table:table-cell>
          <table:table-cell/>
          <table:table-cell office:value-type="string" calcext:value-type="string">
            <text:p>https://sushifounder.com/?fbclid=IwAR38vNZAjIIEvphJ-qixdTc6XYAhaEsgZ3uBipFI27NfaQnSQQqfiJwb7Sw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2:47:4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1.198.15.237</text:p>
          </table:table-cell>
          <table:table-cell/>
          <table:table-cell office:value-type="string" calcext:value-type="string">
            <text:p>https://sushifounder.com/?fbclid=IwAR3EbQoELj4K-WXe6ND1mMx609XN11aBDX5nJGRRIRXOLA1KCw7ts1ej9fk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1:29:2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1.198.15.237</text:p>
          </table:table-cell>
          <table:table-cell/>
          <table:table-cell office:value-type="string" calcext:value-type="string">
            <text:p>https://sushifounder.com/?fbclid=IwAR3THV-8yWSHxNgqvqrNGPzLHcACX20a3x1EVa1YWJWw-GPfBibWNq8raU0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0:30:4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1.198.15.237</text:p>
          </table:table-cell>
          <table:table-cell/>
          <table:table-cell office:value-type="string" calcext:value-type="string">
            <text:p>https://sushifounder.com/?fbclid=IwAR1p6yHfA5KocLeoQ93Xe8AFXW_jSZhb1eaAawwJXUPES14ht3Aac4cGr5s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9:33:3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1.198.15.237</text:p>
          </table:table-cell>
          <table:table-cell/>
          <table:table-cell office:value-type="string" calcext:value-type="string">
            <text:p>https://sushifounder.com/?fbclid=IwAR3THV-8yWSHxNgqvqrNGPzLHcACX20a3x1EVa1YWJWw-GPfBibWNq8raU0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9:33:0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1.198.15.237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9:31:3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Netlife</text:p>
          </table:table-cell>
          <table:table-cell office:value-type="string" calcext:value-type="string">
            <text:p>181.198.15.237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9:10:22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1463x823</text:p>
          </table:table-cell>
          <table:table-cell office:value-type="string" calcext:value-type="string">
            <text:p>Quito, Pichincha, Ecuador</text:p>
          </table:table-cell>
          <table:table-cell office:value-type="string" calcext:value-type="string">
            <text:p>Corporacion Nacional De Telecomunicaciones - Cnt E</text:p>
          </table:table-cell>
          <table:table-cell office:value-type="string" calcext:value-type="string">
            <text:p>186.47.181.4</text:p>
          </table:table-cell>
          <table:table-cell/>
          <table:table-cell office:value-type="string" calcext:value-type="string">
            <text:p>https://sushifounder.com/?fbclid=IwAR0kTM3shtz5f4DW8XV68_1s-4mNUs_jOB1u5hYRBiz8jxdx2YwfCDtnYM4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1:23:5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38</text:p>
          </table:table-cell>
          <table:table-cell office:value-type="string" calcext:value-type="string">
            <text:p>Rio Negro, Argentina</text:p>
          </table:table-cell>
          <table:table-cell office:value-type="string" calcext:value-type="string">
            <text:p>Movistar Argentina</text:p>
          </table:table-cell>
          <table:table-cell office:value-type="string" calcext:value-type="string">
            <text:p>186.143.164.221</text:p>
          </table:table-cell>
          <table:table-cell/>
          <table:table-cell office:value-type="string" calcext:value-type="string">
            <text:p>https://sushifounder.com/?fbclid=IwAR0V3910N4Z15jluBMZr8ISLpEtfvJEpC6WWiWtLb6XI79L28FsJgQgM1k0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21:21:3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38</text:p>
          </table:table-cell>
          <table:table-cell office:value-type="string" calcext:value-type="string">
            <text:p>Rio Negro, Argentina</text:p>
          </table:table-cell>
          <table:table-cell office:value-type="string" calcext:value-type="string">
            <text:p>Movistar Argentina</text:p>
          </table:table-cell>
          <table:table-cell office:value-type="string" calcext:value-type="string">
            <text:p>186.143.164.221</text:p>
          </table:table-cell>
          <table:table-cell/>
          <table:table-cell office:value-type="string" calcext:value-type="string">
            <text:p>https://sushifounder.com/?fbclid=IwAR0V3910N4Z15jluBMZr8ISLpEtfvJEpC6WWiWtLb6XI79L28FsJgQgM1k0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7:13:2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32x960</text:p>
          </table:table-cell>
          <table:table-cell office:value-type="string" calcext:value-type="string">
            <text:p>San Fernando, Buenos Aires, Argentina</text:p>
          </table:table-cell>
          <table:table-cell office:value-type="string" calcext:value-type="string">
            <text:p>TeleCentro</text:p>
          </table:table-cell>
          <table:table-cell office:value-type="string" calcext:value-type="string">
            <text:p>181.46.71.18</text:p>
          </table:table-cell>
          <table:table-cell/>
          <table:table-cell office:value-type="string" calcext:value-type="string">
            <text:p>https://sushifounder.com/?fbclid=PAAaYPfpYbFn5tepziye8nMzg6VX4cxgNXOAVVu7K3zuBPboaqPxNmjVZbjWM&amp;external_browser_redirect=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7:02:1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1x705</text:p>
          </table:table-cell>
          <table:table-cell office:value-type="string" calcext:value-type="string">
            <text:p>San José, San Jose, Costa Rica</text:p>
          </table:table-cell>
          <table:table-cell office:value-type="string" calcext:value-type="string">
            <text:p>Grupo ICE</text:p>
          </table:table-cell>
          <table:table-cell office:value-type="string" calcext:value-type="string">
            <text:p>201.207.176.42</text:p>
          </table:table-cell>
          <table:table-cell/>
          <table:table-cell office:value-type="string" calcext:value-type="string">
            <text:p>https://sushifounder.com/?fbclid=IwAR2Siq1p1hNMMSIMwvubnGlEyLJz7mDoPh1ih0DIjJX1qRodsjQc68PC0nc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21:49:0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712</text:p>
          </table:table-cell>
          <table:table-cell office:value-type="string" calcext:value-type="string">
            <text:p>San Juan, Puerto Rico</text:p>
          </table:table-cell>
          <table:table-cell office:value-type="string" calcext:value-type="string">
            <text:p>Claro Puerto Rico</text:p>
          </table:table-cell>
          <table:table-cell office:value-type="string" calcext:value-type="string">
            <text:p>72.50.2.22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0Yz7NDqh0BO5_kDR-ManS_iQwAsrmB5y9TZqXs1I-xL8LSE8nbGWLJVkU</text:p>
          </table:table-cell>
          <table:table-cell office:value-type="string" calcext:value-type="string">
            <text:p>https://l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21:48:3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20x712</text:p>
          </table:table-cell>
          <table:table-cell office:value-type="string" calcext:value-type="string">
            <text:p>San Juan, Puerto Rico</text:p>
          </table:table-cell>
          <table:table-cell office:value-type="string" calcext:value-type="string">
            <text:p>Claro Puerto Rico</text:p>
          </table:table-cell>
          <table:table-cell office:value-type="string" calcext:value-type="string">
            <text:p>72.50.2.221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0Yz7NDqh0BO5_kDR-ManS_iQwAsrmB5y9TZqXs1I-xL8LSE8nbGWLJVkU</text:p>
          </table:table-cell>
          <table:table-cell office:value-type="string" calcext:value-type="string">
            <text:p>https://l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8:56:09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736</text:p>
          </table:table-cell>
          <table:table-cell office:value-type="string" calcext:value-type="string">
            <text:p>San Martin De Los Andes, Neuquen, Argentina</text:p>
          </table:table-cell>
          <table:table-cell office:value-type="string" calcext:value-type="string">
            <text:p>Cotesma</text:p>
          </table:table-cell>
          <table:table-cell office:value-type="string" calcext:value-type="string">
            <text:p>181.114.141.222</text:p>
          </table:table-cell>
          <table:table-cell/>
          <table:table-cell office:value-type="string" calcext:value-type="string">
            <text:p>https://sushifounder.com/?fbclid=PAAaZpxoDTg8BfuX5mEpZNJV3rfyfHeg5fiEdSXX2c-jALnZyF9LD_KNT0DxI_aem_AcV2eW0ZlDHn6K_8V2M-IxOKtnH2-dxN64s5tF0zYQB-W3B3OlUJXSXeEiO19AaCujr620f97d8QmLHQjed73xij97iCkQ4RKTKaHiprILgsXBmeyNtJWuTn_SzeKUVXYj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09:11:07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San Nicolas De Los Garza, Nuevo Leon, Mexico</text:p>
          </table:table-cell>
          <table:table-cell office:value-type="string" calcext:value-type="string">
            <text:p>Telmex</text:p>
          </table:table-cell>
          <table:table-cell office:value-type="string" calcext:value-type="string">
            <text:p>189.153.41.185</text:p>
          </table:table-cell>
          <table:table-cell/>
          <table:table-cell office:value-type="string" calcext:value-type="string">
            <text:p>https://sushifounder.com/?fbclid=IwAR0JVcVFzfKxrYBOks0jhx9v2SCCZOK1Hezcv6Yf9btKNXxt4ws_QvW4d1E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0:17:1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San Pedro Sula, Cortes, Honduras</text:p>
          </table:table-cell>
          <table:table-cell office:value-type="string" calcext:value-type="string">
            <text:p>Cablecolor S.A.</text:p>
          </table:table-cell>
          <table:table-cell office:value-type="string" calcext:value-type="string">
            <text:p>190.92.19.235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7:32:2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San Rafael, Mendoza, Argentina</text:p>
          </table:table-cell>
          <table:table-cell office:value-type="string" calcext:value-type="string">
            <text:p>Oficina Pyme S.A.</text:p>
          </table:table-cell>
          <table:table-cell office:value-type="string" calcext:value-type="string">
            <text:p>179.63.242.84</text:p>
          </table:table-cell>
          <table:table-cell/>
          <table:table-cell office:value-type="string" calcext:value-type="string">
            <text:p>https://sushifounder.com/?fbclid=PAAabW6I-M0yXkx8bG5leGKT3M9_pTPlIrKUbcTqX6cCn3542XbjDPrseZshg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20:21:56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24x906</text:p>
          </table:table-cell>
          <table:table-cell office:value-type="string" calcext:value-type="string">
            <text:p>San Salvador, El Salvador</text:p>
          </table:table-cell>
          <table:table-cell office:value-type="string" calcext:value-type="string">
            <text:p>Tigo El Salvador</text:p>
          </table:table-cell>
          <table:table-cell office:value-type="string" calcext:value-type="string">
            <text:p>190.99.43.60</text:p>
          </table:table-cell>
          <table:table-cell/>
          <table:table-cell office:value-type="string" calcext:value-type="string">
            <text:p>https://sushifounder.com/?fbclid=IwAR0W__k1QXcu_9WrciVfUfCgHBv_srZyRm8r2IpIyBlA7S607jVAgBuEG7c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20:18:4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869</text:p>
          </table:table-cell>
          <table:table-cell office:value-type="string" calcext:value-type="string">
            <text:p>San Salvador, El Salvador</text:p>
          </table:table-cell>
          <table:table-cell office:value-type="string" calcext:value-type="string">
            <text:p>Tigo El Salvador</text:p>
          </table:table-cell>
          <table:table-cell office:value-type="string" calcext:value-type="string">
            <text:p>200.85.23.250</text:p>
          </table:table-cell>
          <table:table-cell/>
          <table:table-cell office:value-type="string" calcext:value-type="string">
            <text:p>https://sushifounder.com/?fbclid=IwAR1_O60sWs4tNXjQWPCnYUiEyeYRNDW4CwMSMmTrsnwTNgCl7snpqq8qlKA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7:53:2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24x918</text:p>
          </table:table-cell>
          <table:table-cell office:value-type="string" calcext:value-type="string">
            <text:p>San Salvador, El Salvador</text:p>
          </table:table-cell>
          <table:table-cell office:value-type="string" calcext:value-type="string">
            <text:p>Claro El Salvador</text:p>
          </table:table-cell>
          <table:table-cell office:value-type="string" calcext:value-type="string">
            <text:p>190.87.162.112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7:53:0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24x918</text:p>
          </table:table-cell>
          <table:table-cell office:value-type="string" calcext:value-type="string">
            <text:p>San Salvador, El Salvador</text:p>
          </table:table-cell>
          <table:table-cell office:value-type="string" calcext:value-type="string">
            <text:p>Claro El Salvador</text:p>
          </table:table-cell>
          <table:table-cell office:value-type="string" calcext:value-type="string">
            <text:p>190.87.162.112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3:50:3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85x854</text:p>
          </table:table-cell>
          <table:table-cell office:value-type="string" calcext:value-type="string">
            <text:p>Santa Cruz De La Sierra, Santa Cruz, Bolivia</text:p>
          </table:table-cell>
          <table:table-cell office:value-type="string" calcext:value-type="string">
            <text:p>Entel Bolivia</text:p>
          </table:table-cell>
          <table:table-cell office:value-type="string" calcext:value-type="string">
            <text:p>200.87.209.147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0:20:0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0</text:p>
          </table:table-cell>
          <table:table-cell office:value-type="string" calcext:value-type="string">
            <text:p>Santiago, Region Metropolitana, Chile</text:p>
          </table:table-cell>
          <table:table-cell office:value-type="string" calcext:value-type="string">
            <text:p>Claro Chile</text:p>
          </table:table-cell>
          <table:table-cell office:value-type="string" calcext:value-type="string">
            <text:p>191.119.252.210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PAAaYwfyfAFO3ubzjboIslQDeuN7OhKe4R9SRQl-1K8RsCwcUMmBfR4kumex4&amp;external_browser_redirect=true</text:p>
          </table:table-cell>
          <table:table-cell office:value-type="string" calcext:value-type="string">
            <text:p>http://instagram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9:02:45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Santiago, Region Metropolitana, Chile</text:p>
          </table:table-cell>
          <table:table-cell office:value-type="string" calcext:value-type="string">
            <text:p>VTR Banda Ancha</text:p>
          </table:table-cell>
          <table:table-cell office:value-type="string" calcext:value-type="string">
            <text:p>190.162.122.249</text:p>
          </table:table-cell>
          <table:table-cell/>
          <table:table-cell office:value-type="string" calcext:value-type="string">
            <text:p>https://sushifounder.com/?fbclid=PAAabdR0C1DWYoxyNFdghtBU1C26sB-gtJZsfghfB5-2mzKZkNS3gOVyvfTV8_aem_ASF1B2y9wsvaBRx4Kfxdl05peAJloGotLj44V_s6txDQD_CUnJtEpbblDJ7qXAIZcWU_kdTlUUJkA-AzKjtUVYw2Ef4YmLyj5yfkTKETCenRn3EnfICkIEWCt9PfUS6d1g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7:32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Santiago, Region Metropolitana, Chile</text:p>
          </table:table-cell>
          <table:table-cell office:value-type="string" calcext:value-type="string">
            <text:p>VTR Banda Ancha</text:p>
          </table:table-cell>
          <table:table-cell office:value-type="string" calcext:value-type="string">
            <text:p>190.161.89.20</text:p>
          </table:table-cell>
          <table:table-cell/>
          <table:table-cell office:value-type="string" calcext:value-type="string">
            <text:p>https://sushifounder.com/?fbclid=IwAR263pZlN-BMimfTzvuvl2IbR7LJeKtquRWuzdpGnB7QRzq61RFfwmXUdR8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6:29:44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Santiago, Region Metropolitana, Chile</text:p>
          </table:table-cell>
          <table:table-cell office:value-type="string" calcext:value-type="string">
            <text:p>Entel Chile</text:p>
          </table:table-cell>
          <table:table-cell office:value-type="string" calcext:value-type="string">
            <text:p>186.11.40.173</text:p>
          </table:table-cell>
          <table:table-cell/>
          <table:table-cell office:value-type="string" calcext:value-type="string">
            <text:p>https://sushifounder.com/?fbclid=PAAaYAPXtxue6EDsOG1Ys4bCXvz7MLGgxpi7m7-vCkFEaQnNT8oEM73CgnrEo_aem_ASGdybcsCb-Mh2zA76cDUVCWbq6SSRc9-N8V16-wVRKo3fGT6ZLfNA6jxJLIbhYHShTlHm-rhtl2nCc886mh_1ZpsfID6ZjOFqd_M67fqubtMLpONRUj-8dUAShNHpBpld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7:27:53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Santiago, Region Metropolitana, Chile</text:p>
          </table:table-cell>
          <table:table-cell office:value-type="string" calcext:value-type="string">
            <text:p>Entel Chile</text:p>
          </table:table-cell>
          <table:table-cell office:value-type="string" calcext:value-type="string">
            <text:p>186.11.81.247</text:p>
          </table:table-cell>
          <table:table-cell/>
          <table:table-cell office:value-type="string" calcext:value-type="string">
            <text:p>https://sushifounder.com/?fbclid=PAAaYeJKwTdE0BJ5AP5CrHXVKuNj5pAvFptrpl7OlufLFr5pL6LO5J2jX8K3Y_aem_AfpS5zqVkkbsVewqs1HcBIY0aXpCXjWPuUztEE4_4tRG10QtpyLH0AqddzZwqSR_LwA8ya_ZBNI5T6pEG7Q-h9WnnLWHgIRIW3DMvW58HCIUNkTFwYY70lTtnkP_2VpdIU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5:25:5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70</text:p>
          </table:table-cell>
          <table:table-cell office:value-type="string" calcext:value-type="string">
            <text:p>Santiago, Region Metropolitana, Chile</text:p>
          </table:table-cell>
          <table:table-cell office:value-type="string" calcext:value-type="string">
            <text:p>Claro Chile</text:p>
          </table:table-cell>
          <table:table-cell office:value-type="string" calcext:value-type="string">
            <text:p>191.119.182.141</text:p>
          </table:table-cell>
          <table:table-cell/>
          <table:table-cell office:value-type="string" calcext:value-type="string">
            <text:p>https://sushifounder.com/?fbclid=PAAaZ5x-GlSmS2JFn9hGpa1MCzaeh6tQ9vOKa7g_uhtZk5IxEvbR-oy8YNBb4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9:00:2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85x833</text:p>
          </table:table-cell>
          <table:table-cell office:value-type="string" calcext:value-type="string">
            <text:p>Santiago, Region Metropolitana, Chile</text:p>
          </table:table-cell>
          <table:table-cell office:value-type="string" calcext:value-type="string">
            <text:p>Movistar Fibra</text:p>
          </table:table-cell>
          <table:table-cell office:value-type="string" calcext:value-type="string">
            <text:p>201.246.65.17</text:p>
          </table:table-cell>
          <table:table-cell/>
          <table:table-cell office:value-type="string" calcext:value-type="string">
            <text:p>https://sushifounder.com/?fbclid=IwAR19CqFLL-0QE9tqDdOxOwcmIGK6fLu4Czb2QTfxWNyAhLpAxnj_yCpy7BI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9:00:2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720x1560</text:p>
          </table:table-cell>
          <table:table-cell office:value-type="string" calcext:value-type="string">
            <text:p>Santiago, Region Metropolitana, Chile</text:p>
          </table:table-cell>
          <table:table-cell office:value-type="string" calcext:value-type="string">
            <text:p>Movistar Fibra</text:p>
          </table:table-cell>
          <table:table-cell office:value-type="string" calcext:value-type="string">
            <text:p>201.246.65.17</text:p>
          </table:table-cell>
          <table:table-cell/>
          <table:table-cell office:value-type="string" calcext:value-type="string">
            <text:p>https://sushifounder.com/?fbclid=IwAR19CqFLL-0QE9tqDdOxOwcmIGK6fLu4Czb2QTfxWNyAhLpAxnj_yCpy7B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7:23:0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Santo Domingo, Dominican Republic</text:p>
          </table:table-cell>
          <table:table-cell office:value-type="string" calcext:value-type="string">
            <text:p>Claro Dominican Republic</text:p>
          </table:table-cell>
          <table:table-cell office:value-type="string" calcext:value-type="string">
            <text:p>152.0.117.91</text:p>
          </table:table-cell>
          <table:table-cell/>
          <table:table-cell office:value-type="string" calcext:value-type="string">
            <text:p>https://sushifounder.com/?fbclid=IwAR2nqq8kpH5pG-BmBrk_QS4bh1WH7DXpw7JmeP3mMwaxgktCYW-UIEy6kW0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02:1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Santo Domingo, Dominican Republic</text:p>
          </table:table-cell>
          <table:table-cell office:value-type="string" calcext:value-type="string">
            <text:p>Altice Dominicana S.A.</text:p>
          </table:table-cell>
          <table:table-cell office:value-type="string" calcext:value-type="string">
            <text:p>152.166.145.49</text:p>
          </table:table-cell>
          <table:table-cell/>
          <table:table-cell office:value-type="string" calcext:value-type="string">
            <text:p>https://sushifounder.com/?fbclid=PAAaZIZZPcymp6V4ufkrQztBUwZptlWKi6Vt4tSb3siCPEaZGrcoqIxoCbAk4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09:57:1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80</text:p>
          </table:table-cell>
          <table:table-cell office:value-type="string" calcext:value-type="string">
            <text:p>Santo Domingo, Dominican Republic</text:p>
          </table:table-cell>
          <table:table-cell office:value-type="string" calcext:value-type="string">
            <text:p>Altice Dominicana S.A.</text:p>
          </table:table-cell>
          <table:table-cell office:value-type="string" calcext:value-type="string">
            <text:p>152.166.164.83</text:p>
          </table:table-cell>
          <table:table-cell/>
          <table:table-cell office:value-type="string" calcext:value-type="string">
            <text:p>https://sushifounder.com/?fbclid=PAAaY6hQk1d1-mg_f3kHLFqiv4kPHfyQUOLtx7w8Zd1PmvJFdHz3PPW7UMxJw&amp;external_browser_redirect=true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5:18:1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48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6</text:p>
          </table:table-cell>
          <table:table-cell office:value-type="string" calcext:value-type="string">
            <text:p>15:18:18</text:p>
          </table:table-cell>
          <table:table-cell office:value-type="string" calcext:value-type="string">
            <text:p>Chrome 94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3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37:2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3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2-01</text:p>
          </table:table-cell>
          <table:table-cell office:value-type="string" calcext:value-type="string">
            <text:p>08:37:24</text:p>
          </table:table-cell>
          <table:table-cell office:value-type="string" calcext:value-type="string">
            <text:p>Chrome 94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3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4:4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3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4:07</text:p>
          </table:table-cell>
          <table:table-cell office:value-type="string" calcext:value-type="string">
            <text:p>Chrome 94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3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4:0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46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3:43</text:p>
          </table:table-cell>
          <table:table-cell office:value-type="string" calcext:value-type="string">
            <text:p>Chrome 94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44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3:4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3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3:20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33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3:19</text:p>
          </table:table-cell>
          <table:table-cell office:value-type="string" calcext:value-type="string">
            <text:p>Chrome 94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46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2:59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64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44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2022-01-30</text:p>
          </table:table-cell>
          <table:table-cell office:value-type="string" calcext:value-type="string">
            <text:p>22:12:58</text:p>
          </table:table-cell>
          <table:table-cell office:value-type="string" calcext:value-type="string">
            <text:p>Chrome 94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South Carolina, United States</text:p>
          </table:table-cell>
          <table:table-cell office:value-type="string" calcext:value-type="string">
            <text:p>Google Proxy</text:p>
          </table:table-cell>
          <table:table-cell office:value-type="string" calcext:value-type="string">
            <text:p>66.102.8.48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3:33:52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414x896</text:p>
          </table:table-cell>
          <table:table-cell office:value-type="string" calcext:value-type="string">
            <text:p>Talcahuano, Bio-Bio, Chile</text:p>
          </table:table-cell>
          <table:table-cell office:value-type="string" calcext:value-type="string">
            <text:p>Movistar Chile</text:p>
          </table:table-cell>
          <table:table-cell office:value-type="string" calcext:value-type="string">
            <text:p>191.114.78.71</text:p>
          </table:table-cell>
          <table:table-cell/>
          <table:table-cell office:value-type="string" calcext:value-type="string">
            <text:p>https://sushifounder.com/?fbclid=IwAR3aNq05zgugFYHwsh835oedCpDKCw5DH77WdDH6s_iNL3Da03085ULMbTM_aem_AZFvSyJMkPVtnGb8A_trfO5f88QloD5CwIbve75urMrs7K3jfFVUI0P0S_-H2DYW7wUK_ufyljupQSDZcReRDhzbclR2DTyy2NdPdbs9VVV-7wSehGzmNUUwXQmP-175UVM</text:p>
          </table:table-cell>
          <table:table-cell office:value-type="string" calcext:value-type="string">
            <text:p>http://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3:00:51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84x832</text:p>
          </table:table-cell>
          <table:table-cell office:value-type="string" calcext:value-type="string">
            <text:p>Tijuana, Baja California, Mexico</text:p>
          </table:table-cell>
          <table:table-cell office:value-type="string" calcext:value-type="string">
            <text:p>Telcel</text:p>
          </table:table-cell>
          <table:table-cell office:value-type="string" calcext:value-type="string">
            <text:p>200.68.132.199</text:p>
          </table:table-cell>
          <table:table-cell/>
          <table:table-cell office:value-type="string" calcext:value-type="string">
            <text:p>https://sushifounder.com/?fbclid=IwAR3sRyjb2rKkliZeObb6FnGipe8zvF26AllM6vovpTpeqrXLZWxONUh0HcQ</text:p>
          </table:table-cell>
          <table:table-cell office:value-type="string" calcext:value-type="string">
            <text:p>https://lm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0:17:3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80</text:p>
          </table:table-cell>
          <table:table-cell office:value-type="string" calcext:value-type="string">
            <text:p>Toluc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90.177.143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2oWD0MA4GPdI_EfPl3pjboTzir8EhPk2hQMEeIDx9sPK4u4nnhsvrEuCo</text:p>
          </table:table-cell>
          <table:table-cell office:value-type="string" calcext:value-type="string">
            <text:p>https://l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0:13:58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80</text:p>
          </table:table-cell>
          <table:table-cell office:value-type="string" calcext:value-type="string">
            <text:p>Toluca, Mexico</text:p>
          </table:table-cell>
          <table:table-cell office:value-type="string" calcext:value-type="string">
            <text:p>Totalplay</text:p>
          </table:table-cell>
          <table:table-cell office:value-type="string" calcext:value-type="string">
            <text:p>187.190.177.143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0yuHnu45pcJ7uYIUkpIEWJ9E4OkT63mUJnECXo4jDGgWYDhSlSjM1toVE</text:p>
          </table:table-cell>
          <table:table-cell office:value-type="string" calcext:value-type="string">
            <text:p>https://l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7:34:5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93x873</text:p>
          </table:table-cell>
          <table:table-cell office:value-type="string" calcext:value-type="string">
            <text:p>Torrevieja, Comunidad Valenciana, Spain</text:p>
          </table:table-cell>
          <table:table-cell office:value-type="string" calcext:value-type="string">
            <text:p>Television Costablanca S.L.</text:p>
          </table:table-cell>
          <table:table-cell office:value-type="string" calcext:value-type="string">
            <text:p>185.110.78.177</text:p>
          </table:table-cell>
          <table:table-cell/>
          <table:table-cell office:value-type="string" calcext:value-type="string">
            <text:p>https://sushifounder.com/</text:p>
          </table:table-cell>
          <table:table-cell office:value-type="string" calcext:value-type="string">
            <text:p>https://l.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03:41:16</text:p>
          </table:table-cell>
          <table:table-cell office:value-type="string" calcext:value-type="string">
            <text:p>Chrome 98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1440x900</text:p>
          </table:table-cell>
          <table:table-cell office:value-type="string" calcext:value-type="string">
            <text:p>Ulhasnagar, Maharashtra, India</text:p>
          </table:table-cell>
          <table:table-cell office:value-type="string" calcext:value-type="string">
            <text:p>Soft Call Cust-o-care Private Limited</text:p>
          </table:table-cell>
          <table:table-cell office:value-type="string" calcext:value-type="string">
            <text:p>43.255.222.218</text:p>
          </table:table-cell>
          <table:table-cell/>
          <table:table-cell office:value-type="string" calcext:value-type="string">
            <text:p>https://sushifounder.com/?fbclid=IwAR2tmgwdWEkv_ZcczLNPyvTptknoAclkg5RpWaH9nYTgAZYEi2SNb2CBXkk</text:p>
          </table:table-cell>
          <table:table-cell office:value-type="string" calcext:value-type="string">
            <text:p>https://l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10:0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17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ad4647EiWBXAXblE-0pZu-EmosvxXGUjLCNCBkGd8F4fIh07rQ2yoy3o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8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127.14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bd0Lw8a0GjLiUrqgBk88PhddGL4QRU4GNjIthI57HL_WGfV2wtxXuyPE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7</text:p>
          </table:table-cell>
          <table:table-cell office:value-type="string" calcext:value-type="string">
            <text:p>Chrome 89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127.20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0mFhsBcKsI2B9Jj6hNvb7EtDSamG6RXwwOP8JRnOgAIEkCng_42Q5yxhI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7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127.10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o3mb31lRQP6jLlXeIRU6fD3XladJgD2aahKkoxXM_w2RcSe0PpWsWpE8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6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28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0Wyuqv-ymr3RA0nlfDAi2nurxSV_MlQz48CWMCDSjXDqq_Fd59Op5iw4A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18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0My-DFIZw_V0MJiidzM4-9UGvCG_QXd8HQZEZ2eTcIjRqres28SsW5y84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4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127.13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2SAkEgKZIIR-eIab0bURgGH0bY_QoGCmT5P7Lfk7jlhmSQfi3L5Ud0lQY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4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Win7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87.1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0xAjqDFn3t2FOyN9FKZsdPer8GP8zRH5zwcZsNDwHPYZNprcDLI0xUKmQ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3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87.21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1BI7WOu4M6lduBGeL8v-bM01l1VA49lrV4I-4IQdPCFPfGr6rMEquWQVo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2</text:p>
          </table:table-cell>
          <table:table-cell office:value-type="string" calcext:value-type="string">
            <text:p>Edge 98.0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87.21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1n-4pA6PiwhdstrBCcao2gUFo63fmkZ91z6RDcsYBwCAKfXUp0W5Ze6OU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127.112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0gerP2P7sBdYRBPrOx0WisfQoBltjs6nWeLZiNoS3V1vSIaSbFlBpM0yk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127.35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2XYIxqoDe1XzG3w7AiaQQnDwNEaG52rWl3Hv9HHCvJwGxdJXqV1EbIoT4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1</text:p>
          </table:table-cell>
          <table:table-cell office:value-type="string" calcext:value-type="string">
            <text:p>Chrome 80.0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127.3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Vaq77Ju_r0lTHNiL1tk4fEgWt951p66uGBfhW8YVZDJMw6WAsFuktEDM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1:04:2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16</text:p>
          </table:table-cell>
          <table:table-cell/>
          <table:table-cell office:value-type="string" calcext:value-type="string">
            <text:p>https://sushifounder.com/?utm_source=meta&amp;utm_medium=cpc&amp;utm_campaign=Remkt viewContent [W] CBO&amp;utm_content=all Interacción <text:s text:c="2"/>all interest [view content]&amp;Ad img 3,16,18 copy 01&amp;fbclid=IwAR3NsJ5TlM5gleP6r7zzVREBIFtq8tBGDZfJEaatVoUcpf7miw1z4hjIUMs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1:41:46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16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2wvvoupoUt_AQYAcOvrdioqfvXeKwkP4hfW9U9SF7H6lYAesXzpQ2a6yI</text:p>
          </table:table-cell>
          <table:table-cell office:value-type="string" calcext:value-type="string">
            <text:p>https://www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1:41:45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22</text:p>
          </table:table-cell>
          <table:table-cell/>
          <table:table-cell office:value-type="string" calcext:value-type="string">
            <text:p>https://sushifounder.com/?fbclid=IwAR2ZyKxfVSK6zQyvlSUh4-TWFX0uqOLKklr5TE9-oKkbuJ4wFE-6HC3oNqY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1:41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14</text:p>
          </table:table-cell>
          <table:table-cell/>
          <table:table-cell office:value-type="string" calcext:value-type="string">
            <text:p>https://sushifounder.com/?fbclid=IwAR2MCSZHaYq4-HLeVZUT4tEKk6B85baxoYlugnqtPfOWI-x1st0iGHu1kBw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1:41:45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48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13</text:p>
          </table:table-cell>
          <table:table-cell/>
          <table:table-cell office:value-type="string" calcext:value-type="string">
            <text:p>https://sushifounder.com/?fbclid=IwAR2oTWY5ZdfVAwubtqF30Shv5BA-VgKhuGejcFQzSw0gmT_LE3TKNCRtUHg</text:p>
          </table:table-cell>
          <table:table-cell office:value-type="string" calcext:value-type="string">
            <text:p>http://m.facebook.c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08:12:52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22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2022-02-02</text:p>
          </table:table-cell>
          <table:table-cell office:value-type="string" calcext:value-type="string">
            <text:p>08:12:4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69.171.251.18</text:p>
          </table:table-cell>
          <table:table-cell/>
          <table:table-cell office:value-type="string" calcext:value-type="string">
            <text:p>https://sushifounder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2:11:43</text:p>
          </table:table-cell>
          <table:table-cell office:value-type="string" calcext:value-type="string">
            <text:p>Chrome 97.0</text:p>
          </table:table-cell>
          <table:table-cell office:value-type="string" calcext:value-type="string">
            <text:p>Win7</text:p>
          </table:table-cell>
          <table:table-cell office:value-type="string" calcext:value-type="string">
            <text:p>2000x20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73.252.87.16</text:p>
          </table:table-cell>
          <table:table-cell/>
          <table:table-cell office:value-type="string" calcext:value-type="string">
            <text:p>https://sushifounder.com/?fbclid=IwAR0RNuTjEyONszj82Ab0czH69pNGom2bQ6BwFxXt21hlW5wyhAM7Ef_PGIU</text:p>
          </table:table-cell>
          <table:table-cell office:value-type="string" calcext:value-type="string">
            <text:p>https://www.facebook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06:53:54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20x568</text:p>
          </table:table-cell>
          <table:table-cell office:value-type="string" calcext:value-type="string">
            <text:p>Valencia, Carabobo, Venezuela</text:p>
          </table:table-cell>
          <table:table-cell office:value-type="string" calcext:value-type="string">
            <text:p>Lumen</text:p>
          </table:table-cell>
          <table:table-cell office:value-type="string" calcext:value-type="string">
            <text:p>190.217.7.117</text:p>
          </table:table-cell>
          <table:table-cell/>
          <table:table-cell office:value-type="string" calcext:value-type="string">
            <text:p>https://sushifounder.com/?fbclid=PAAaYivJy6nawKtM306Y-xCH8E8UEz5gnlnrnMdoOeEKNrGZVG9U-dYqBETTU_aem_AeBiu_LiYsVr7TEOtGMVr_KIpDK8haj5YCYMHkqc7GqTDAZISKoFrKy93ONZ6wHonR-Jjg05tZe_W19oSlRO8AZ08PD6XbJ8Pahl3w6V0clZwO4o4c1DRt_z_ZNoC_zUT9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9:19:19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320x568</text:p>
          </table:table-cell>
          <table:table-cell office:value-type="string" calcext:value-type="string">
            <text:p>Valencia, Carabobo, Venezuela</text:p>
          </table:table-cell>
          <table:table-cell office:value-type="string" calcext:value-type="string">
            <text:p>Lumen</text:p>
          </table:table-cell>
          <table:table-cell office:value-type="string" calcext:value-type="string">
            <text:p>190.217.7.117</text:p>
          </table:table-cell>
          <table:table-cell/>
          <table:table-cell office:value-type="string" calcext:value-type="string">
            <text:p>https://sushifounder.com/?fbclid=PAAaZuDpIbvM7KqvbK5EPXEN30WqZXeo26UkBr_FFs-uPliAMxwaBXB2Mm0aE_aem_ARrwKjr2JhEvvG2O4UiHHDG-MPUc6Bh5k2bmb6pHWm5QOyswo50_aCVfi-7Lbg9UTiOBEn7CO58hTQUa-4cniNcBxm44SEx6p14K-WWBvXtPA0_e6jlZgxtjUTr4hF4Iu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06:24:13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360x760</text:p>
          </table:table-cell>
          <table:table-cell office:value-type="string" calcext:value-type="string">
            <text:p>Victoria De Durango, Durango, Mexico</text:p>
          </table:table-cell>
          <table:table-cell office:value-type="string" calcext:value-type="string">
            <text:p>Megacable</text:p>
          </table:table-cell>
          <table:table-cell office:value-type="string" calcext:value-type="string">
            <text:p>177.226.105.149</text:p>
          </table:table-cell>
          <table:table-cell/>
          <table:table-cell office:value-type="string" calcext:value-type="string">
            <text:p>https://sushifounder.com/?utm_source=meta&amp;utm_medium=cpc&amp;utm_campaign=Remkt conversione [W] CBO&amp;utm_content=InitiateCheckout - Purchase 15d <text:s text:c="2"/>All Interact 30d&amp;Ad img 3,16,18 copy 01&amp;fbclid=IwAR28Jb9ne564UTcFqzFzBwev6C4s0nqKJWaWGzTIMmMe-hsnoVLwabywxBc</text:p>
          </table:table-cell>
          <table:table-cell office:value-type="string" calcext:value-type="string">
            <text:p>https://lm.facebook.com/</text:p>
          </table:table-cell>
          <table:table-cell/>
          <table:table-cell office:value-type="string" calcext:value-type="string">
            <text:p>P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01:02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Villa Carlos Paz, Cordoba, Argentin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181.28.145.187</text:p>
          </table:table-cell>
          <table:table-cell/>
          <table:table-cell office:value-type="string" calcext:value-type="string">
            <text:p>https://sushifounder.com/?fbclid=PAAaZEhfo_nmCq8NvL_bCtW92RGJ8u6mIiXnQ3xzHYWs9I35J044dh_Ubou-8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6:45:5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15</text:p>
          </table:table-cell>
          <table:table-cell office:value-type="string" calcext:value-type="string">
            <text:p>Wolfhalden, Ausser-Rhoden, Switzerland</text:p>
          </table:table-cell>
          <table:table-cell office:value-type="string" calcext:value-type="string">
            <text:p>Swisscom</text:p>
          </table:table-cell>
          <table:table-cell office:value-type="string" calcext:value-type="string">
            <text:p>92.107.26.181</text:p>
          </table:table-cell>
          <table:table-cell/>
          <table:table-cell office:value-type="string" calcext:value-type="string">
            <text:p>https://sushifounder.com/?fbclid=PAAaZPCUqLLCQr5I_SO7_UUowxS3YrZI93IbLkzGd9pA6-hiha1psU8TYki1c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4:49:47</text:p>
          </table:table-cell>
          <table:table-cell office:value-type="string" calcext:value-type="string">
            <text:p>Chrome for 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12x938</text:p>
          </table:table-cell>
          <table:table-cell office:value-type="string" calcext:value-type="string">
            <text:p>Zapopan, Jalisco, Mexico</text:p>
          </table:table-cell>
          <table:table-cell office:value-type="string" calcext:value-type="string">
            <text:p>Telmex</text:p>
          </table:table-cell>
          <table:table-cell office:value-type="string" calcext:value-type="string">
            <text:p>187.144.146.153</text:p>
          </table:table-cell>
          <table:table-cell/>
          <table:table-cell office:value-type="string" calcext:value-type="string">
            <text:p>https://sushifounder.com/?fbclid=PAAaap-fyyjJR7G6S2m0FUsLZMLxP9YAN-yHPcCQVM0j2fHVhMp4r-_aNNYA0&amp;external_browser_redirect=true</text:p>
          </table:table-cell>
          <table:table-cell office:value-type="string" calcext:value-type="string">
            <text:p>http://instagram.com/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RecentPageload-P12707584-2022-01-30T18-07-54--2022-02-10T10-37-56'.A2:'RecentPageload-P12707584-2022-01-30T18-07-54--2022-02-10T10-37-56'.O698" table:display-filter-buttons="true">
          <table:filter>
            <table:filter-and>
              <table:filter-condition table:field-number="3" table:value="Android" table:operator="=">
                <table:filter-set-item table:value="Android"/>
                <table:filter-set-item table:value="OS X"/>
                <table:filter-set-item table:value="Unknown"/>
                <table:filter-set-item table:value="Win10"/>
                <table:filter-set-item table:value="Win7"/>
                <table:filter-set-item table:value="Win8.1"/>
                <table:filter-set-item table:value="iOS"/>
              </table:filter-condition>
              <table:filter-condition table:field-number="9" table:value="" table:operator="=">
                <table:filter-set-item table:value=""/>
                <table:filter-set-item table:value="https://sushifounder.com/"/>
                <table:filter-set-item table:value="https://sushifounder.com/?fbclid=IwAR01VLVGkC2-YUGuL4BgqX9lDvTqAjJciPyOIks2RwqTIROK1kjCIXFY3Ig"/>
                <table:filter-set-item table:value="https://sushifounder.com/?fbclid=IwAR03hVKqTjP5Y7quU46BGr9XNJ_wj1p15hK5Nxc6sJGEIEtDSWDdtWS1ibs"/>
                <table:filter-set-item table:value="https://sushifounder.com/?fbclid=IwAR04Z0fHHEmk1YxBTcvSQPLBNViFIrjLgSUpbKmxAfkonIh0S4k-yJm8hvY"/>
                <table:filter-set-item table:value="https://sushifounder.com/?fbclid=IwAR077AXT7jBCSG0-qEsix2o-GEFs9agtzSs28ihHa-naZVXgJwGanXyjIoQ"/>
                <table:filter-set-item table:value="https://sushifounder.com/?fbclid=IwAR0GQDKWA11HRLIvB3nDxeGxRhQ_gKSoTPbCL8zKeQmjUw0-Bc6VOJ-5qBI"/>
                <table:filter-set-item table:value="https://sushifounder.com/?fbclid=IwAR0HKDBQqRpHFSV7iPuBob22LwXD9rM6anqIYMXniul6Uug6hG0MY5Dvt6c"/>
                <table:filter-set-item table:value="https://sushifounder.com/?fbclid=IwAR0JVcVFzfKxrYBOks0jhx9v2SCCZOK1Hezcv6Yf9btKNXxt4ws_QvW4d1E"/>
                <table:filter-set-item table:value="https://sushifounder.com/?fbclid=IwAR0PfE-Mle7POYJHyR5sCSCjCH6NSAJIeq3qpVACil91nNbGp-iHqFg-6o0"/>
                <table:filter-set-item table:value="https://sushifounder.com/?fbclid=IwAR0RNuTjEyONszj82Ab0czH69pNGom2bQ6BwFxXt21hlW5wyhAM7Ef_PGIU"/>
                <table:filter-set-item table:value="https://sushifounder.com/?fbclid=IwAR0V3910N4Z15jluBMZr8ISLpEtfvJEpC6WWiWtLb6XI79L28FsJgQgM1k0"/>
                <table:filter-set-item table:value="https://sushifounder.com/?fbclid=IwAR0VcUlFPUnh4CYlyqXO8cGwfvld_SbR7_3UhK3XCwi4GGhDloV4mOw7euc"/>
                <table:filter-set-item table:value="https://sushifounder.com/?fbclid=IwAR0W__k1QXcu_9WrciVfUfCgHBv_srZyRm8r2IpIyBlA7S607jVAgBuEG7c"/>
                <table:filter-set-item table:value="https://sushifounder.com/?fbclid=IwAR0a5TzIhod-QjxO8RhsErkJgiGKkaYjm6X3OK7rIUw5jg31sM0-cDhpkQM"/>
                <table:filter-set-item table:value="https://sushifounder.com/?fbclid=IwAR0aqGVogJ8mI_XouoMvtdFyUn80J0Bkt5sJnmdLsLMaKQGovBg5rDoz5sI"/>
                <table:filter-set-item table:value="https://sushifounder.com/?fbclid=IwAR0i-5ID4bme8aXG0lJ47qcXddys8eXF7igEN7wXe3kQLM_39QMiAcX_kAQ"/>
                <table:filter-set-item table:value="https://sushifounder.com/?fbclid=IwAR0kTM3shtz5f4DW8XV68_1s-4mNUs_jOB1u5hYRBiz8jxdx2YwfCDtnYM4"/>
                <table:filter-set-item table:value="https://sushifounder.com/?fbclid=IwAR0n6pyXcLZc5MlXypBWL8GQZbPsxzD39gDIBixRdxaxU7_7hcaL0MnQZMI"/>
                <table:filter-set-item table:value="https://sushifounder.com/?fbclid=IwAR0rROW-P5i_Kv7tHarSZExTyBcR9zbK4_btrBbGCreCPRfUe7ngKym3Vao"/>
                <table:filter-set-item table:value="https://sushifounder.com/?fbclid=IwAR0sqvreQ0MOcthjHVQitHDno5TDrOeriC0z97aJtxsja_twyZFsww9f__0"/>
                <table:filter-set-item table:value="https://sushifounder.com/?fbclid=IwAR0tdq01_fpzBy56gfgSJS-2DPVbnnAPV7ww20dCAOj4UOsIeTlfN4YjitQ_aem_AR-zR5e4-hZrwEprUFR6HcCDFp0qh2uwB3SvprGEbXVOiQbkSLiHQ9g02UTbAPdsYbVvqsBF80GPe3hPtVXKHzoV9Djpf0oJbf4hbybAxbxE-clc_PficpUuBzCYUxWrRFo"/>
                <table:filter-set-item table:value="https://sushifounder.com/?fbclid=IwAR18pxNOPOKrRoABZSh59JPw2Nf9s-LcKlpdCrim-uEGRNRcpy2PdRKpvd4"/>
                <table:filter-set-item table:value="https://sushifounder.com/?fbclid=IwAR19CqFLL-0QE9tqDdOxOwcmIGK6fLu4Czb2QTfxWNyAhLpAxnj_yCpy7BI"/>
                <table:filter-set-item table:value="https://sushifounder.com/?fbclid=IwAR1LqHqXJMP3G2s4KCLDRWLxP65jROeSMS7XHuYHtov1WiwYk6iVo3tLzwQ"/>
                <table:filter-set-item table:value="https://sushifounder.com/?fbclid=IwAR1OL7nV7C0pFbxe0qFSFH9vDh3PJFJn9g-qlpuhvaiPR2aq_OO_FHLW7V4#casa_o_negocio"/>
                <table:filter-set-item table:value="https://sushifounder.com/?fbclid=IwAR1QmNF-Mljno1lHDYJxFRA5OQJav40vIPkFy26P4PUMOHiInpRr2cnWWhI"/>
                <table:filter-set-item table:value="https://sushifounder.com/?fbclid=IwAR1Si6fl_3-jWpSMlYJ6LqhIY0KLcCFO5b5V7_T3NlXd_CoFsChltB25cRA"/>
                <table:filter-set-item table:value="https://sushifounder.com/?fbclid=IwAR1ZH0V6SfWgn440AApfWlT_nQSb39CjIlhNLxxmgHh8TccxBgcB6F7FYzs"/>
                <table:filter-set-item table:value="https://sushifounder.com/?fbclid=IwAR1_O60sWs4tNXjQWPCnYUiEyeYRNDW4CwMSMmTrsnwTNgCl7snpqq8qlKA"/>
                <table:filter-set-item table:value="https://sushifounder.com/?fbclid=IwAR1dI1kseMsaU7tvzkAqJqydG5SKhziZ0lcWbsCt9Zo-yzyjonJEZVS3p2c"/>
                <table:filter-set-item table:value="https://sushifounder.com/?fbclid=IwAR1nojDcVd-6H_WaLtlyPRkszbTsXBRiZinFmVe7a_a3x20R32TtkSobmm0"/>
                <table:filter-set-item table:value="https://sushifounder.com/?fbclid=IwAR1p6yHfA5KocLeoQ93Xe8AFXW_jSZhb1eaAawwJXUPES14ht3Aac4cGr5s"/>
                <table:filter-set-item table:value="https://sushifounder.com/?fbclid=IwAR1z2rIjiXdQBOzQSl6h_mM9xIqADYT8OlH9CHWQHyz4BpHNz9kp2EzfUqo"/>
                <table:filter-set-item table:value="https://sushifounder.com/?fbclid=IwAR1zA2R0RHeKvWO4_HSueLCcefio6u4NDWHhcefE-FKPXCc2sjDAUNmuIGQ"/>
                <table:filter-set-item table:value="https://sushifounder.com/?fbclid=IwAR20XMKc_-WbCKDOKDWRCeTYcpF-1SAzQ0U6w_lKd0sQctvfXCJ5jlZCyiA"/>
                <table:filter-set-item table:value="https://sushifounder.com/?fbclid=IwAR263pZlN-BMimfTzvuvl2IbR7LJeKtquRWuzdpGnB7QRzq61RFfwmXUdR8"/>
                <table:filter-set-item table:value="https://sushifounder.com/?fbclid=IwAR28KQoheMIrjjqLNc0nxUvvR84EY0PD-iJC-afxd9lJqXHfojSpwCsLSGg"/>
                <table:filter-set-item table:value="https://sushifounder.com/?fbclid=IwAR2AaMt6jInuUnYorb44HYRywvXyMEfKRtx1Jqbtqq_RbjJuOhSn3O1smbs"/>
                <table:filter-set-item table:value="https://sushifounder.com/?fbclid=IwAR2IZyW0BJs9hbglUQa42-UQYcH8wRCB5tNG3qIsS99VjsIhFone2ci92pk"/>
                <table:filter-set-item table:value="https://sushifounder.com/?fbclid=IwAR2MCSZHaYq4-HLeVZUT4tEKk6B85baxoYlugnqtPfOWI-x1st0iGHu1kBw"/>
                <table:filter-set-item table:value="https://sushifounder.com/?fbclid=IwAR2MIfa4ds6u8KKltBTMRjnc72HXgOM99zQbAevD1iXkZgqYRRCgRDruWNg"/>
                <table:filter-set-item table:value="https://sushifounder.com/?fbclid=IwAR2Siq1p1hNMMSIMwvubnGlEyLJz7mDoPh1ih0DIjJX1qRodsjQc68PC0nc"/>
                <table:filter-set-item table:value="https://sushifounder.com/?fbclid=IwAR2WKzUjMpr0o9YnYiHbGDTRvM_RW5LpNd5YlVjmWKWnbkDqT6703129_jE"/>
                <table:filter-set-item table:value="https://sushifounder.com/?fbclid=IwAR2ZyKxfVSK6zQyvlSUh4-TWFX0uqOLKklr5TE9-oKkbuJ4wFE-6HC3oNqY"/>
                <table:filter-set-item table:value="https://sushifounder.com/?fbclid=IwAR2foqxqBPoEhSLyHlxpQ9A7C0jtnBMTX4A8kDgGP0XNuFe-UGFOcUUWe6M"/>
                <table:filter-set-item table:value="https://sushifounder.com/?fbclid=IwAR2iEIsJpddZdMukSPK0ZZPisEqE0JwIZEnOWLO5P9lcHdF1b4xETzJ8eMg"/>
                <table:filter-set-item table:value="https://sushifounder.com/?fbclid=IwAR2nOpq7sLPG0PgsO3Ctclaqz7phAjFT9UmPqGcQ2WjuUzH6EPV9kvP6tyk"/>
                <table:filter-set-item table:value="https://sushifounder.com/?fbclid=IwAR2nqq8kpH5pG-BmBrk_QS4bh1WH7DXpw7JmeP3mMwaxgktCYW-UIEy6kW0"/>
                <table:filter-set-item table:value="https://sushifounder.com/?fbclid=IwAR2oTWY5ZdfVAwubtqF30Shv5BA-VgKhuGejcFQzSw0gmT_LE3TKNCRtUHg"/>
                <table:filter-set-item table:value="https://sushifounder.com/?fbclid=IwAR2pBrCuyXGMylHooc0srnzT8XUyMZJ5LUJB-uv0OGoCFjjD3xcpLvBqctQ"/>
                <table:filter-set-item table:value="https://sushifounder.com/?fbclid=IwAR2pvENRPjcN1ot5aXDGjNHPydckTC9eAYE7SDaGLZ85HpmHHeuwnEuouck"/>
                <table:filter-set-item table:value="https://sushifounder.com/?fbclid=IwAR2rm1x6gwgBsH6l-1yMBrsGZ0uqiJigFlJ-2ZM5u0zRyKho_Nocer4C7Ts"/>
                <table:filter-set-item table:value="https://sushifounder.com/?fbclid=IwAR2tmgwdWEkv_ZcczLNPyvTptknoAclkg5RpWaH9nYTgAZYEi2SNb2CBXkk"/>
                <table:filter-set-item table:value="https://sushifounder.com/?fbclid=IwAR2uzrf183_zLmERsu2hxDEY0i1BlbcnQgwjOHI0ZAg7qgrSYyHB_sPG3cM"/>
                <table:filter-set-item table:value="https://sushifounder.com/?fbclid=IwAR2uzrf183_zLmERsu2hxDEY0i1BlbcnQgwjOHI0ZAg7qgrSYyHB_sPG3cM#casa_o_negocio"/>
                <table:filter-set-item table:value="https://sushifounder.com/?fbclid=IwAR3-DMc3j2JZTIgOXczd2DIc3JyRK9stjw40Yrc1IslE0HdMHrSs9TC7KgA"/>
                <table:filter-set-item table:value="https://sushifounder.com/?fbclid=IwAR30Z3mCsxe47ie0etRoZBM1xkjYaGIDVFvOa6HM63fL1Tk2Evnfo-pci1Q_aem_AQs35ZMzwHhPTgfKmy0fvQHGHzhFTh5NCuEQVE6_1WnDiyqa2AgYBDWNsyiOfsd8KrwQdPZCFA6kF0PsODj9CfuSAywq00-qcANZTOYHxltgf6IETbMAFsdhsZBOcDAxo1Y"/>
                <table:filter-set-item table:value="https://sushifounder.com/?fbclid=IwAR31hdRxe56DeP-b-s1XrxjEeMnU_jBs54m19E4JX987HEkkoDJ_A3kzmqQ_aem_ASGgRWwAqerX4RzK-w84UFmMGia7s1F3obwbU0F-Rn5t4g9l1o8yYC1uYKMOOpx9-hTT3GEKcEhUokwtIX7-GIPVV2UV5cmYzZtHk_RfbUam4tXGXt7M_37CZ9gwvIKCR5Y"/>
                <table:filter-set-item table:value="https://sushifounder.com/?fbclid=IwAR35PcjmNzY_On4qvtY5Jcu13kNs2AYJWjEX3hy6t7IhVfnFv_QAFyjZ1Qk"/>
                <table:filter-set-item table:value="https://sushifounder.com/?fbclid=IwAR38vNZAjIIEvphJ-qixdTc6XYAhaEsgZ3uBipFI27NfaQnSQQqfiJwb7Sw"/>
                <table:filter-set-item table:value="https://sushifounder.com/?fbclid=IwAR3EbQoELj4K-WXe6ND1mMx609XN11aBDX5nJGRRIRXOLA1KCw7ts1ej9fk"/>
                <table:filter-set-item table:value="https://sushifounder.com/?fbclid=IwAR3EwAE4hHkmzfwQ-ccL7JwvuYONiMGBkgvCxHY_O-la6bPabzC-_1vFIvM_aem_AViN8bipNQj76X_Zc14A6MpqMOV4eiZODKlKO4JZ55646uDGrStevDR6SrIGOkLoULnBWDVLcJgez632imhMLJN_FhbrfND6EC3_Tu82kjFITjZYAsy33hyQzLNNP5TIl8w"/>
                <table:filter-set-item table:value="https://sushifounder.com/?fbclid=IwAR3MXsJrhD-bXZ1EbCOIU4OKNusJb3rom2X_T_Av90WLfnGrUz3mjh4TRv4"/>
                <table:filter-set-item table:value="https://sushifounder.com/?fbclid=IwAR3N9DBvK4b2jCBcyDtjN_AibM2GvbvfxlOCbdQ6CEX_wsE51qvGRLUtv3M"/>
                <table:filter-set-item table:value="https://sushifounder.com/?fbclid=IwAR3Skk-HW_243-V_7tjOg5PrJkg3WPdOHe0-JwtptYdD-q08jOwLZnAGpwQ"/>
                <table:filter-set-item table:value="https://sushifounder.com/?fbclid=IwAR3SqTZnONyHIRYUGXsNQ-Sk3uCRL2-FD3tEaMMe1nbw7SiXayXmGT38gZU"/>
                <table:filter-set-item table:value="https://sushifounder.com/?fbclid=IwAR3THV-8yWSHxNgqvqrNGPzLHcACX20a3x1EVa1YWJWw-GPfBibWNq8raU0"/>
                <table:filter-set-item table:value="https://sushifounder.com/?fbclid=IwAR3UYxCeVDNRQhMJsiSau49vqflZsjLnmAJHuO2c6j03rzJ4k1Y5Z59UgJo"/>
                <table:filter-set-item table:value="https://sushifounder.com/?fbclid=IwAR3Y5MC9mHDpBfSwEgS5XruSNFQ-fzHP9UO4mgTmhEw2wcir1k0WB4fsuvo"/>
                <table:filter-set-item table:value="https://sushifounder.com/?fbclid=IwAR3aNq05zgugFYHwsh835oedCpDKCw5DH77WdDH6s_iNL3Da03085ULMbTM_aem_AZFvSyJMkPVtnGb8A_trfO5f88QloD5CwIbve75urMrs7K3jfFVUI0P0S_-H2DYW7wUK_ufyljupQSDZcReRDhzbclR2DTyy2NdPdbs9VVV-7wSehGzmNUUwXQmP-175UVM"/>
                <table:filter-set-item table:value="https://sushifounder.com/?fbclid=IwAR3bLtlVG_-ldmpktvTaBj5T_IrMG8JwdqGZJYC9slRcgX6dhU5dBd4omUU"/>
                <table:filter-set-item table:value="https://sushifounder.com/?fbclid=IwAR3jbG3LErkWOSzazt1uH9WoQH6sTjJpcz7mNViHDFTNQQTgC6ZEUnnie8U"/>
                <table:filter-set-item table:value="https://sushifounder.com/?fbclid=IwAR3nSa8rBRH23Off6iXJvOEmlvIuLr1qDDo9tMX3Zsa_cCeFokNLe7XmxiQ"/>
                <table:filter-set-item table:value="https://sushifounder.com/?fbclid=IwAR3sBBrAOrN-c08sY-8GM492zyyw-QZKEjw3TNKDZuqOi0Va7OpPMCXgkVA_aem_AR90xZzYswHwii-CeUxintfDa6YXLIJ_wRLhGo-M2-q65rVj1uUY-tQbl3vuVI084nNTINk9_SulUTmAMBse4Po1P9RLQ4hHe6xGTjV4EFcWlrYIyItLjaO3UPTkOlIQUIk"/>
                <table:filter-set-item table:value="https://sushifounder.com/?fbclid=IwAR3sRyjb2rKkliZeObb6FnGipe8zvF26AllM6vovpTpeqrXLZWxONUh0HcQ"/>
                <table:filter-set-item table:value="https://sushifounder.com/?fbclid=IwAR3yQI3_HwwJfLgCoWadzR0JTuwrR0rhYH6aRLyIKMBcENxChZTna9k0peo"/>
                <table:filter-set-item table:value="https://sushifounder.com/?fbclid=PAAaY6hQk1d1-mg_f3kHLFqiv4kPHfyQUOLtx7w8Zd1PmvJFdHz3PPW7UMxJw&amp;external_browser_redirect=true"/>
                <table:filter-set-item table:value="https://sushifounder.com/?fbclid=PAAaY6yc3Q5TayVT8JKyGxMLbYfYWgOGyMDvHYrmA8oFrb2oRMhq5BIjMlqVk_aem_AcUJvhb5iLsp-6zQltyNdfzDa1DV4-0F0EAxjvKoRRygO3XqgwXVvShrWKvoY8P1cu2_ilsfEzH5RSGXcsGADkNCaoqzqRwuLTvUHxq2TbBuEAx9NpJS0JpERGJok1hvCek"/>
                <table:filter-set-item table:value="https://sushifounder.com/?fbclid=PAAaY7JQ5nfao3wFG7VG0M1EGuE-zufrKXbgIRBeFVZ2miclTJmN4ssGHhL40&amp;external_browser_redirect=true"/>
                <table:filter-set-item table:value="https://sushifounder.com/?fbclid=PAAaY8uAs0n-DzUwEx9eCW6Yuh1cJ-_H0BD_2_T8dX8iRW9_OOxmuf5eMAx10&amp;external_browser_redirect=true"/>
                <table:filter-set-item table:value="https://sushifounder.com/?fbclid=PAAaYAPXtxue6EDsOG1Ys4bCXvz7MLGgxpi7m7-vCkFEaQnNT8oEM73CgnrEo_aem_ASGdybcsCb-Mh2zA76cDUVCWbq6SSRc9-N8V16-wVRKo3fGT6ZLfNA6jxJLIbhYHShTlHm-rhtl2nCc886mh_1ZpsfID6ZjOFqd_M67fqubtMLpONRUj-8dUAShNHpBpldU"/>
                <table:filter-set-item table:value="https://sushifounder.com/?fbclid=PAAaYHoFWYYPwr0VN0BSyvxkI0OLy3ufCaTWpqU0poGmnwsd6drjRwHLZ_Ggw&amp;external_browser_redirect=true"/>
                <table:filter-set-item table:value="https://sushifounder.com/?fbclid=PAAaYJfXfLnW2N6ZR1Gk7MdK-26NtSfc2lrl8RehD5Pvx5irHLN67OSMZzbRU&amp;external_browser_redirect=true"/>
                <table:filter-set-item table:value="https://sushifounder.com/?fbclid=PAAaYP3-t8I9E2fdg2nV7n6luw3zH08KCoBDXg0RLBklP3FhxiU8B3t9QozGM&amp;external_browser_redirect=true"/>
                <table:filter-set-item table:value="https://sushifounder.com/?fbclid=PAAaYPfpYbFn5tepziye8nMzg6VX4cxgNXOAVVu7K3zuBPboaqPxNmjVZbjWM&amp;external_browser_redirect=true"/>
                <table:filter-set-item table:value="https://sushifounder.com/?fbclid=PAAaYQ_IRC4Y70GkVJ1LmsnUN7t0vwNfhLErdXDmYr9cJzDjcpXwbHeoY_xS8_aem_AQ5rTh1XDYAsBXbDeekVK0Mp6fG8Dssi9XnTmFfXRoITPm26C9-1E1sRTyhI9R-zWC1bVEs-LA6dI9gUJgYO99owrRpu3H6VLRN-Y12wVAx8VDxWA8bzXD5JDCdn9_YFDJ0"/>
                <table:filter-set-item table:value="https://sushifounder.com/?fbclid=PAAaYQyOcSOjEiNEHTDOO9P0YYMJbnl6CCYr5GwbWVjlr-UrqBA4dENit59WI&amp;external_browser_redirect=true"/>
                <table:filter-set-item table:value="https://sushifounder.com/?fbclid=PAAaYeJKwTdE0BJ5AP5CrHXVKuNj5pAvFptrpl7OlufLFr5pL6LO5J2jX8K3Y_aem_AfpS5zqVkkbsVewqs1HcBIY0aXpCXjWPuUztEE4_4tRG10QtpyLH0AqddzZwqSR_LwA8ya_ZBNI5T6pEG7Q-h9WnnLWHgIRIW3DMvW58HCIUNkTFwYY70lTtnkP_2VpdIU0"/>
                <table:filter-set-item table:value="https://sushifounder.com/?fbclid=PAAaYivJy6nawKtM306Y-xCH8E8UEz5gnlnrnMdoOeEKNrGZVG9U-dYqBETTU_aem_AeBiu_LiYsVr7TEOtGMVr_KIpDK8haj5YCYMHkqc7GqTDAZISKoFrKy93ONZ6wHonR-Jjg05tZe_W19oSlRO8AZ08PD6XbJ8Pahl3w6V0clZwO4o4c1DRt_z_ZNoC_zUT9Q"/>
                <table:filter-set-item table:value="https://sushifounder.com/?fbclid=PAAaYmmgVuMd1h-f9EYhNTlj-N7GnmvtCq2btUwCJwyEAOMkaNwEY7GqsAG1M&amp;external_browser_redirect=true"/>
                <table:filter-set-item table:value="https://sushifounder.com/?fbclid=PAAaYqpTM_izZXJ-D59B3f5kM13BLfv3gv8bvwbloieqfB_rnLcRUbNINqDxU&amp;external_browser_redirect=true"/>
                <table:filter-set-item table:value="https://sushifounder.com/?fbclid=PAAaYugNmYrRY3EB5gGIZlicdMdiSE4gWauGihdS5nacaT3NIBnCSBhP_8wSU&amp;external_browser_redirect=true"/>
                <table:filter-set-item table:value="https://sushifounder.com/?fbclid=PAAaZ5x-GlSmS2JFn9hGpa1MCzaeh6tQ9vOKa7g_uhtZk5IxEvbR-oy8YNBb4&amp;external_browser_redirect=true"/>
                <table:filter-set-item table:value="https://sushifounder.com/?fbclid=PAAaZEhfo_nmCq8NvL_bCtW92RGJ8u6mIiXnQ3xzHYWs9I35J044dh_Ubou-8&amp;external_browser_redirect=true"/>
                <table:filter-set-item table:value="https://sushifounder.com/?fbclid=PAAaZIZZPcymp6V4ufkrQztBUwZptlWKi6Vt4tSb3siCPEaZGrcoqIxoCbAk4&amp;external_browser_redirect=true"/>
                <table:filter-set-item table:value="https://sushifounder.com/?fbclid=PAAaZJaJHBksSbNd6wC2Lyn7bBBKmXa6RReMg_uwxnMW3IXhjyLZKeq1Tj6QU&amp;external_browser_redirect=true"/>
                <table:filter-set-item table:value="https://sushifounder.com/?fbclid=PAAaZLPkSXgihZxg5GXesZrUDYbG-ejvHXnMIEscKbY2GTfTFWYKVRNs37Lds"/>
                <table:filter-set-item table:value="https://sushifounder.com/?fbclid=PAAaZPCUqLLCQr5I_SO7_UUowxS3YrZI93IbLkzGd9pA6-hiha1psU8TYki1c&amp;external_browser_redirect=true"/>
                <table:filter-set-item table:value="https://sushifounder.com/?fbclid=PAAaZXOujESJUFN1o1iVKe6sdNK9ms2RcQHfZjVRJ68zEBh4rqA-dkUsGOAbI&amp;external_browser_redirect=true"/>
                <table:filter-set-item table:value="https://sushifounder.com/?fbclid=PAAaZduRygFLOvLtLarKmRCQBLDaQYIqsDT9iDUu2Lyw5fJo1Zmn6hKK-Cq5E&amp;external_browser_redirect=true"/>
                <table:filter-set-item table:value="https://sushifounder.com/?fbclid=PAAaZlP2H29RjU_jACI3-2kLfpcVwA6diOjbqLJ7vOU-RqJy0ad_dhLqU9i_E&amp;external_browser_redirect=true"/>
                <table:filter-set-item table:value="https://sushifounder.com/?fbclid=PAAaZmjoRvIRLPnOgIIAAFlBsakkPfQe9rV09YGnRFshfzwhPFZeu4D_oYfcA"/>
                <table:filter-set-item table:value="https://sushifounder.com/?fbclid=PAAaZpxoDTg8BfuX5mEpZNJV3rfyfHeg5fiEdSXX2c-jALnZyF9LD_KNT0DxI_aem_AcV2eW0ZlDHn6K_8V2M-IxOKtnH2-dxN64s5tF0zYQB-W3B3OlUJXSXeEiO19AaCujr620f97d8QmLHQjed73xij97iCkQ4RKTKaHiprILgsXBmeyNtJWuTn_SzeKUVXYjU"/>
                <table:filter-set-item table:value="https://sushifounder.com/?fbclid=PAAaZuDpIbvM7KqvbK5EPXEN30WqZXeo26UkBr_FFs-uPliAMxwaBXB2Mm0aE_aem_ARrwKjr2JhEvvG2O4UiHHDG-MPUc6Bh5k2bmb6pHWm5QOyswo50_aCVfi-7Lbg9UTiOBEn7CO58hTQUa-4cniNcBxm44SEx6p14K-WWBvXtPA0_e6jlZgxtjUTr4hF4IueM"/>
                <table:filter-set-item table:value="https://sushifounder.com/?fbclid=PAAaa5mJyC2adI_UseKKFqL7BhsprKau-wLYLEW8G0rx6lXv6s63xXb4DgEo4&amp;external_browser_redirect=true"/>
                <table:filter-set-item table:value="https://sushifounder.com/?fbclid=PAAaaGvj9ZJlx6eBUATPNiX_SiFnoG3w2fYJuZUi3BjCHrIP_2aOmx424wpRs"/>
                <table:filter-set-item table:value="https://sushifounder.com/?fbclid=PAAaaH58K5FwwBQo1QXKlLZvaKTZQpSQrH5RfoSvM9DM75CSv8MIhy7qd2QEM&amp;external_browser_redirect=true"/>
                <table:filter-set-item table:value="https://sushifounder.com/?fbclid=PAAaaJmJdK-j2dBgo_4T6B6KFWc8-FKnYcY8W7LPxHm8RkQJKTva9cCoZbLjg"/>
                <table:filter-set-item table:value="https://sushifounder.com/?fbclid=PAAaaMbT0hvPI4l8CQ0JIdIFI8NYLIA1FsvN63YUpfKnC2EN6FV-eNvf4iEjs&amp;external_browser_redirect=true"/>
                <table:filter-set-item table:value="https://sushifounder.com/?fbclid=PAAaaUiI3WhGKPYaiil76FvWM5mxKCer4D0hby_59d5Fw47JKxKwDzE1AWj_0&amp;external_browser_redirect=true"/>
                <table:filter-set-item table:value="https://sushifounder.com/?fbclid=PAAaaX3HyGjxdtg1sTwhGgEz3eDW2yLjNTwdBxPoBt4x0SlGXnM0LyiOMK5XA"/>
                <table:filter-set-item table:value="https://sushifounder.com/?fbclid=PAAaaebmqjXFNLLsrhFhy_dT-N2HIU7jJV3dBAkaMN1gSGnYjTo96c0SC6rzQ_aem_ARkFx8xLwgUhRwaWzRfYLI47NssSezENyvoJ2ULNZf1em4zpAzFD14kYuzvQJy-eqKqC0rJ0sRoIPv7Wli92hgRzX6F94U3_LmdnupYR4klfuK0h76DJZYeXeKb_Mo5xkes"/>
                <table:filter-set-item table:value="https://sushifounder.com/?fbclid=PAAaaiEwvY8Nut0pcV4_kXeHwmnc2oS3dg9GP9PbLCkJVmpcEdMhYJLU2xfJo_aem_ASkwNeQnkDsXZEJ0TIXYz_D6DwhJFH8pmdiM3nD3wj6s4E_rjcnk0s7QEj2iPK_FW3JDbCUHlEDchiQjj50rUtNNznju6nbBtrsP8Ic6WNO6JwkdJAzdadC1nejDdbDJf_4"/>
                <table:filter-set-item table:value="https://sushifounder.com/?fbclid=PAAaaiKLk7yvKfN2qoUj5_7OvqY8oQWCyI7siYkFYHeh7EcHlmUe-98ZP7lKg&amp;external_browser_redirect=true"/>
                <table:filter-set-item table:value="https://sushifounder.com/?fbclid=PAAaal4baMYnmws3nVaxT4sDjNnLniiQAR6avqabXsT2du6ZQTLWoEXtcsVFY&amp;external_browser_redirect=true"/>
                <table:filter-set-item table:value="https://sushifounder.com/?fbclid=PAAaalA3O81UXw_aPp4L12mo0cJ706HkEmwMgcXKaxXWx98e6CFedKsN4IIPc_aem_AfpDmtWFsXhUEl4btZ-sg5d4lWD9jipVVSVYClqzNpyrXf6M8qEuVHLCF1wetxE80AbCgrbifM7rfNXgR6ogm9TWK0jlE5JY0mo7lwLPJFM1iI1G78_Q0kcWeveGa4ghi84"/>
                <table:filter-set-item table:value="https://sushifounder.com/?fbclid=PAAaap-fyyjJR7G6S2m0FUsLZMLxP9YAN-yHPcCQVM0j2fHVhMp4r-_aNNYA0&amp;external_browser_redirect=true"/>
                <table:filter-set-item table:value="https://sushifounder.com/?fbclid=PAAaaqZHFugLHtM2WZGF-MkrFk9xrspFr_UgLkAI1Ygj8_kBGcrHzA8ESRu48&amp;external_browser_redirect=true"/>
                <table:filter-set-item table:value="https://sushifounder.com/?fbclid=PAAaau6PYZan2Hdt_Co0KcB8et2Mwxc5XyzXOV--YZ1FNf58xmeGWkay0ce7U&amp;external_browser_redirect=true"/>
                <table:filter-set-item table:value="https://sushifounder.com/?fbclid=PAAaauC_5ZW1sO803KNBBLMF11BtyTjVTQppBag_hjJWciqI2c0tst91-0l38_aem_ASHukwhNO7GS7HEQaT2xuu3qhMpJOezjQuGFjaVlAX3Y9il1YU1Ohy-vvrkwckDp8fMYitsCh4nBiWGX_IF3dMo7uKfsFli-kacstzpSnkubwgWvbJtk1t-35l1knsZGcCY"/>
                <table:filter-set-item table:value="https://sushifounder.com/?fbclid=PAAaayZQIVSCW0j1fOs1JSrf2QrORF7de-a6oqdFY7vpH-Sem7YCx0cpIFrX8&amp;external_browser_redirect=true"/>
                <table:filter-set-item table:value="https://sushifounder.com/?fbclid=PAAaazyNH9DRncPwIfVzylOrXHvUbVGhJSOSRrb6M55E5F25uM1jAYp3fbhkQ&amp;external_browser_redirect=true"/>
                <table:filter-set-item table:value="https://sushifounder.com/?fbclid=PAAab5YnIm8RG0Ynu9_ooUrboqSjs11kPdPu1AHZCtqSfWhuCybZplpw7sALE&amp;external_browser_redirect=true"/>
                <table:filter-set-item table:value="https://sushifounder.com/?fbclid=PAAab6MgWEDOnoSzGtZPuDmsPxe0KVlYfFCYM9gzrBHHGdbWVpzHKzLHQdmdc&amp;external_browser_redirect=true"/>
                <table:filter-set-item table:value="https://sushifounder.com/?fbclid=PAAabElaSu-bD2Cq6hHRSjVRvn3X2da9IfZ_NLbSx-G2V5YhzQoikQhe-z2ss&amp;external_browser_redirect=true"/>
                <table:filter-set-item table:value="https://sushifounder.com/?fbclid=PAAabV2KTZqdmuk4u3Iwu6jIi1ZNtaMlsSV1a5f-o5goL_9_fd8L3Bhkbt7eU&amp;external_browser_redirect=true"/>
                <table:filter-set-item table:value="https://sushifounder.com/?fbclid=PAAabW6I-M0yXkx8bG5leGKT3M9_pTPlIrKUbcTqX6cCn3542XbjDPrseZshg&amp;external_browser_redirect=true"/>
                <table:filter-set-item table:value="https://sushifounder.com/?fbclid=PAAabZd1EQlacXFE0-xD0yHIkGZB_TlbiPa6dl2uLBoSsHmeLORvqV0Z9c7sM_aem_AQ6zY0wGsSLVjGQ9neTdCB_-gyu29YntjUp7WXJNdj-gcFDV3Y-DQUf4YkZq2IJz2xk-uZUQdKqhxIBCGmQA6KIDtqP1Mz0woH774hBNaAp_YkJ_wAEBFl1Gl10PT_SQSxY"/>
                <table:filter-set-item table:value="https://sushifounder.com/?fbclid=PAAabcxsAVbhffpW7LXjSRzf55KpLEtGwUceQ4ZsmjmAR65s_z9EZSujS2Xno&amp;external_browser_redirect=true"/>
                <table:filter-set-item table:value="https://sushifounder.com/?fbclid=PAAabdR0C1DWYoxyNFdghtBU1C26sB-gtJZsfghfB5-2mzKZkNS3gOVyvfTV8_aem_ASF1B2y9wsvaBRx4Kfxdl05peAJloGotLj44V_s6txDQD_CUnJtEpbblDJ7qXAIZcWU_kdTlUUJkA-AzKjtUVYw2Ef4YmLyj5yfkTKETCenRn3EnfICkIEWCt9PfUS6d1gc"/>
                <table:filter-set-item table:value="https://sushifounder.com/?fbclid=PAAabe7O3WID_AJgF5TD0OdNwmlIb_4Wibd-nT_oYoRuv3pCoCIIOjEtJXROw&amp;external_browser_redirect=true"/>
                <table:filter-set-item table:value="https://sushifounder.com/?fbclid=PAAabfGrFFKMptTLEOC35M_PbatuteGYP2KqB06xuCtRief-3BXjIeAh5EQTI&amp;external_browser_redirect=true"/>
                <table:filter-set-item table:value="https://sushifounder.com/?fbclid=PAAabhaGEgutogFZqaLwcVoLX6cxMiBqg3ODKF7Rc5qX6SrsH9ffyR_hn1fI8_aem_ASEVzCKOo078Er5Se2CCRWZtQXS7cP2mf9nlAo0mE9H13iHzHH5xVtRIyBMu219hitMoENPTZGSiE1zx9-WmZxZRLG1Q0NxSqhmNGYU3SXSATshMrrzecdRfQ3oVkKdkigw"/>
                <table:filter-set-item table:value="https://sushifounder.com/?fbclid=PAAabkJLi0xzSXkj25NL7lBOYF2cDM5F2DHvwQP8t_IMIuLXtT_rSI5m3fdkc_aem_AcVk7tnFLCkJEHC3fz70xL7hGBOFhUCUrQHAEaZ4I_PqjW_SPRbS4reRSNO0lJIKIEhTNr94o48avFL3THQZ7cUBe6erig7-XPq3V64NGsjl2ZkKNhqxDF3HAY7_Zd_X5Wg"/>
                <table:filter-set-item table:value="https://sushifounder.com/?fbclid=PAAabmYO9PIIQ9aEK2PokAlS2n2g1Gnk97dVNj9sijqDcGiutvzb4cQTW4tJU&amp;external_browser_redirect=true"/>
                <table:filter-set-item table:value="https://sushifounder.com/?fbclid=PAAabrhAiCmTbDWkYbpK4VEi6qd6Biq--pEsUFroaf0NATMAdqV_JoPmIHhWA&amp;external_browser_redirect=true"/>
                <table:filter-set-item table:value="https://sushifounder.com/?fbclid=PAAabzmwyU-RbACb0DioWvyvfNXV3gGnDsGmBpjEGoRrQ1kz5t7xqf8lRPtH4&amp;external_browser_redirect=true"/>
                <table:filter-set-item table:value="https://sushifounder.com/?src=instagram"/>
                <table:filter-set-item table:value="https://sushifounder.com/?src=instagram&amp;fbclid=IwAR3AwVPcg-n-VXt7oMLQNOBEUz23HbLsziUHbk0zZuYK5C-iuFvVfFocH_E"/>
                <table:filter-set-item table:value="https://sushifounder.com/?utm_source=meta&amp;utm_medium=cpc&amp;utm_campaign=Remkt conversione [W] CBO&amp;utm_content=InitiateCheckout - Purchase 15d   All Interact 30d&amp;Ad img 3,16,18 copy 01"/>
                <table:filter-set-item table:value="https://sushifounder.com/?utm_source=meta&amp;utm_medium=cpc&amp;utm_campaign=Remkt conversione [W] CBO&amp;utm_content=InitiateCheckout - Purchase 15d   All Interact 30d&amp;Ad img 3,16,18 copy 01&amp;fbclid=IwAR08m0GmTpAkr021nKGCk2UEILoNRQ7BA5a2nlMUXWd_I6g67vOJYHq52og"/>
                <table:filter-set-item table:value="https://sushifounder.com/?utm_source=meta&amp;utm_medium=cpc&amp;utm_campaign=Remkt conversione [W] CBO&amp;utm_content=InitiateCheckout - Purchase 15d   All Interact 30d&amp;Ad img 3,16,18 copy 01&amp;fbclid=IwAR0Em_jUbKg7UGvIiVF3NdnMv1eCz8daFoC3BJcxUsDNc-b6gI0GDxD7c1w"/>
                <table:filter-set-item table:value="https://sushifounder.com/?utm_source=meta&amp;utm_medium=cpc&amp;utm_campaign=Remkt conversione [W] CBO&amp;utm_content=InitiateCheckout - Purchase 15d   All Interact 30d&amp;Ad img 3,16,18 copy 01&amp;fbclid=IwAR0JEiskMiyOiDsAEtrmHymTMa9dNuJs4NO7tU-Ppsw3p6n3EvoYeJfNSOw"/>
                <table:filter-set-item table:value="https://sushifounder.com/?utm_source=meta&amp;utm_medium=cpc&amp;utm_campaign=Remkt conversione [W] CBO&amp;utm_content=InitiateCheckout - Purchase 15d   All Interact 30d&amp;Ad img 3,16,18 copy 01&amp;fbclid=IwAR0JuVmK-kVBWEpNKameFaSCPuSjOcAqAmWwE7lvNBSJGKH7uwajgnyCzjM"/>
                <table:filter-set-item table:value="https://sushifounder.com/?utm_source=meta&amp;utm_medium=cpc&amp;utm_campaign=Remkt conversione [W] CBO&amp;utm_content=InitiateCheckout - Purchase 15d   All Interact 30d&amp;Ad img 3,16,18 copy 01&amp;fbclid=IwAR0Yz7NDqh0BO5_kDR-ManS_iQwAsrmB5y9TZqXs1I-xL8LSE8nbGWLJVkU"/>
                <table:filter-set-item table:value="https://sushifounder.com/?utm_source=meta&amp;utm_medium=cpc&amp;utm_campaign=Remkt conversione [W] CBO&amp;utm_content=InitiateCheckout - Purchase 15d   All Interact 30d&amp;Ad img 3,16,18 copy 01&amp;fbclid=IwAR0yuHnu45pcJ7uYIUkpIEWJ9E4OkT63mUJnECXo4jDGgWYDhSlSjM1toVE"/>
                <table:filter-set-item table:value="https://sushifounder.com/?utm_source=meta&amp;utm_medium=cpc&amp;utm_campaign=Remkt conversione [W] CBO&amp;utm_content=InitiateCheckout - Purchase 15d   All Interact 30d&amp;Ad img 3,16,18 copy 01&amp;fbclid=IwAR1-VLwKbUhYgFxfLjlfAeXkm3RcnMBNwN5x6_vzQ3Q8G3PlSMIRO4NgUUA"/>
                <table:filter-set-item table:value="https://sushifounder.com/?utm_source=meta&amp;utm_medium=cpc&amp;utm_campaign=Remkt conversione [W] CBO&amp;utm_content=InitiateCheckout - Purchase 15d   All Interact 30d&amp;Ad img 3,16,18 copy 01&amp;fbclid=IwAR1SvM12XPZ1-nTROTj0dYJ_bl6TtOnpPh-mTWbg9ZMwrDfQNZXSsVMR5uc"/>
                <table:filter-set-item table:value="https://sushifounder.com/?utm_source=meta&amp;utm_medium=cpc&amp;utm_campaign=Remkt conversione [W] CBO&amp;utm_content=InitiateCheckout - Purchase 15d   All Interact 30d&amp;Ad img 3,16,18 copy 01&amp;fbclid=IwAR1VOlC8TWcMOxhowqbgwJUqVeNVQcRM0KGWm9bCAQU3rAooKVXwb7S80LQ"/>
                <table:filter-set-item table:value="https://sushifounder.com/?utm_source=meta&amp;utm_medium=cpc&amp;utm_campaign=Remkt conversione [W] CBO&amp;utm_content=InitiateCheckout - Purchase 15d   All Interact 30d&amp;Ad img 3,16,18 copy 01&amp;fbclid=IwAR1aR6bz-TBngGm2pOz6-L24s4N8e-DuieliUwSnYgkEu369oHpmxac-0E8"/>
                <table:filter-set-item table:value="https://sushifounder.com/?utm_source=meta&amp;utm_medium=cpc&amp;utm_campaign=Remkt conversione [W] CBO&amp;utm_content=InitiateCheckout - Purchase 15d   All Interact 30d&amp;Ad img 3,16,18 copy 01&amp;fbclid=IwAR28Jb9ne564UTcFqzFzBwev6C4s0nqKJWaWGzTIMmMe-hsnoVLwabywxBc"/>
                <table:filter-set-item table:value="https://sushifounder.com/?utm_source=meta&amp;utm_medium=cpc&amp;utm_campaign=Remkt conversione [W] CBO&amp;utm_content=InitiateCheckout - Purchase 15d   All Interact 30d&amp;Ad img 3,16,18 copy 01&amp;fbclid=IwAR2Wkah5VBEVj6ChioKy3X4asu6zprpq39SsthPdU_OkB8KeAVCSovteeaM"/>
                <table:filter-set-item table:value="https://sushifounder.com/?utm_source=meta&amp;utm_medium=cpc&amp;utm_campaign=Remkt conversione [W] CBO&amp;utm_content=InitiateCheckout - Purchase 15d   All Interact 30d&amp;Ad img 3,16,18 copy 01&amp;fbclid=IwAR2YIj6DF9ElSGyQKow3QPwdER7UKkFxOxXSG5az8eGmVIGiP2jMiQOI1oU"/>
                <table:filter-set-item table:value="https://sushifounder.com/?utm_source=meta&amp;utm_medium=cpc&amp;utm_campaign=Remkt conversione [W] CBO&amp;utm_content=InitiateCheckout - Purchase 15d   All Interact 30d&amp;Ad img 3,16,18 copy 01&amp;fbclid=IwAR2oWD0MA4GPdI_EfPl3pjboTzir8EhPk2hQMEeIDx9sPK4u4nnhsvrEuCo"/>
                <table:filter-set-item table:value="https://sushifounder.com/?utm_source=meta&amp;utm_medium=cpc&amp;utm_campaign=Remkt conversione [W] CBO&amp;utm_content=InitiateCheckout - Purchase 15d   All Interact 30d&amp;Ad img 3,16,18 copy 01&amp;fbclid=IwAR2qknBK1fesuxyjq8v0I9R0KWWEt_LWwG8AASHKzCDdRkfVC9AFhiedj7U"/>
                <table:filter-set-item table:value="https://sushifounder.com/?utm_source=meta&amp;utm_medium=cpc&amp;utm_campaign=Remkt conversione [W] CBO&amp;utm_content=InitiateCheckout - Purchase 15d   All Interact 30d&amp;Ad img 3,16,18 copy 01&amp;fbclid=IwAR2wvvoupoUt_AQYAcOvrdioqfvXeKwkP4hfW9U9SF7H6lYAesXzpQ2a6yI"/>
                <table:filter-set-item table:value="https://sushifounder.com/?utm_source=meta&amp;utm_medium=cpc&amp;utm_campaign=Remkt conversione [W] CBO&amp;utm_content=InitiateCheckout - Purchase 15d   All Interact 30d&amp;Ad img 3,16,18 copy 01&amp;fbclid=IwAR3kHh5gkaiNtRCMSY0U5dYboKAr9axzTW3U4ZxEWNVoaYB4136JfpQj0sw"/>
                <table:filter-set-item table:value="https://sushifounder.com/?utm_source=meta&amp;utm_medium=cpc&amp;utm_campaign=Remkt conversione [W] CBO&amp;utm_content=InitiateCheckout - Purchase 15d   All Interact 30d&amp;Ad img 3,16,18 copy 01&amp;fbclid=IwAR3rdgNcvzjynWzaRYj042M3iN6Vub6ZgmYCnhpqo8S25az6hXfzhI-Fk50"/>
                <table:filter-set-item table:value="https://sushifounder.com/?utm_source=meta&amp;utm_medium=cpc&amp;utm_campaign=Remkt conversione [W] CBO&amp;utm_content=InitiateCheckout - Purchase 15d   All Interact 30d&amp;Ad img 3,16,18 copy 01&amp;fbclid=PAAaYv7Q4Yrq70XKQmjucdvVw3W2UWP4XrHjzFKJKVYhzlK_aqXtgxvju9TzI_aem_ASAEtTeR1v78FFoGiE29t_dZqqpLZHnEa7Qx_"/>
                <table:filter-set-item table:value="https://sushifounder.com/?utm_source=meta&amp;utm_medium=cpc&amp;utm_campaign=Remkt conversione [W] CBO&amp;utm_content=InitiateCheckout - Purchase 15d   All Interact 30d&amp;Ad img 3,16,18 copy 01&amp;fbclid=PAAaYwfyfAFO3ubzjboIslQDeuN7OhKe4R9SRQl-1K8RsCwcUMmBfR4kumex4&amp;external_browser_redirect=true"/>
                <table:filter-set-item table:value="https://sushifounder.com/?utm_source=meta&amp;utm_medium=cpc&amp;utm_campaign=Remkt conversione [W] CBO&amp;utm_content=InitiateCheckout - Purchase 15d   All Interact 30d&amp;Ad img 3,16,18 copy 01&amp;fbclid=PAAaaEyYhRJ7DyqVkDYxstX6_DXOHb3yvuEGLXcHbpFwwvhtf1W_mxcckojwg&amp;external_browser_redirect=true"/>
                <table:filter-set-item table:value="https://sushifounder.com/?utm_source=meta&amp;utm_medium=cpc&amp;utm_campaign=Remkt conversione [W] CBO&amp;utm_content=InitiateCheckout - Purchase 15d   All Interact 30d&amp;Ad img 3,16,18 copy 01&amp;fbclid=PAAabcFHKpIY41DCo-BPeCQjJhro371yterzgUcMec4UGZ2gdvw_7nE4ks9zs&amp;external_browser_redirect=true"/>
                <table:filter-set-item table:value="https://sushifounder.com/?utm_source=meta&amp;utm_medium=cpc&amp;utm_campaign=Remkt viewContent [W] CBO&amp;utm_content=all Interacción   all interest [view content]&amp;Ad img 3,16,18 copy 01"/>
                <table:filter-set-item table:value="https://sushifounder.com/?utm_source=meta&amp;utm_medium=cpc&amp;utm_campaign=Remkt viewContent [W] CBO&amp;utm_content=all Interacción   all interest [view content]&amp;Ad img 3,16,18 copy 01&amp;fbclid=IwAR0My-DFIZw_V0MJiidzM4-9UGvCG_QXd8HQZEZ2eTcIjRqres28SsW5y84"/>
                <table:filter-set-item table:value="https://sushifounder.com/?utm_source=meta&amp;utm_medium=cpc&amp;utm_campaign=Remkt viewContent [W] CBO&amp;utm_content=all Interacción   all interest [view content]&amp;Ad img 3,16,18 copy 01&amp;fbclid=IwAR0Wyuqv-ymr3RA0nlfDAi2nurxSV_MlQz48CWMCDSjXDqq_Fd59Op5iw4A"/>
                <table:filter-set-item table:value="https://sushifounder.com/?utm_source=meta&amp;utm_medium=cpc&amp;utm_campaign=Remkt viewContent [W] CBO&amp;utm_content=all Interacción   all interest [view content]&amp;Ad img 3,16,18 copy 01&amp;fbclid=IwAR0ZickgXNTLIcCKDTfGSnQinapbHzcBHfYb548m74QP9MuvtwSCbsxVXxc"/>
                <table:filter-set-item table:value="https://sushifounder.com/?utm_source=meta&amp;utm_medium=cpc&amp;utm_campaign=Remkt viewContent [W] CBO&amp;utm_content=all Interacción   all interest [view content]&amp;Ad img 3,16,18 copy 01&amp;fbclid=IwAR0gerP2P7sBdYRBPrOx0WisfQoBltjs6nWeLZiNoS3V1vSIaSbFlBpM0yk"/>
                <table:filter-set-item table:value="https://sushifounder.com/?utm_source=meta&amp;utm_medium=cpc&amp;utm_campaign=Remkt viewContent [W] CBO&amp;utm_content=all Interacción   all interest [view content]&amp;Ad img 3,16,18 copy 01&amp;fbclid=IwAR0mFhsBcKsI2B9Jj6hNvb7EtDSamG6RXwwOP8JRnOgAIEkCng_42Q5yxhI"/>
                <table:filter-set-item table:value="https://sushifounder.com/?utm_source=meta&amp;utm_medium=cpc&amp;utm_campaign=Remkt viewContent [W] CBO&amp;utm_content=all Interacción   all interest [view content]&amp;Ad img 3,16,18 copy 01&amp;fbclid=IwAR0xAjqDFn3t2FOyN9FKZsdPer8GP8zRH5zwcZsNDwHPYZNprcDLI0xUKmQ"/>
                <table:filter-set-item table:value="https://sushifounder.com/?utm_source=meta&amp;utm_medium=cpc&amp;utm_campaign=Remkt viewContent [W] CBO&amp;utm_content=all Interacción   all interest [view content]&amp;Ad img 3,16,18 copy 01&amp;fbclid=IwAR1BI7WOu4M6lduBGeL8v-bM01l1VA49lrV4I-4IQdPCFPfGr6rMEquWQVo"/>
                <table:filter-set-item table:value="https://sushifounder.com/?utm_source=meta&amp;utm_medium=cpc&amp;utm_campaign=Remkt viewContent [W] CBO&amp;utm_content=all Interacción   all interest [view content]&amp;Ad img 3,16,18 copy 01&amp;fbclid=IwAR1D6tep0xMJcePLWA6GZkJjeYgNZUZiCWmUXEZqzZl-zvAeB_B9mHN4DFc"/>
                <table:filter-set-item table:value="https://sushifounder.com/?utm_source=meta&amp;utm_medium=cpc&amp;utm_campaign=Remkt viewContent [W] CBO&amp;utm_content=all Interacción   all interest [view content]&amp;Ad img 3,16,18 copy 01&amp;fbclid=IwAR1Edk2yPlLQ-ExN2Ocg2h-lyz0Ys684jaMTeuQ4gED5dEWdhBJjYlyElkM"/>
                <table:filter-set-item table:value="https://sushifounder.com/?utm_source=meta&amp;utm_medium=cpc&amp;utm_campaign=Remkt viewContent [W] CBO&amp;utm_content=all Interacción   all interest [view content]&amp;Ad img 3,16,18 copy 01&amp;fbclid=IwAR1i_ZvzZGwOKpao-3Xc_IDZrifRwpL_88lWIprFNV3xu9DpK2FDwtPj8eU"/>
                <table:filter-set-item table:value="https://sushifounder.com/?utm_source=meta&amp;utm_medium=cpc&amp;utm_campaign=Remkt viewContent [W] CBO&amp;utm_content=all Interacción   all interest [view content]&amp;Ad img 3,16,18 copy 01&amp;fbclid=IwAR1n-4pA6PiwhdstrBCcao2gUFo63fmkZ91z6RDcsYBwCAKfXUp0W5Ze6OU"/>
                <table:filter-set-item table:value="https://sushifounder.com/?utm_source=meta&amp;utm_medium=cpc&amp;utm_campaign=Remkt viewContent [W] CBO&amp;utm_content=all Interacción   all interest [view content]&amp;Ad img 3,16,18 copy 01&amp;fbclid=IwAR1xrY41n5IDNB4ZHXchF-dJDELcKubuFCp0cSVaJIhWvH9oQQoSUuIiuFI"/>
                <table:filter-set-item table:value="https://sushifounder.com/?utm_source=meta&amp;utm_medium=cpc&amp;utm_campaign=Remkt viewContent [W] CBO&amp;utm_content=all Interacción   all interest [view content]&amp;Ad img 3,16,18 copy 01&amp;fbclid=IwAR2E3jIpZKIZunYls1euZOXjHqenldiP38o-fPq1R_NYoBcuV5C94j0URwo"/>
                <table:filter-set-item table:value="https://sushifounder.com/?utm_source=meta&amp;utm_medium=cpc&amp;utm_campaign=Remkt viewContent [W] CBO&amp;utm_content=all Interacción   all interest [view content]&amp;Ad img 3,16,18 copy 01&amp;fbclid=IwAR2SAkEgKZIIR-eIab0bURgGH0bY_QoGCmT5P7Lfk7jlhmSQfi3L5Ud0lQY"/>
                <table:filter-set-item table:value="https://sushifounder.com/?utm_source=meta&amp;utm_medium=cpc&amp;utm_campaign=Remkt viewContent [W] CBO&amp;utm_content=all Interacción   all interest [view content]&amp;Ad img 3,16,18 copy 01&amp;fbclid=IwAR2XYIxqoDe1XzG3w7AiaQQnDwNEaG52rWl3Hv9HHCvJwGxdJXqV1EbIoT4"/>
                <table:filter-set-item table:value="https://sushifounder.com/?utm_source=meta&amp;utm_medium=cpc&amp;utm_campaign=Remkt viewContent [W] CBO&amp;utm_content=all Interacción   all interest [view content]&amp;Ad img 3,16,18 copy 01&amp;fbclid=IwAR3-ugAAoHn25BiV47jU3dekHThCC7cpRlmSIfi0ivXUhdF3ZuC3C9IZAwU"/>
                <table:filter-set-item table:value="https://sushifounder.com/?utm_source=meta&amp;utm_medium=cpc&amp;utm_campaign=Remkt viewContent [W] CBO&amp;utm_content=all Interacción   all interest [view content]&amp;Ad img 3,16,18 copy 01&amp;fbclid=IwAR3NsJ5TlM5gleP6r7zzVREBIFtq8tBGDZfJEaatVoUcpf7miw1z4hjIUMs"/>
                <table:filter-set-item table:value="https://sushifounder.com/?utm_source=meta&amp;utm_medium=cpc&amp;utm_campaign=Remkt viewContent [W] CBO&amp;utm_content=all Interacción   all interest [view content]&amp;Ad img 3,16,18 copy 01&amp;fbclid=IwAR3UzFgnr-5BV0eg-ctSGpD_XzHRA5nD90AJ69O1v9DM-iOMwgziEOw83ig"/>
                <table:filter-set-item table:value="https://sushifounder.com/?utm_source=meta&amp;utm_medium=cpc&amp;utm_campaign=Remkt viewContent [W] CBO&amp;utm_content=all Interacción   all interest [view content]&amp;Ad img 3,16,18 copy 01&amp;fbclid=IwAR3Vaq77Ju_r0lTHNiL1tk4fEgWt951p66uGBfhW8YVZDJMw6WAsFuktEDM"/>
                <table:filter-set-item table:value="https://sushifounder.com/?utm_source=meta&amp;utm_medium=cpc&amp;utm_campaign=Remkt viewContent [W] CBO&amp;utm_content=all Interacción   all interest [view content]&amp;Ad img 3,16,18 copy 01&amp;fbclid=IwAR3ad4647EiWBXAXblE-0pZu-EmosvxXGUjLCNCBkGd8F4fIh07rQ2yoy3o"/>
                <table:filter-set-item table:value="https://sushifounder.com/?utm_source=meta&amp;utm_medium=cpc&amp;utm_campaign=Remkt viewContent [W] CBO&amp;utm_content=all Interacción   all interest [view content]&amp;Ad img 3,16,18 copy 01&amp;fbclid=IwAR3bd0Lw8a0GjLiUrqgBk88PhddGL4QRU4GNjIthI57HL_WGfV2wtxXuyPE"/>
                <table:filter-set-item table:value="https://sushifounder.com/?utm_source=meta&amp;utm_medium=cpc&amp;utm_campaign=Remkt viewContent [W] CBO&amp;utm_content=all Interacción   all interest [view content]&amp;Ad img 3,16,18 copy 01&amp;fbclid=IwAR3o3mb31lRQP6jLlXeIRU6fD3XladJgD2aahKkoxXM_w2RcSe0PpWsWpE8"/>
                <table:filter-set-item table:value="https://sushifounder.com/?utm_source=meta&amp;utm_medium=cpc&amp;utm_campaign=Remkt viewContent [W] CBO&amp;utm_content=all Interacción   all interest [view content]&amp;Ad img 3,16,18 copy 01&amp;fbclid=IwAR3qg_lK0GFUDEtiCFCr3xgludeJBEn5_NVRussNunhQW-hkFWwmO6spuwE"/>
                <table:filter-set-item table:value="https://sushifounder.com/?utm_source=meta&amp;utm_medium=cpc&amp;utm_campaign=Remkt viewContent [W] CBO&amp;utm_content=all Interacción   all interest [view content]&amp;Ad img 3,16,18 copy 01&amp;fbclid=IwAR3y9NTt8bE9IGa2WEx6OpHlualOaSyyY1VwF3yGReo2OXKrHesaIzLJiUU"/>
                <table:filter-set-item table:value="https://www.sushifounder.com/"/>
                <table:filter-set-item table:value="https://www.sushifounder.com/#casa_o_negocio"/>
              </table:filter-condition>
              <table:filter-condition table:field-number="6" table:value="360NET C.A" table:operator="=">
                <table:filter-set-item table:value="360NET C.A"/>
                <table:filter-set-item table:value="AT&amp;T Mexico"/>
                <table:filter-set-item table:value="Administracion Nacional de Telecomunicaciones"/>
                <table:filter-set-item table:value="Airtek Solutions C.A."/>
                <table:filter-set-item table:value="Altice Dominicana S.A."/>
                <table:filter-set-item table:value="CONECEL"/>
                <table:filter-set-item table:value="CORPORACION MATRIX TV, C.A."/>
                <table:filter-set-item table:value="Cable &amp; Wireless Panama"/>
                <table:filter-set-item table:value="Cablecolor S.A."/>
                <table:filter-set-item table:value="Cantv"/>
                <table:filter-set-item table:value="Claro Argentina"/>
                <table:filter-set-item table:value="Claro Chile"/>
                <table:filter-set-item table:value="Claro Colombia"/>
                <table:filter-set-item table:value="Claro Dominican Republic"/>
                <table:filter-set-item table:value="Claro El Salvador"/>
                <table:filter-set-item table:value="Claro Guatemala Static IP"/>
                <table:filter-set-item table:value="Claro Puerto Rico"/>
                <table:filter-set-item table:value="Coop. Ltda de Electricidad y Servicios Anexos de H"/>
                <table:filter-set-item table:value="Corporacio Megatel S.L."/>
                <table:filter-set-item table:value="Corporacion Nacional De Telecomunicaciones - Cnt E"/>
                <table:filter-set-item table:value="Corporacion Telemic C.A."/>
                <table:filter-set-item table:value="Cotesma"/>
                <table:filter-set-item table:value="DIRECTV Colombia"/>
                <table:filter-set-item table:value="ETB"/>
                <table:filter-set-item table:value="Entel Bolivia"/>
                <table:filter-set-item table:value="Entel Chile"/>
                <table:filter-set-item table:value="Entel Peru"/>
                <table:filter-set-item table:value="Facebook"/>
                <table:filter-set-item table:value="Frontier Communications"/>
                <table:filter-set-item table:value="Globalradio S.A."/>
                <table:filter-set-item table:value="Grupo ICE"/>
                <table:filter-set-item table:value="IFX Corporation"/>
                <table:filter-set-item table:value="Liberty Cablevision of Puerto Rico"/>
                <table:filter-set-item table:value="Lumen"/>
                <table:filter-set-item table:value="Marvicnet Cia Ltda"/>
                <table:filter-set-item table:value="Megacable"/>
                <table:filter-set-item table:value="Mktel Srl"/>
                <table:filter-set-item table:value="Movistar Argentina"/>
                <table:filter-set-item table:value="Movistar Chile"/>
                <table:filter-set-item table:value="Movistar Colombia"/>
                <table:filter-set-item table:value="Movistar Fibra"/>
                <table:filter-set-item table:value="Mundo Chile"/>
                <table:filter-set-item table:value="Municipalidad De Malagueno"/>
                <table:filter-set-item table:value="Nedetel S.A."/>
                <table:filter-set-item table:value="Netlife"/>
                <table:filter-set-item table:value="Nos Comunicacoes, S.A."/>
                <table:filter-set-item table:value="Oficina Pyme S.A."/>
                <table:filter-set-item table:value="Personal"/>
                <table:filter-set-item table:value="Personal Paraguay"/>
                <table:filter-set-item table:value="Puntonet S.A."/>
                <table:filter-set-item table:value="Satnet"/>
                <table:filter-set-item table:value="Servicable Cia. Ltda."/>
                <table:filter-set-item table:value="Servicio Y Equipo En Telefonia Internet Y Tv S.A."/>
                <table:filter-set-item table:value="Soft Call Cust-o-care Private Limited"/>
                <table:filter-set-item table:value="Suministros Obras Y Sistemas, C.a."/>
                <table:filter-set-item table:value="Supercanal S.A."/>
                <table:filter-set-item table:value="Swisscom"/>
                <table:filter-set-item table:value="TIM Brasil"/>
                <table:filter-set-item table:value="Telcel"/>
                <table:filter-set-item table:value="TeleCentro"/>
                <table:filter-set-item table:value="Telecom Personal"/>
                <table:filter-set-item table:value="Telefonica Venezolana"/>
                <table:filter-set-item table:value="Telefonica de Argentina"/>
                <table:filter-set-item table:value="Telefonica de Espana"/>
                <table:filter-set-item table:value="Telefonica del Peru"/>
                <table:filter-set-item table:value="Telefonica del Sur S.A."/>
                <table:filter-set-item table:value="Television Costablanca S.L."/>
                <table:filter-set-item table:value="Telmex"/>
                <table:filter-set-item table:value="Telmex Colombia S.A."/>
                <table:filter-set-item table:value="Tigo Colombia"/>
                <table:filter-set-item table:value="Tigo El Salvador"/>
                <table:filter-set-item table:value="Totalplay"/>
                <table:filter-set-item table:value="VTR Banda Ancha"/>
                <table:filter-set-item table:value="Vodafone Spain"/>
                <table:filter-set-item table:value="WOM Chile"/>
                <table:filter-set-item table:value="iCloud Private Relay"/>
                <table:filter-set-item table:value="izzi"/>
              </table:filter-condition>
            </table:filter-and>
          </table:filter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0T10:46:19.248895017</dc:date>
    <meta:editing-duration>PT8M17S</meta:editing-duration>
    <meta:editing-cycles>1</meta:editing-cycles>
    <meta:document-statistic meta:table-count="1" meta:cell-count="6781" meta:object-count="0"/>
    <meta:generator>LibreOffice/6.4.7.2$Linux_X86_64 LibreOffice_project/40$Build-2</meta:generator>
  </office:meta>
</office:document-meta>
</file>